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fo:font-weight="normal" officeooo:rsid="00825abd" officeooo:paragraph-rsid="00b268ce" style:font-weight-asian="normal" style:font-weight-complex="normal"/>
    </style:style>
    <style:style style:name="P3" style:family="paragraph" style:parent-style-name="Standard">
      <style:text-properties fo:language="en" fo:country="US" officeooo:rsid="0021ce1a" officeooo:paragraph-rsid="006e1c2c"/>
    </style:style>
    <style:style style:name="P4" style:family="paragraph" style:parent-style-name="Standard">
      <style:paragraph-properties fo:text-align="center" style:justify-single-word="false"/>
      <style:text-properties fo:language="en" fo:country="US" officeooo:rsid="0021ce1a" officeooo:paragraph-rsid="006e1c2c"/>
    </style:style>
    <style:style style:name="P5" style:family="paragraph" style:parent-style-name="Text_20_body">
      <style:text-properties fo:language="en" fo:country="US" fo:font-style="normal" fo:font-weight="normal" officeooo:rsid="0152b0f0" officeooo:paragraph-rsid="0152b0f0" style:font-style-asian="normal" style:font-weight-asian="normal" style:font-style-complex="normal" style:font-weight-complex="normal"/>
    </style:style>
    <style:style style:name="P6" style:family="paragraph" style:parent-style-name="Text_20_body">
      <style:text-properties fo:font-weight="normal" officeooo:rsid="00f8fcf0" officeooo:paragraph-rsid="00f8fcf0" style:font-weight-asian="normal" style:font-weight-complex="normal"/>
    </style:style>
    <style:style style:name="P7" style:family="paragraph" style:parent-style-name="Standard">
      <style:text-properties fo:font-style="normal" officeooo:rsid="00f407b3" officeooo:paragraph-rsid="00f407b3" style:font-style-asian="normal" style:font-style-complex="normal"/>
    </style:style>
    <style:style style:name="P8" style:family="paragraph" style:parent-style-name="Text_20_body">
      <style:text-properties officeooo:paragraph-rsid="00a60f77"/>
    </style:style>
    <style:style style:name="P9" style:family="paragraph" style:parent-style-name="Title">
      <style:text-properties officeooo:paragraph-rsid="00a60f77"/>
    </style:style>
    <style:style style:name="P10" style:family="paragraph" style:parent-style-name="Text_20_body">
      <style:text-properties officeooo:rsid="013b9837" officeooo:paragraph-rsid="013b9837"/>
    </style:style>
    <style:style style:name="P11" style:family="paragraph" style:parent-style-name="Text_20_body">
      <style:text-properties officeooo:rsid="0143dae7" officeooo:paragraph-rsid="0143dae7"/>
    </style:style>
    <style:style style:name="P12" style:family="paragraph" style:parent-style-name="Text_20_body">
      <style:text-properties officeooo:rsid="014a4ae8" officeooo:paragraph-rsid="014a4ae8"/>
    </style:style>
    <style:style style:name="P13" style:family="paragraph" style:parent-style-name="Standard">
      <style:text-properties officeooo:rsid="014481a4" officeooo:paragraph-rsid="014df5d4"/>
    </style:style>
    <style:style style:name="P14" style:family="paragraph" style:parent-style-name="Text_20_body">
      <style:text-properties officeooo:rsid="014481a4" officeooo:paragraph-rsid="014481a4"/>
    </style:style>
    <style:style style:name="P15" style:family="paragraph" style:parent-style-name="Text_20_body">
      <style:text-properties officeooo:paragraph-rsid="01494d93"/>
    </style:style>
    <style:style style:name="P16" style:family="paragraph" style:parent-style-name="Text_20_body">
      <style:text-properties officeooo:rsid="01494d93" officeooo:paragraph-rsid="01494d93"/>
    </style:style>
    <style:style style:name="P17" style:family="paragraph" style:parent-style-name="Text_20_body">
      <style:text-properties officeooo:paragraph-rsid="014a4ae8"/>
    </style:style>
    <style:style style:name="P18" style:family="paragraph" style:parent-style-name="Text_20_body">
      <style:text-properties officeooo:rsid="014d0e8a" officeooo:paragraph-rsid="014d0e8a"/>
    </style:style>
    <style:style style:name="P19" style:family="paragraph" style:parent-style-name="Text_20_body">
      <style:text-properties officeooo:rsid="0150b2da" officeooo:paragraph-rsid="0150b2da"/>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Text_20_body">
      <style:paragraph-properties fo:text-align="center" style:justify-single-word="false"/>
      <style:text-properties officeooo:rsid="0153c910" officeooo:paragraph-rsid="0153c910"/>
    </style:style>
    <style:style style:name="P24" style:family="paragraph" style:parent-style-name="Text_20_body">
      <style:text-properties officeooo:rsid="0153c910" officeooo:paragraph-rsid="0153c910"/>
    </style:style>
    <style:style style:name="P25" style:family="paragraph" style:parent-style-name="Heading_20_1">
      <style:text-properties officeooo:rsid="013225f2" officeooo:paragraph-rsid="013225f2"/>
    </style:style>
    <style:style style:name="P26" style:family="paragraph" style:parent-style-name="Heading_20_1">
      <style:text-properties officeooo:rsid="013225f2" officeooo:paragraph-rsid="01332377"/>
    </style:style>
    <style:style style:name="P27" style:family="paragraph" style:parent-style-name="Heading_20_1">
      <style:text-properties officeooo:rsid="01332377" officeooo:paragraph-rsid="01332377"/>
    </style:style>
    <style:style style:name="P28" style:family="paragraph" style:parent-style-name="Heading_20_2">
      <style:text-properties officeooo:rsid="0143dae7" officeooo:paragraph-rsid="0143dae7"/>
    </style:style>
    <style:style style:name="P29" style:family="paragraph" style:parent-style-name="Heading_20_2">
      <style:text-properties officeooo:rsid="014a4ae8" officeooo:paragraph-rsid="014a4ae8"/>
    </style:style>
    <style:style style:name="P30" style:family="paragraph" style:parent-style-name="Standard" style:list-style-name="L4">
      <style:paragraph-properties fo:text-align="start" style:justify-single-word="false"/>
      <style:text-properties fo:language="en" fo:country="US" fo:font-weight="normal" officeooo:rsid="0054893f" officeooo:paragraph-rsid="0054893f" style:font-weight-asian="normal" style:font-weight-complex="normal"/>
    </style:style>
    <style:style style:name="P31" style:family="paragraph" style:parent-style-name="Standard" style:list-style-name="L4">
      <style:paragraph-properties fo:text-align="start" style:justify-single-word="false"/>
      <style:text-properties fo:language="en" fo:country="US" fo:font-weight="normal" officeooo:rsid="014a4ae8" officeooo:paragraph-rsid="014a4ae8" style:font-weight-asian="normal" style:font-weight-complex="normal"/>
    </style:style>
    <style:style style:name="P32" style:family="paragraph" style:parent-style-name="Standard" style:list-style-name="L4">
      <style:paragraph-properties fo:text-align="start" style:justify-single-word="false"/>
      <style:text-properties fo:language="en" fo:country="US" fo:font-weight="normal" officeooo:rsid="00612c25" officeooo:paragraph-rsid="00612c25" style:font-weight-asian="normal" style:font-weight-complex="normal"/>
    </style:style>
    <style:style style:name="P33" style:family="paragraph" style:parent-style-name="Standard" style:list-style-name="L5">
      <style:paragraph-properties fo:text-align="start" style:justify-single-word="false"/>
      <style:text-properties fo:language="en" fo:country="US" fo:font-weight="normal" officeooo:rsid="00568af9" officeooo:paragraph-rsid="0115f614" style:font-weight-asian="normal" style:font-weight-complex="normal"/>
    </style:style>
    <style:style style:name="P34" style:family="paragraph" style:parent-style-name="Standard" style:list-style-name="L5">
      <style:text-properties fo:language="en" fo:country="US" fo:font-weight="normal" officeooo:rsid="004ea822" officeooo:paragraph-rsid="0115f614" style:font-weight-asian="normal" style:font-weight-complex="normal"/>
    </style:style>
    <style:style style:name="P35" style:family="paragraph" style:parent-style-name="Standard" style:list-style-name="L5">
      <style:text-properties fo:language="en" fo:country="US" fo:font-weight="normal" officeooo:rsid="01156c77" officeooo:paragraph-rsid="0115f614" style:font-weight-asian="normal" style:font-weight-complex="normal"/>
    </style:style>
    <style:style style:name="P36" style:family="paragraph" style:parent-style-name="Standard" style:list-style-name="L5">
      <style:text-properties fo:language="en" fo:country="US" fo:font-weight="normal" officeooo:rsid="0057b0a6" officeooo:paragraph-rsid="0115f614" style:font-weight-asian="normal" style:font-weight-complex="normal"/>
    </style:style>
    <style:style style:name="P37" style:family="paragraph" style:parent-style-name="Standard" style:list-style-name="L8">
      <style:text-properties fo:language="en" fo:country="US" fo:font-weight="normal" officeooo:rsid="006849eb" officeooo:paragraph-rsid="00aac3a4" style:font-weight-asian="normal" style:font-weight-complex="normal"/>
    </style:style>
    <style:style style:name="P38" style:family="paragraph" style:parent-style-name="Standard" style:list-style-name="L10">
      <style:text-properties fo:language="en" fo:country="US" fo:font-weight="normal" officeooo:rsid="00313497" officeooo:paragraph-rsid="00b7f41f" style:font-weight-asian="normal" style:font-weight-complex="normal"/>
    </style:style>
    <style:style style:name="P39" style:family="paragraph" style:parent-style-name="Standard" style:list-style-name="L10">
      <style:text-properties fo:language="en" fo:country="US" fo:font-weight="normal" officeooo:rsid="0031748b" officeooo:paragraph-rsid="00b9024f" style:font-weight-asian="normal" style:font-weight-complex="normal"/>
    </style:style>
    <style:style style:name="P40" style:family="paragraph" style:parent-style-name="Standard" style:list-style-name="L10">
      <style:text-properties fo:language="en" fo:country="US" fo:font-weight="normal" officeooo:rsid="00e20651" officeooo:paragraph-rsid="00e20651" style:font-weight-asian="normal" style:font-weight-complex="normal"/>
    </style:style>
    <style:style style:name="P41" style:family="paragraph" style:parent-style-name="Standard" style:list-style-name="L10">
      <style:text-properties fo:language="en" fo:country="US" fo:font-weight="normal" officeooo:rsid="00713754" officeooo:paragraph-rsid="0073033b" style:font-weight-asian="normal" style:font-weight-complex="normal"/>
    </style:style>
    <style:style style:name="P42" style:family="paragraph" style:parent-style-name="Standard" style:list-style-name="L10">
      <style:text-properties fo:language="en" fo:country="US" fo:font-weight="normal" officeooo:rsid="012ef657" officeooo:paragraph-rsid="012ef657" style:font-weight-asian="normal" style:font-weight-complex="normal"/>
    </style:style>
    <style:style style:name="P43" style:family="paragraph" style:parent-style-name="Standard" style:list-style-name="L10">
      <style:text-properties fo:language="en" fo:country="US" fo:font-weight="normal" officeooo:rsid="012ef657" officeooo:paragraph-rsid="0139a814" style:font-weight-asian="normal" style:font-weight-complex="normal"/>
    </style:style>
    <style:style style:name="P44" style:family="paragraph" style:parent-style-name="Standard" style:list-style-name="L10">
      <style:text-properties fo:language="en" fo:country="US" fo:font-weight="normal" officeooo:rsid="0139a814" officeooo:paragraph-rsid="0139a814" style:font-weight-asian="normal" style:font-weight-complex="normal"/>
    </style:style>
    <style:style style:name="P45" style:family="paragraph" style:parent-style-name="Standard" style:list-style-name="L11">
      <style:text-properties fo:language="en" fo:country="US" fo:font-weight="normal" officeooo:rsid="009107ca" officeooo:paragraph-rsid="00b3076f" style:font-weight-asian="normal" style:font-weight-complex="normal"/>
    </style:style>
    <style:style style:name="P46" style:family="paragraph" style:parent-style-name="Standard" style:list-style-name="L16">
      <style:text-properties fo:language="en" fo:country="US" fo:font-weight="normal" officeooo:rsid="00c95e5a" officeooo:paragraph-rsid="00c95e5a" style:font-weight-asian="normal" style:font-weight-complex="normal"/>
    </style:style>
    <style:style style:name="P47" style:family="paragraph" style:parent-style-name="Standard" style:list-style-name="L16">
      <style:text-properties fo:language="en" fo:country="US" fo:font-weight="normal" officeooo:rsid="00fda127" officeooo:paragraph-rsid="00fe0bfe" style:font-weight-asian="normal" style:font-weight-complex="normal"/>
    </style:style>
    <style:style style:name="P48" style:family="paragraph" style:parent-style-name="Standard" style:list-style-name="L16">
      <style:text-properties fo:language="en" fo:country="US" fo:font-weight="normal" officeooo:rsid="00fe0bfe" officeooo:paragraph-rsid="00fe0bfe" style:font-weight-asian="normal" style:font-weight-complex="normal"/>
    </style:style>
    <style:style style:name="P49" style:family="paragraph" style:parent-style-name="Standard" style:list-style-name="L16">
      <style:text-properties fo:language="en" fo:country="US" fo:font-weight="normal" officeooo:rsid="0091b24d" officeooo:paragraph-rsid="00c63f14" style:font-weight-asian="normal" style:font-weight-complex="normal"/>
    </style:style>
    <style:style style:name="P50" style:family="paragraph" style:parent-style-name="Standard" style:list-style-name="L16">
      <style:text-properties fo:language="en" fo:country="US" fo:font-weight="normal" officeooo:rsid="010c0e2e" officeooo:paragraph-rsid="010c0e2e" style:font-weight-asian="normal" style:font-weight-complex="normal"/>
    </style:style>
    <style:style style:name="P51" style:family="paragraph" style:parent-style-name="Standard" style:list-style-name="L17">
      <style:text-properties fo:language="en" fo:country="US" fo:font-weight="normal" officeooo:rsid="00825abd" officeooo:paragraph-rsid="00825abd" style:font-weight-asian="normal" style:font-weight-complex="normal"/>
    </style:style>
    <style:style style:name="P52" style:family="paragraph" style:parent-style-name="Standard" style:list-style-name="L17">
      <style:text-properties fo:language="en" fo:country="US" fo:font-weight="normal" officeooo:rsid="00825abd" officeooo:paragraph-rsid="00b1820e" style:font-weight-asian="normal" style:font-weight-complex="normal"/>
    </style:style>
    <style:style style:name="P53" style:family="paragraph" style:parent-style-name="Standard" style:list-style-name="L17">
      <style:text-properties fo:language="en" fo:country="US" fo:font-weight="normal" officeooo:rsid="00825abd" officeooo:paragraph-rsid="01477b1c" style:font-weight-asian="normal" style:font-weight-complex="normal"/>
    </style:style>
    <style:style style:name="P54" style:family="paragraph" style:parent-style-name="Standard" style:list-style-name="L17">
      <style:text-properties fo:language="en" fo:country="US" fo:font-weight="normal" officeooo:rsid="00d4ae6b" officeooo:paragraph-rsid="00d4ae6b" style:font-weight-asian="normal" style:font-weight-complex="normal"/>
    </style:style>
    <style:style style:name="P55" style:family="paragraph" style:parent-style-name="Standard" style:list-style-name="L17">
      <style:text-properties fo:language="en" fo:country="US" fo:font-weight="normal" officeooo:rsid="006b815f" officeooo:paragraph-rsid="00c6d291" style:font-weight-asian="normal" style:font-weight-complex="normal"/>
    </style:style>
    <style:style style:name="P56" style:family="paragraph" style:parent-style-name="Standard" style:list-style-name="L17">
      <style:text-properties fo:language="en" fo:country="US" fo:font-weight="normal" officeooo:rsid="00c109ca" officeooo:paragraph-rsid="00c109ca" style:font-weight-asian="normal" style:font-weight-complex="normal"/>
    </style:style>
    <style:style style:name="P57" style:family="paragraph" style:parent-style-name="Standard" style:list-style-name="L17">
      <style:text-properties fo:language="en" fo:country="US" fo:font-weight="normal" officeooo:rsid="0105d74a" officeooo:paragraph-rsid="0105d74a" style:font-weight-asian="normal" style:font-weight-complex="normal"/>
    </style:style>
    <style:style style:name="P58" style:family="paragraph" style:parent-style-name="Standard" style:list-style-name="L10">
      <style:text-properties fo:language="en" fo:country="US" fo:font-weight="normal" officeooo:rsid="0073269f" officeooo:paragraph-rsid="012ef657" fo:background-color="transparent" style:font-weight-asian="normal" style:font-weight-complex="normal"/>
    </style:style>
    <style:style style:name="P59" style:family="paragraph" style:parent-style-name="Standard" style:list-style-name="L6">
      <style:text-properties fo:language="en" fo:country="US" officeooo:rsid="0010fab0" officeooo:paragraph-rsid="00337fc2"/>
    </style:style>
    <style:style style:name="P60" style:family="paragraph" style:parent-style-name="Standard" style:list-style-name="L6">
      <style:text-properties fo:language="en" fo:country="US" officeooo:rsid="0010fab0" officeooo:paragraph-rsid="002d517a"/>
    </style:style>
    <style:style style:name="P61" style:family="paragraph" style:parent-style-name="Standard" style:list-style-name="L8">
      <style:text-properties fo:language="en" fo:country="US" officeooo:paragraph-rsid="00aac3a4"/>
    </style:style>
    <style:style style:name="P62" style:family="paragraph" style:parent-style-name="Standard" style:list-style-name="L9">
      <style:text-properties fo:language="en" fo:country="US" officeooo:rsid="0012eef3" officeooo:paragraph-rsid="006e1c2c"/>
    </style:style>
    <style:style style:name="P63" style:family="paragraph" style:parent-style-name="Standard" style:list-style-name="L10">
      <style:text-properties fo:language="en" fo:country="US" officeooo:rsid="001d4a0c" officeooo:paragraph-rsid="001d4a0c"/>
    </style:style>
    <style:style style:name="P64" style:family="paragraph" style:parent-style-name="Standard" style:list-style-name="L10">
      <style:text-properties fo:language="en" fo:country="US" officeooo:rsid="00816d8f" officeooo:paragraph-rsid="008afde0"/>
    </style:style>
    <style:style style:name="P65" style:family="paragraph" style:parent-style-name="Standard" style:list-style-name="L17">
      <style:text-properties fo:language="en" fo:country="US" officeooo:rsid="001cdfb9" officeooo:paragraph-rsid="01477b1c"/>
    </style:style>
    <style:style style:name="P66" style:family="paragraph" style:parent-style-name="Standard" style:list-style-name="L4">
      <style:paragraph-properties fo:text-align="start" style:justify-single-word="false"/>
      <style:text-properties officeooo:paragraph-rsid="0054893f"/>
    </style:style>
    <style:style style:name="P67" style:family="paragraph" style:parent-style-name="Standard" style:list-style-name="L5">
      <style:paragraph-properties fo:text-align="start" style:justify-single-word="false"/>
      <style:text-properties officeooo:paragraph-rsid="0115f614"/>
    </style:style>
    <style:style style:name="P68" style:family="paragraph" style:parent-style-name="Standard" style:list-style-name="L5">
      <style:paragraph-properties fo:text-align="start" style:justify-single-word="false"/>
      <style:text-properties style:font-name="Liberation Mono" fo:font-size="10pt" fo:language="en" fo:country="US" fo:font-weight="normal" officeooo:rsid="004ea822" officeooo:paragraph-rsid="0115f614" style:font-size-asian="10pt" style:font-weight-asian="normal" style:font-size-complex="10pt" style:font-weight-complex="normal"/>
    </style:style>
    <style:style style:name="P69" style:family="paragraph" style:parent-style-name="Standard" style:list-style-name="L5">
      <style:text-properties style:font-name="Liberation Mono" fo:font-size="10pt" fo:language="en" fo:country="US" fo:font-weight="normal" officeooo:rsid="004ea822" officeooo:paragraph-rsid="0115f614" style:font-size-asian="10pt" style:font-weight-asian="normal" style:font-size-complex="10pt" style:font-weight-complex="normal"/>
    </style:style>
    <style:style style:name="P70" style:family="paragraph" style:parent-style-name="Standard" style:list-style-name="L5">
      <style:text-properties style:font-name="Liberation Mono" fo:font-size="10pt" fo:language="en" fo:country="US" fo:font-weight="normal" officeooo:rsid="01156c77" officeooo:paragraph-rsid="0115f614" style:font-size-asian="10pt" style:font-weight-asian="normal" style:font-size-complex="10pt" style:font-weight-complex="normal"/>
    </style:style>
    <style:style style:name="P71" style:family="paragraph" style:parent-style-name="Standard" style:list-style-name="L6">
      <style:text-properties officeooo:paragraph-rsid="00337fc2"/>
    </style:style>
    <style:style style:name="P72" style:family="paragraph" style:parent-style-name="Standard" style:list-style-name="L6">
      <style:text-properties officeooo:paragraph-rsid="002d517a"/>
    </style:style>
    <style:style style:name="P73" style:family="paragraph" style:parent-style-name="Standard" style:list-style-name="L7">
      <style:text-properties officeooo:paragraph-rsid="01407a72"/>
    </style:style>
    <style:style style:name="P74" style:family="paragraph" style:parent-style-name="Standard" style:list-style-name="L7">
      <style:text-properties officeooo:paragraph-rsid="014d0e8a"/>
    </style:style>
    <style:style style:name="P75" style:family="paragraph" style:parent-style-name="Standard" style:list-style-name="L7">
      <style:text-properties officeooo:paragraph-rsid="0105d74a"/>
    </style:style>
    <style:style style:name="P76" style:family="paragraph" style:parent-style-name="Standard" style:list-style-name="L7">
      <style:text-properties fo:font-weight="normal" officeooo:rsid="00159014" officeooo:paragraph-rsid="001e9562" style:font-weight-asian="normal" style:font-weight-complex="normal"/>
    </style:style>
    <style:style style:name="P77" style:family="paragraph" style:parent-style-name="Standard" style:list-style-name="L7">
      <style:text-properties fo:font-weight="normal" officeooo:rsid="006849eb" officeooo:paragraph-rsid="006849eb" style:font-weight-asian="normal" style:font-weight-complex="normal"/>
    </style:style>
    <style:style style:name="P78" style:family="paragraph" style:parent-style-name="Standard" style:list-style-name="L9">
      <style:text-properties fo:font-weight="normal" officeooo:paragraph-rsid="006e1c2c" style:font-weight-asian="normal" style:font-weight-complex="normal"/>
    </style:style>
    <style:style style:name="P79" style:family="paragraph" style:parent-style-name="Standard" style:list-style-name="L9">
      <style:text-properties fo:font-weight="normal" officeooo:rsid="006559b5" officeooo:paragraph-rsid="006896f5" style:font-weight-asian="normal" style:font-weight-complex="normal"/>
    </style:style>
    <style:style style:name="P80" style:family="paragraph" style:parent-style-name="Standard" style:list-style-name="L9">
      <style:text-properties fo:font-weight="normal" officeooo:rsid="00957329" officeooo:paragraph-rsid="009a06da" style:font-weight-asian="normal" style:font-weight-complex="normal"/>
    </style:style>
    <style:style style:name="P81" style:family="paragraph" style:parent-style-name="Standard" style:list-style-name="L10">
      <style:text-properties fo:font-weight="normal" officeooo:paragraph-rsid="00b7f41f" style:font-weight-asian="normal" style:font-weight-complex="normal"/>
    </style:style>
    <style:style style:name="P82" style:family="paragraph" style:parent-style-name="Standard" style:list-style-name="L11">
      <style:text-properties fo:font-weight="normal" officeooo:rsid="009a224c" officeooo:paragraph-rsid="00b3076f" style:font-weight-asian="normal" style:font-weight-complex="normal"/>
    </style:style>
    <style:style style:name="P83" style:family="paragraph" style:parent-style-name="Standard" style:list-style-name="L12">
      <style:text-properties fo:font-weight="normal" officeooo:rsid="0107796e" officeooo:paragraph-rsid="0107796e" style:font-weight-asian="normal" style:font-weight-complex="normal"/>
    </style:style>
    <style:style style:name="P84" style:family="paragraph" style:parent-style-name="Standard" style:list-style-name="L16">
      <style:text-properties fo:font-weight="normal" officeooo:rsid="00ca1909" officeooo:paragraph-rsid="00ca1909" style:font-weight-asian="normal" style:font-weight-complex="normal"/>
    </style:style>
    <style:style style:name="P85" style:family="paragraph" style:parent-style-name="Standard" style:list-style-name="L16">
      <style:text-properties fo:font-weight="normal" officeooo:rsid="00c44074" officeooo:paragraph-rsid="00c44074" style:font-weight-asian="normal" style:font-weight-complex="normal"/>
    </style:style>
    <style:style style:name="P86" style:family="paragraph" style:parent-style-name="Standard" style:list-style-name="L8">
      <style:text-properties officeooo:paragraph-rsid="00aac3a4"/>
    </style:style>
    <style:style style:name="P87" style:family="paragraph" style:parent-style-name="Standard" style:list-style-name="L9">
      <style:text-properties officeooo:paragraph-rsid="0010fab0"/>
    </style:style>
    <style:style style:name="P88" style:family="paragraph" style:parent-style-name="Standard" style:list-style-name="L9">
      <style:text-properties officeooo:paragraph-rsid="00504991"/>
    </style:style>
    <style:style style:name="P89" style:family="paragraph" style:parent-style-name="Standard" style:list-style-name="L9">
      <style:text-properties officeooo:paragraph-rsid="006e1c2c"/>
    </style:style>
    <style:style style:name="P90" style:family="paragraph" style:parent-style-name="Standard" style:list-style-name="L9">
      <style:text-properties officeooo:paragraph-rsid="00ac4ada"/>
    </style:style>
    <style:style style:name="P91" style:family="paragraph" style:parent-style-name="Standard" style:list-style-name="L9">
      <style:text-properties officeooo:rsid="00e348b1" officeooo:paragraph-rsid="00e348b1"/>
    </style:style>
    <style:style style:name="P92" style:family="paragraph" style:parent-style-name="Standard" style:list-style-name="L9">
      <style:text-properties officeooo:rsid="010517ee" officeooo:paragraph-rsid="010517ee"/>
    </style:style>
    <style:style style:name="P93" style:family="paragraph" style:parent-style-name="Standard" style:list-style-name="L9">
      <style:text-properties officeooo:rsid="00f02df8" officeooo:paragraph-rsid="00f02df8"/>
    </style:style>
    <style:style style:name="P94" style:family="paragraph" style:parent-style-name="Standard" style:list-style-name="L10">
      <style:text-properties officeooo:paragraph-rsid="00522c17"/>
    </style:style>
    <style:style style:name="P95" style:family="paragraph" style:parent-style-name="Standard" style:list-style-name="L11"/>
    <style:style style:name="P96" style:family="paragraph" style:parent-style-name="Standard" style:list-style-name="L11">
      <style:text-properties officeooo:paragraph-rsid="010169d0"/>
    </style:style>
    <style:style style:name="P97" style:family="paragraph" style:parent-style-name="Standard" style:list-style-name="L11">
      <style:text-properties officeooo:paragraph-rsid="00bdebfc"/>
    </style:style>
    <style:style style:name="P98" style:family="paragraph" style:parent-style-name="Standard" style:list-style-name="L11">
      <style:text-properties officeooo:rsid="00ee3760" officeooo:paragraph-rsid="00ee3760"/>
    </style:style>
    <style:style style:name="P99" style:family="paragraph" style:parent-style-name="Standard" style:list-style-name="L11">
      <style:text-properties officeooo:rsid="01212e44" officeooo:paragraph-rsid="012e470e"/>
    </style:style>
    <style:style style:name="P100" style:family="paragraph" style:parent-style-name="Standard" style:list-style-name="Numbering_20_abc">
      <style:text-properties officeooo:rsid="01212e44" officeooo:paragraph-rsid="01237743"/>
    </style:style>
    <style:style style:name="P101" style:family="paragraph" style:parent-style-name="Standard" style:list-style-name="Numbering_20_abc">
      <style:text-properties officeooo:rsid="012dcfc8" officeooo:paragraph-rsid="012dcfc8"/>
    </style:style>
    <style:style style:name="P102" style:family="paragraph" style:parent-style-name="Standard" style:list-style-name="Numbering_20_abc">
      <style:text-properties officeooo:rsid="012e3c53" officeooo:paragraph-rsid="012e3c53"/>
    </style:style>
    <style:style style:name="P103" style:family="paragraph" style:parent-style-name="Standard" style:list-style-name="Numbering_20_abc">
      <style:text-properties officeooo:rsid="012be666" officeooo:paragraph-rsid="012be666"/>
    </style:style>
    <style:style style:name="P104" style:family="paragraph" style:parent-style-name="Standard" style:list-style-name="Numbering_20_abc">
      <style:text-properties officeooo:rsid="0125b9bd" officeooo:paragraph-rsid="0125b9bd"/>
    </style:style>
    <style:style style:name="P105" style:family="paragraph" style:parent-style-name="Standard" style:list-style-name="Numbering_20_abc">
      <style:text-properties officeooo:rsid="01266782" officeooo:paragraph-rsid="01266782"/>
    </style:style>
    <style:style style:name="P106" style:family="paragraph" style:parent-style-name="Standard" style:list-style-name="Numbering_20_abc">
      <style:text-properties officeooo:rsid="012679c0" officeooo:paragraph-rsid="012679c0"/>
    </style:style>
    <style:style style:name="P107" style:family="paragraph" style:parent-style-name="Standard" style:list-style-name="L12">
      <style:text-properties officeooo:paragraph-rsid="0106ad07"/>
    </style:style>
    <style:style style:name="P108" style:family="paragraph" style:parent-style-name="Standard" style:list-style-name="L12">
      <style:text-properties officeooo:paragraph-rsid="0107796e"/>
    </style:style>
    <style:style style:name="P109" style:family="paragraph" style:parent-style-name="Standard" style:list-style-name="L12">
      <style:text-properties officeooo:rsid="0150decf" officeooo:paragraph-rsid="0150decf"/>
    </style:style>
    <style:style style:name="P110" style:family="paragraph" style:parent-style-name="Standard" style:list-style-name="L16">
      <style:text-properties officeooo:paragraph-rsid="00c0a178"/>
    </style:style>
    <style:style style:name="P111" style:family="paragraph" style:parent-style-name="Standard" style:list-style-name="L16">
      <style:text-properties officeooo:paragraph-rsid="00c213f4"/>
    </style:style>
    <style:style style:name="P112" style:family="paragraph" style:parent-style-name="Standard" style:list-style-name="L17">
      <style:text-properties officeooo:rsid="001cdfb9" officeooo:paragraph-rsid="00b268ce"/>
    </style:style>
    <style:style style:name="P113" style:family="paragraph" style:parent-style-name="Standard" style:list-style-name="L19">
      <style:text-properties officeooo:rsid="00d82dcb" officeooo:paragraph-rsid="014a4ae8"/>
    </style:style>
    <style:style style:name="P114" style:family="paragraph" style:parent-style-name="Standard" style:list-style-name="L19">
      <style:text-properties officeooo:rsid="00e6e96a" officeooo:paragraph-rsid="014a4ae8"/>
    </style:style>
    <style:style style:name="P115" style:family="paragraph" style:parent-style-name="Standard" style:list-style-name="L19">
      <style:text-properties officeooo:rsid="00e9563f" officeooo:paragraph-rsid="014a4ae8"/>
    </style:style>
    <style:style style:name="P116" style:family="paragraph" style:parent-style-name="Text_20_body" style:list-style-name="L1">
      <style:text-properties officeooo:rsid="0143dae7" officeooo:paragraph-rsid="0143dae7"/>
    </style:style>
    <style:style style:name="P117" style:family="paragraph" style:parent-style-name="Text_20_body" style:list-style-name="L2">
      <style:text-properties officeooo:rsid="014481a4" officeooo:paragraph-rsid="014481a4"/>
    </style:style>
    <style:style style:name="P118" style:family="paragraph" style:parent-style-name="Text_20_body" style:list-style-name="L3">
      <style:text-properties officeooo:paragraph-rsid="013b9837"/>
    </style:style>
    <style:style style:name="P119" style:family="paragraph" style:parent-style-name="Text_20_body" style:list-style-name="L3">
      <style:text-properties officeooo:paragraph-rsid="014d0e8a"/>
    </style:style>
    <style:style style:name="P120" style:family="paragraph" style:parent-style-name="Text_20_body" style:list-style-name="L3">
      <style:text-properties officeooo:rsid="013b9837" officeooo:paragraph-rsid="013b9837"/>
    </style:style>
    <style:style style:name="P121" style:family="paragraph" style:parent-style-name="Text_20_body" style:list-style-name="L3">
      <style:text-properties officeooo:rsid="01453617" officeooo:paragraph-rsid="01453617"/>
    </style:style>
    <style:style style:name="P122" style:family="paragraph" style:parent-style-name="Text_20_body" style:list-style-name="L5"/>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L15"/>
    <style:style style:name="P126" style:family="paragraph" style:parent-style-name="Text_20_body" style:list-style-name="L18">
      <style:text-properties officeooo:rsid="014a4ae8" officeooo:paragraph-rsid="014a4ae8"/>
    </style:style>
    <style:style style:name="P127" style:family="paragraph" style:parent-style-name="Text_20_body" style:list-style-name="L20">
      <style:text-properties officeooo:rsid="0150b2da" officeooo:paragraph-rsid="0150b2da"/>
    </style:style>
    <style:style style:name="P128" style:family="paragraph" style:parent-style-name="Text_20_body" style:list-style-name="L20">
      <style:text-properties fo:font-style="normal" officeooo:rsid="0150b2da" officeooo:paragraph-rsid="0150b2da" style:font-style-asian="normal" style:font-style-complex="normal"/>
    </style:style>
    <style:style style:name="P129" style:family="paragraph" style:parent-style-name="Text_20_body" style:list-style-name="L20">
      <style:text-properties fo:language="en" fo:country="US" fo:font-style="normal" fo:font-weight="normal" officeooo:rsid="0150b2da" officeooo:paragraph-rsid="0150b2da" style:font-style-asian="normal" style:font-weight-asian="normal" style:font-style-complex="normal" style:font-weight-complex="normal"/>
    </style:style>
    <style:style style:name="T1" style:family="text">
      <style:text-properties officeooo:rsid="007d4a6e"/>
    </style:style>
    <style:style style:name="T2" style:family="text">
      <style:text-properties officeooo:rsid="0153c910"/>
    </style:style>
    <style:style style:name="T3" style:family="text">
      <style:text-properties officeooo:rsid="00875cfe"/>
    </style:style>
    <style:style style:name="T4" style:family="text">
      <style:text-properties fo:language="en" fo:country="US"/>
    </style:style>
    <style:style style:name="T5" style:family="text">
      <style:text-properties fo:language="en" fo:country="US" officeooo:rsid="0010fab0"/>
    </style:style>
    <style:style style:name="T6" style:family="text">
      <style:text-properties fo:language="en" fo:country="US" officeooo:rsid="0011950e"/>
    </style:style>
    <style:style style:name="T7" style:family="text">
      <style:text-properties fo:language="en" fo:country="US" officeooo:rsid="0012eef3"/>
    </style:style>
    <style:style style:name="T8" style:family="text">
      <style:text-properties fo:language="en" fo:country="US" officeooo:rsid="001394c2"/>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1394c2" style:font-weight-asian="bold" style:font-weight-complex="bold"/>
    </style:style>
    <style:style style:name="T11" style:family="text">
      <style:text-properties fo:language="en" fo:country="US" fo:font-weight="bold" officeooo:rsid="0013a08b" style:font-weight-asian="bold" style:font-weight-complex="bold"/>
    </style:style>
    <style:style style:name="T12" style:family="text">
      <style:text-properties fo:language="en" fo:country="US" fo:font-weight="bold" officeooo:rsid="001bff1b" style:font-weight-asian="bold" style:font-weight-complex="bold"/>
    </style:style>
    <style:style style:name="T13" style:family="text">
      <style:text-properties fo:language="en" fo:country="US" fo:font-weight="bold" officeooo:rsid="002338e3" style:font-weight-asian="bold" style:font-weight-complex="bold"/>
    </style:style>
    <style:style style:name="T14" style:family="text">
      <style:text-properties fo:language="en" fo:country="US" fo:font-weight="bold" officeooo:rsid="00253694" style:font-weight-asian="bold" style:font-weight-complex="bold"/>
    </style:style>
    <style:style style:name="T15" style:family="text">
      <style:text-properties fo:language="en" fo:country="US" fo:font-weight="bold" officeooo:rsid="0049a7c5" style:font-weight-asian="bold" style:font-weight-complex="bold"/>
    </style:style>
    <style:style style:name="T16" style:family="text">
      <style:text-properties fo:language="en" fo:country="US" fo:font-weight="bold" officeooo:rsid="00504991" style:font-weight-asian="bold" style:font-weight-complex="bold"/>
    </style:style>
    <style:style style:name="T17" style:family="text">
      <style:text-properties fo:language="en" fo:country="US" fo:font-weight="bold" officeooo:rsid="00ad22e1" style:font-weight-asian="bold" style:font-weight-complex="bold"/>
    </style:style>
    <style:style style:name="T18" style:family="text">
      <style:text-properties fo:language="en" fo:country="US" fo:font-weight="bold" officeooo:rsid="00b64d4d" style:font-weight-asian="bold" style:font-weight-complex="bold"/>
    </style:style>
    <style:style style:name="T19" style:family="text">
      <style:text-properties fo:language="en" fo:country="US" fo:font-weight="bold" officeooo:rsid="00b7b72c" style:font-weight-asian="bold" style:font-weight-complex="bold"/>
    </style:style>
    <style:style style:name="T20" style:family="text">
      <style:text-properties fo:language="en" fo:country="US" fo:font-weight="bold" officeooo:rsid="00c0a178" style:font-weight-asian="bold" style:font-weight-complex="bold"/>
    </style:style>
    <style:style style:name="T21" style:family="text">
      <style:text-properties fo:language="en" fo:country="US" fo:font-weight="bold" officeooo:rsid="00c213f4" style:font-weight-asian="bold" style:font-weight-complex="bold"/>
    </style:style>
    <style:style style:name="T22" style:family="text">
      <style:text-properties fo:language="en" fo:country="US" fo:font-weight="bold" officeooo:rsid="00b324f7" style:font-weight-asian="bold" style:font-weight-complex="bold"/>
    </style:style>
    <style:style style:name="T23" style:family="text">
      <style:text-properties fo:language="en" fo:country="US" fo:font-weight="bold" officeooo:rsid="00ec820b" style:font-weight-asian="bold" style:font-weight-complex="bold"/>
    </style:style>
    <style:style style:name="T24" style:family="text">
      <style:text-properties fo:language="en" fo:country="US" fo:font-weight="bold" officeooo:rsid="00efe8d5" style:font-weight-asian="bold" style:font-weight-complex="bold"/>
    </style:style>
    <style:style style:name="T25" style:family="text">
      <style:text-properties fo:language="en" fo:country="US" fo:font-weight="bold" officeooo:rsid="010517ee" style:font-weight-asian="bold" style:font-weight-complex="bold"/>
    </style:style>
    <style:style style:name="T26" style:family="text">
      <style:text-properties fo:language="en" fo:country="US" fo:font-weight="bold" officeooo:rsid="0106ad07" style:font-weight-asian="bold" style:font-weight-complex="bold"/>
    </style:style>
    <style:style style:name="T27" style:family="text">
      <style:text-properties fo:language="en" fo:country="US" fo:font-weight="bold" officeooo:rsid="011b6654" style:font-weight-asian="bold" style:font-weight-complex="bold"/>
    </style:style>
    <style:style style:name="T28" style:family="text">
      <style:text-properties fo:language="en" fo:country="US" officeooo:rsid="0013a08b"/>
    </style:style>
    <style:style style:name="T29" style:family="text">
      <style:text-properties fo:language="en" fo:country="US" officeooo:rsid="0013e39e"/>
    </style:style>
    <style:style style:name="T30" style:family="text">
      <style:text-properties fo:language="en" fo:country="US" officeooo:rsid="00159014"/>
    </style:style>
    <style:style style:name="T31" style:family="text">
      <style:text-properties fo:language="en" fo:country="US" officeooo:rsid="00182e28"/>
    </style:style>
    <style:style style:name="T32" style:family="text">
      <style:text-properties fo:language="en" fo:country="US" officeooo:rsid="001bff1b"/>
    </style:style>
    <style:style style:name="T33" style:family="text">
      <style:text-properties fo:language="en" fo:country="US" officeooo:rsid="001d4a0c"/>
    </style:style>
    <style:style style:name="T34" style:family="text">
      <style:text-properties fo:language="en" fo:country="US" officeooo:rsid="001e9562"/>
    </style:style>
    <style:style style:name="T35" style:family="text">
      <style:text-properties fo:language="en" fo:country="US" officeooo:rsid="00205bd3"/>
    </style:style>
    <style:style style:name="T36" style:family="text">
      <style:text-properties fo:language="en" fo:country="US" officeooo:rsid="00215d21"/>
    </style:style>
    <style:style style:name="T37" style:family="text">
      <style:text-properties fo:language="en" fo:country="US" officeooo:rsid="002338e3"/>
    </style:style>
    <style:style style:name="T38" style:family="text">
      <style:text-properties fo:language="en" fo:country="US" officeooo:rsid="00283a26"/>
    </style:style>
    <style:style style:name="T39" style:family="text">
      <style:text-properties fo:language="en" fo:country="US" officeooo:rsid="002a383d"/>
    </style:style>
    <style:style style:name="T40" style:family="text">
      <style:text-properties fo:language="en" fo:country="US" officeooo:rsid="002ce629"/>
    </style:style>
    <style:style style:name="T41" style:family="text">
      <style:text-properties fo:language="en" fo:country="US" officeooo:rsid="002d517a"/>
    </style:style>
    <style:style style:name="T42" style:family="text">
      <style:text-properties fo:language="en" fo:country="US" officeooo:rsid="002eefa5"/>
    </style:style>
    <style:style style:name="T43" style:family="text">
      <style:text-properties fo:language="en" fo:country="US" officeooo:rsid="002fa9e2"/>
    </style:style>
    <style:style style:name="T44" style:family="text">
      <style:text-properties fo:language="en" fo:country="US" officeooo:rsid="00337fc2"/>
    </style:style>
    <style:style style:name="T45" style:family="text">
      <style:text-properties fo:language="en" fo:country="US" officeooo:rsid="001cdfb9"/>
    </style:style>
    <style:style style:name="T46" style:family="text">
      <style:text-properties fo:language="en" fo:country="US" officeooo:rsid="0041c694"/>
    </style:style>
    <style:style style:name="T47" style:family="text">
      <style:text-properties fo:language="en" fo:country="US" officeooo:rsid="00456eef"/>
    </style:style>
    <style:style style:name="T48" style:family="text">
      <style:text-properties fo:language="en" fo:country="US" officeooo:rsid="0045a0d2"/>
    </style:style>
    <style:style style:name="T49" style:family="text">
      <style:text-properties fo:language="en" fo:country="US" fo:font-style="normal" officeooo:rsid="0012eef3" style:font-style-asian="normal" style:font-style-complex="normal"/>
    </style:style>
    <style:style style:name="T50" style:family="text">
      <style:text-properties fo:language="en" fo:country="US" fo:font-style="normal" officeooo:rsid="00522c17" style:font-style-asian="normal" style:font-style-complex="normal"/>
    </style:style>
    <style:style style:name="T51" style:family="text">
      <style:text-properties fo:language="en" fo:country="US" fo:font-style="normal" style:text-underline-style="none" officeooo:rsid="009b3a98" style:font-style-asian="normal" style:font-style-complex="normal"/>
    </style:style>
    <style:style style:name="T52" style:family="text">
      <style:text-properties fo:language="en" fo:country="US" fo:font-style="normal" style:text-underline-style="none" officeooo:rsid="00e1ee9e" style:font-style-asian="normal" style:font-style-complex="normal"/>
    </style:style>
    <style:style style:name="T53"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fo:language="en" fo:country="US" fo:font-style="normal" fo:font-weight="normal" officeooo:rsid="014f0b6e" fo:background-color="transparent" loext:char-shading-value="0" style:font-style-asian="normal" style:font-weight-asian="normal" style:font-style-complex="normal" style:font-weight-complex="normal"/>
    </style:style>
    <style:style style:name="T55" style:family="text">
      <style:text-properties fo:language="en" fo:country="US" fo:font-style="normal" fo:font-weight="bold" officeooo:rsid="00c213f4" fo:background-color="transparent" loext:char-shading-value="0" style:font-style-asian="normal" style:font-weight-asian="bold" style:font-style-complex="normal" style:font-weight-complex="bold"/>
    </style:style>
    <style:style style:name="T56" style:family="text">
      <style:text-properties fo:language="en" fo:country="US" officeooo:rsid="00466159"/>
    </style:style>
    <style:style style:name="T57" style:family="text">
      <style:text-properties fo:language="en" fo:country="US" officeooo:rsid="00253694"/>
    </style:style>
    <style:style style:name="T58" style:family="text">
      <style:text-properties fo:language="en" fo:country="US" officeooo:rsid="0046f948"/>
    </style:style>
    <style:style style:name="T59" style:family="text">
      <style:text-properties fo:language="en" fo:country="US" officeooo:rsid="00472df5"/>
    </style:style>
    <style:style style:name="T60" style:family="text">
      <style:text-properties fo:language="en" fo:country="US" officeooo:rsid="00483210"/>
    </style:style>
    <style:style style:name="T61" style:family="text">
      <style:text-properties fo:language="en" fo:country="US" officeooo:rsid="0049a7c5"/>
    </style:style>
    <style:style style:name="T62" style:family="text">
      <style:text-properties fo:language="en" fo:country="US" fo:font-style="italic" style:font-style-asian="italic" style:font-style-complex="italic"/>
    </style:style>
    <style:style style:name="T63" style:family="text">
      <style:text-properties fo:language="en" fo:country="US" fo:font-style="italic" officeooo:rsid="0010fab0" style:font-style-asian="italic" style:font-style-complex="italic"/>
    </style:style>
    <style:style style:name="T64" style:family="text">
      <style:text-properties fo:language="en" fo:country="US" fo:font-style="italic" officeooo:rsid="0012eef3" style:font-style-asian="italic" style:font-style-complex="italic"/>
    </style:style>
    <style:style style:name="T65" style:family="text">
      <style:text-properties fo:language="en" fo:country="US" fo:font-style="italic" officeooo:rsid="001d4a0c" style:font-style-asian="italic" style:font-style-complex="italic"/>
    </style:style>
    <style:style style:name="T66" style:family="text">
      <style:text-properties fo:language="en" fo:country="US" fo:font-style="italic" officeooo:rsid="00283a26" style:font-style-asian="italic" style:font-style-complex="italic"/>
    </style:style>
    <style:style style:name="T67" style:family="text">
      <style:text-properties fo:language="en" fo:country="US" fo:font-style="italic" officeooo:rsid="002ce629" style:font-style-asian="italic" style:font-style-complex="italic"/>
    </style:style>
    <style:style style:name="T68" style:family="text">
      <style:text-properties fo:language="en" fo:country="US" fo:font-style="italic" officeooo:rsid="00456eef" style:font-style-asian="italic" style:font-style-complex="italic"/>
    </style:style>
    <style:style style:name="T69" style:family="text">
      <style:text-properties fo:language="en" fo:country="US" fo:font-style="italic" officeooo:rsid="001bff1b" style:font-style-asian="italic" style:font-style-complex="italic"/>
    </style:style>
    <style:style style:name="T70" style:family="text">
      <style:text-properties fo:language="en" fo:country="US" fo:font-style="italic" officeooo:rsid="00522c17" style:font-style-asian="italic" style:font-style-complex="italic"/>
    </style:style>
    <style:style style:name="T71" style:family="text">
      <style:text-properties fo:language="en" fo:country="US" fo:font-style="italic" officeooo:rsid="00205bd3" style:font-style-asian="italic" style:font-style-complex="italic"/>
    </style:style>
    <style:style style:name="T72" style:family="text">
      <style:text-properties fo:language="en" fo:country="US" fo:font-style="italic" officeooo:rsid="006896f5" style:font-style-asian="italic" style:font-style-complex="italic"/>
    </style:style>
    <style:style style:name="T73" style:family="text">
      <style:text-properties fo:language="en" fo:country="US" fo:font-style="italic" officeooo:rsid="00982399" style:font-style-asian="italic" style:font-style-complex="italic"/>
    </style:style>
    <style:style style:name="T74" style:family="text">
      <style:text-properties fo:language="en" fo:country="US" fo:font-style="italic" officeooo:rsid="009b3a98" style:font-style-asian="italic" style:font-style-complex="italic"/>
    </style:style>
    <style:style style:name="T75" style:family="text">
      <style:text-properties fo:language="en" fo:country="US" fo:font-style="italic" officeooo:rsid="00a3a0ab" style:font-style-asian="italic" style:font-style-complex="italic"/>
    </style:style>
    <style:style style:name="T76" style:family="text">
      <style:text-properties fo:language="en" fo:country="US" fo:font-style="italic" style:text-underline-style="none" officeooo:rsid="009b3a98" style:font-style-asian="italic" style:font-style-complex="italic"/>
    </style:style>
    <style:style style:name="T77" style:family="text">
      <style:text-properties fo:language="en" fo:country="US" fo:font-style="italic" style:text-underline-style="none" officeooo:rsid="00cda25b" style:font-style-asian="italic" style:font-style-complex="italic"/>
    </style:style>
    <style:style style:name="T78" style:family="text">
      <style:text-properties fo:language="en" fo:country="US" fo:font-style="italic" style:text-underline-style="none" officeooo:rsid="00e1ee9e" style:font-style-asian="italic" style:font-style-complex="italic"/>
    </style:style>
    <style:style style:name="T79" style:family="text">
      <style:text-properties fo:language="en" fo:country="US" fo:font-style="italic" fo:font-weight="normal" style:font-style-asian="italic" style:font-weight-asian="normal" style:font-style-complex="italic" style:font-weight-complex="normal"/>
    </style:style>
    <style:style style:name="T80" style:family="text">
      <style:text-properties fo:language="en" fo:country="US" fo:font-style="italic" fo:font-weight="normal" officeooo:rsid="00a4dd90" style:font-style-asian="italic" style:font-weight-asian="normal" style:font-style-complex="italic" style:font-weight-complex="normal"/>
    </style:style>
    <style:style style:name="T81" style:family="text">
      <style:text-properties fo:language="en" fo:country="US" fo:font-style="italic" fo:font-weight="normal" officeooo:rsid="00a3a0ab" style:font-style-asian="italic" style:font-weight-asian="normal" style:font-style-complex="italic" style:font-weight-complex="normal"/>
    </style:style>
    <style:style style:name="T82" style:family="text">
      <style:text-properties fo:language="en" fo:country="US" fo:font-style="italic" fo:font-weight="normal" officeooo:rsid="0054893f" style:font-style-asian="italic" style:font-weight-asian="normal" style:font-style-complex="italic" style:font-weight-complex="normal"/>
    </style:style>
    <style:style style:name="T83" style:family="text">
      <style:text-properties fo:language="en" fo:country="US" officeooo:rsid="004b0703"/>
    </style:style>
    <style:style style:name="T84" style:family="text">
      <style:text-properties fo:language="en" fo:country="US" officeooo:rsid="004e1f7b"/>
    </style:style>
    <style:style style:name="T85" style:family="text">
      <style:text-properties fo:language="en" fo:country="US" officeooo:rsid="004ea822"/>
    </style:style>
    <style:style style:name="T86" style:family="text">
      <style:text-properties fo:language="en" fo:country="US" officeooo:rsid="00522c17"/>
    </style:style>
    <style:style style:name="T87" style:family="text">
      <style:text-properties fo:language="en" fo:country="US" fo:font-weight="normal" style:font-weight-asian="normal" style:font-weight-complex="normal"/>
    </style:style>
    <style:style style:name="T88" style:family="text">
      <style:text-properties fo:language="en" fo:country="US" fo:font-weight="normal" officeooo:rsid="0054893f" style:font-weight-asian="normal" style:font-weight-complex="normal"/>
    </style:style>
    <style:style style:name="T89" style:family="text">
      <style:text-properties fo:language="en" fo:country="US" fo:font-weight="normal" officeooo:rsid="006175db" style:font-weight-asian="normal" style:font-weight-complex="normal"/>
    </style:style>
    <style:style style:name="T90" style:family="text">
      <style:text-properties fo:language="en" fo:country="US" fo:font-weight="normal" officeooo:rsid="00982399" style:font-weight-asian="normal" style:font-weight-complex="normal"/>
    </style:style>
    <style:style style:name="T91" style:family="text">
      <style:text-properties fo:language="en" fo:country="US" fo:font-weight="normal" officeooo:rsid="009b3a98" style:font-weight-asian="normal" style:font-weight-complex="normal"/>
    </style:style>
    <style:style style:name="T92" style:family="text">
      <style:text-properties fo:language="en" fo:country="US" fo:font-weight="normal" officeooo:rsid="00a1f4fc" style:font-weight-asian="normal" style:font-weight-complex="normal"/>
    </style:style>
    <style:style style:name="T93" style:family="text">
      <style:text-properties fo:language="en" fo:country="US" fo:font-weight="normal" officeooo:rsid="009c3154" style:font-weight-asian="normal" style:font-weight-complex="normal"/>
    </style:style>
    <style:style style:name="T94" style:family="text">
      <style:text-properties fo:language="en" fo:country="US" fo:font-weight="normal" officeooo:rsid="00b324f7" style:font-weight-asian="normal" style:font-weight-complex="normal"/>
    </style:style>
    <style:style style:name="T95" style:family="text">
      <style:text-properties fo:language="en" fo:country="US" fo:font-weight="normal" officeooo:rsid="00b3076f" style:font-weight-asian="normal" style:font-weight-complex="normal"/>
    </style:style>
    <style:style style:name="T96" style:family="text">
      <style:text-properties fo:language="en" fo:country="US" fo:font-weight="normal" officeooo:rsid="00a4dd90" style:font-weight-asian="normal" style:font-weight-complex="normal"/>
    </style:style>
    <style:style style:name="T97" style:family="text">
      <style:text-properties fo:language="en" fo:country="US" fo:font-weight="normal" officeooo:rsid="009db598" style:font-weight-asian="normal" style:font-weight-complex="normal"/>
    </style:style>
    <style:style style:name="T98" style:family="text">
      <style:text-properties fo:language="en" fo:country="US" fo:font-weight="normal" officeooo:rsid="009f3f90" style:font-weight-asian="normal" style:font-weight-complex="normal"/>
    </style:style>
    <style:style style:name="T99" style:family="text">
      <style:text-properties fo:language="en" fo:country="US" fo:font-weight="normal" officeooo:rsid="00b5cb77" style:font-weight-asian="normal" style:font-weight-complex="normal"/>
    </style:style>
    <style:style style:name="T100" style:family="text">
      <style:text-properties fo:language="en" fo:country="US" fo:font-weight="normal" officeooo:rsid="00ad22e1" style:font-weight-asian="normal" style:font-weight-complex="normal"/>
    </style:style>
    <style:style style:name="T101" style:family="text">
      <style:text-properties fo:language="en" fo:country="US" fo:font-weight="normal" officeooo:rsid="00b0ea1e" style:font-weight-asian="normal" style:font-weight-complex="normal"/>
    </style:style>
    <style:style style:name="T102" style:family="text">
      <style:text-properties fo:language="en" fo:country="US" fo:font-weight="normal" officeooo:rsid="00bdebfc" style:font-weight-asian="normal" style:font-weight-complex="normal"/>
    </style:style>
    <style:style style:name="T103" style:family="text">
      <style:text-properties fo:language="en" fo:country="US" fo:font-weight="normal" officeooo:rsid="00c0a178" style:font-weight-asian="normal" style:font-weight-complex="normal"/>
    </style:style>
    <style:style style:name="T104" style:family="text">
      <style:text-properties fo:language="en" fo:country="US" fo:font-weight="normal" officeooo:rsid="00c213f4" style:font-weight-asian="normal" style:font-weight-complex="normal"/>
    </style:style>
    <style:style style:name="T105" style:family="text">
      <style:text-properties fo:language="en" fo:country="US" fo:font-weight="normal" officeooo:rsid="00c2fbc8" style:font-weight-asian="normal" style:font-weight-complex="normal"/>
    </style:style>
    <style:style style:name="T106" style:family="text">
      <style:text-properties fo:language="en" fo:country="US" fo:font-weight="normal" officeooo:rsid="00c44074" style:font-weight-asian="normal" style:font-weight-complex="normal"/>
    </style:style>
    <style:style style:name="T107" style:family="text">
      <style:text-properties fo:language="en" fo:country="US" fo:font-weight="normal" officeooo:rsid="00c8fe6b" style:font-weight-asian="normal" style:font-weight-complex="normal"/>
    </style:style>
    <style:style style:name="T108" style:family="text">
      <style:text-properties fo:language="en" fo:country="US" fo:font-weight="normal" officeooo:rsid="00c99d7c" style:font-weight-asian="normal" style:font-weight-complex="normal"/>
    </style:style>
    <style:style style:name="T109" style:family="text">
      <style:text-properties fo:language="en" fo:country="US" fo:font-weight="normal" officeooo:rsid="00cda25b" style:font-weight-asian="normal" style:font-weight-complex="normal"/>
    </style:style>
    <style:style style:name="T110" style:family="text">
      <style:text-properties fo:language="en" fo:country="US" fo:font-weight="normal" officeooo:rsid="00a7831e" style:font-weight-asian="normal" style:font-weight-complex="normal"/>
    </style:style>
    <style:style style:name="T111" style:family="text">
      <style:text-properties fo:language="en" fo:country="US" fo:font-weight="normal" officeooo:rsid="00f5e5d2" style:font-weight-asian="normal" style:font-weight-complex="normal"/>
    </style:style>
    <style:style style:name="T112" style:family="text">
      <style:text-properties fo:language="en" fo:country="US" fo:font-weight="normal" officeooo:rsid="010169d0" style:font-weight-asian="normal" style:font-weight-complex="normal"/>
    </style:style>
    <style:style style:name="T113" style:family="text">
      <style:text-properties fo:language="en" fo:country="US" fo:font-weight="normal" officeooo:rsid="010517ee" style:font-weight-asian="normal" style:font-weight-complex="normal"/>
    </style:style>
    <style:style style:name="T114" style:family="text">
      <style:text-properties fo:language="en" fo:country="US" fo:font-weight="normal" officeooo:rsid="0107796e" style:font-weight-asian="normal" style:font-weight-complex="normal"/>
    </style:style>
    <style:style style:name="T115" style:family="text">
      <style:text-properties fo:language="en" fo:country="US" fo:font-weight="normal" officeooo:rsid="01093358" style:font-weight-asian="normal" style:font-weight-complex="normal"/>
    </style:style>
    <style:style style:name="T116" style:family="text">
      <style:text-properties fo:language="en" fo:country="US" fo:font-weight="normal" officeooo:rsid="01098a49" style:font-weight-asian="normal" style:font-weight-complex="normal"/>
    </style:style>
    <style:style style:name="T117" style:family="text">
      <style:text-properties fo:language="en" fo:country="US" fo:font-weight="normal" officeooo:rsid="010c0e2e" style:font-weight-asian="normal" style:font-weight-complex="normal"/>
    </style:style>
    <style:style style:name="T118" style:family="text">
      <style:text-properties fo:language="en" fo:country="US" fo:font-weight="normal" officeooo:rsid="010ccc10" style:font-weight-asian="normal" style:font-weight-complex="normal"/>
    </style:style>
    <style:style style:name="T119" style:family="text">
      <style:text-properties fo:language="en" fo:country="US" fo:font-weight="normal" officeooo:rsid="0111f0b7" style:font-weight-asian="normal" style:font-weight-complex="normal"/>
    </style:style>
    <style:style style:name="T120" style:family="text">
      <style:text-properties fo:language="en" fo:country="US" fo:font-weight="normal" officeooo:rsid="01156c77" style:font-weight-asian="normal" style:font-weight-complex="normal"/>
    </style:style>
    <style:style style:name="T121" style:family="text">
      <style:text-properties fo:language="en" fo:country="US" fo:font-weight="normal" officeooo:rsid="0115f614" style:font-weight-asian="normal" style:font-weight-complex="normal"/>
    </style:style>
    <style:style style:name="T122" style:family="text">
      <style:text-properties fo:language="en" fo:country="US" fo:font-weight="normal" officeooo:rsid="006e1c2c" style:font-weight-asian="normal" style:font-weight-complex="normal"/>
    </style:style>
    <style:style style:name="T123" style:family="text">
      <style:text-properties fo:language="en" fo:country="US" fo:font-weight="normal" officeooo:rsid="005cd549" style:font-weight-asian="normal" style:font-weight-complex="normal"/>
    </style:style>
    <style:style style:name="T124" style:family="text">
      <style:text-properties fo:language="en" fo:country="US" fo:font-weight="normal" officeooo:rsid="005d4b9b" style:font-weight-asian="normal" style:font-weight-complex="normal"/>
    </style:style>
    <style:style style:name="T125" style:family="text">
      <style:text-properties fo:language="en" fo:country="US" fo:font-weight="normal" officeooo:rsid="00fe0bfe" style:font-weight-asian="normal" style:font-weight-complex="normal"/>
    </style:style>
    <style:style style:name="T126" style:family="text">
      <style:text-properties fo:language="en" fo:country="US" fo:font-weight="normal" officeooo:rsid="0013a08b" style:font-weight-asian="normal" style:font-weight-complex="normal"/>
    </style:style>
    <style:style style:name="T127" style:family="text">
      <style:text-properties fo:language="en" fo:country="US" fo:font-weight="normal" officeooo:rsid="002eefa5" style:font-weight-asian="normal" style:font-weight-complex="normal"/>
    </style:style>
    <style:style style:name="T128" style:family="text">
      <style:text-properties fo:language="en" fo:country="US" fo:font-weight="normal" officeooo:rsid="002fa9e2" style:font-weight-asian="normal" style:font-weight-complex="normal"/>
    </style:style>
    <style:style style:name="T129" style:family="text">
      <style:text-properties fo:language="en" fo:country="US" fo:font-weight="normal" officeooo:rsid="011b6654" style:font-weight-asian="normal" style:font-weight-complex="normal"/>
    </style:style>
    <style:style style:name="T130" style:family="text">
      <style:text-properties fo:language="en" fo:country="US" fo:font-weight="normal" officeooo:rsid="012ef657" style:font-weight-asian="normal" style:font-weight-complex="normal"/>
    </style:style>
    <style:style style:name="T131" style:family="text">
      <style:text-properties fo:language="en" fo:country="US" fo:font-weight="normal" officeooo:rsid="00a60f77" style:font-weight-asian="normal" style:font-weight-complex="normal"/>
    </style:style>
    <style:style style:name="T132" style:family="text">
      <style:text-properties fo:language="en" fo:country="US" fo:font-weight="normal" officeooo:rsid="00a3a0ab" style:font-weight-asian="normal" style:font-weight-complex="normal"/>
    </style:style>
    <style:style style:name="T133" style:family="text">
      <style:text-properties fo:language="en" fo:country="US" fo:font-weight="normal" officeooo:rsid="01282640" style:font-weight-asian="normal" style:font-weight-complex="normal"/>
    </style:style>
    <style:style style:name="T134" style:family="text">
      <style:text-properties fo:language="en" fo:country="US" fo:font-weight="normal" officeooo:rsid="00ad06ab" style:font-weight-asian="normal" style:font-weight-complex="normal"/>
    </style:style>
    <style:style style:name="T135" style:family="text">
      <style:text-properties fo:language="en" fo:country="US" fo:font-weight="normal" officeooo:rsid="00a8e4b5" style:font-weight-asian="normal" style:font-weight-complex="normal"/>
    </style:style>
    <style:style style:name="T136" style:family="text">
      <style:text-properties fo:language="en" fo:country="US" fo:font-weight="normal" officeooo:rsid="00a99bdf" style:font-weight-asian="normal" style:font-weight-complex="normal"/>
    </style:style>
    <style:style style:name="T137" style:family="text">
      <style:text-properties fo:language="en" fo:country="US" fo:font-weight="normal" officeooo:rsid="00ec820b" style:font-weight-asian="normal" style:font-weight-complex="normal"/>
    </style:style>
    <style:style style:name="T138" style:family="text">
      <style:text-properties fo:language="en" fo:country="US" fo:font-weight="normal" officeooo:rsid="013f1ff9" style:font-weight-asian="normal" style:font-weight-complex="normal"/>
    </style:style>
    <style:style style:name="T139" style:family="text">
      <style:text-properties fo:language="en" fo:country="US" fo:font-weight="normal" officeooo:rsid="011b5785" style:font-weight-asian="normal" style:font-weight-complex="normal"/>
    </style:style>
    <style:style style:name="T140" style:family="text">
      <style:text-properties fo:language="en" fo:country="US" fo:font-weight="normal" officeooo:rsid="0142657d" style:font-weight-asian="normal" style:font-weight-complex="normal"/>
    </style:style>
    <style:style style:name="T141" style:family="text">
      <style:text-properties fo:language="en" fo:country="US" fo:font-weight="normal" officeooo:rsid="01474437" style:font-weight-asian="normal" style:font-weight-complex="normal"/>
    </style:style>
    <style:style style:name="T142" style:family="text">
      <style:text-properties fo:language="en" fo:country="US" officeooo:rsid="006896f5"/>
    </style:style>
    <style:style style:name="T143" style:family="text">
      <style:text-properties fo:language="en" fo:country="US" officeooo:rsid="003656ce"/>
    </style:style>
    <style:style style:name="T144" style:family="text">
      <style:text-properties fo:language="en" fo:country="US" officeooo:rsid="0039c8f6"/>
    </style:style>
    <style:style style:name="T145" style:family="text">
      <style:text-properties fo:language="en" fo:country="US" officeooo:rsid="006990dc"/>
    </style:style>
    <style:style style:name="T146" style:family="text">
      <style:text-properties fo:language="en" fo:country="US" officeooo:rsid="006e1c2c"/>
    </style:style>
    <style:style style:name="T147" style:family="text">
      <style:text-properties fo:language="en" fo:country="US" officeooo:rsid="00772a26"/>
    </style:style>
    <style:style style:name="T148" style:family="text">
      <style:text-properties fo:language="en" fo:country="US" officeooo:rsid="007d4a6e"/>
    </style:style>
    <style:style style:name="T149" style:family="text">
      <style:text-properties fo:language="en" fo:country="US" officeooo:rsid="0095861d"/>
    </style:style>
    <style:style style:name="T150" style:family="text">
      <style:text-properties fo:language="en" fo:country="US" officeooo:rsid="00976cfc"/>
    </style:style>
    <style:style style:name="T151" style:family="text">
      <style:text-properties fo:language="en" fo:country="US" officeooo:rsid="00982399"/>
    </style:style>
    <style:style style:name="T152" style:family="text">
      <style:text-properties fo:language="en" fo:country="US" officeooo:rsid="006559b5"/>
    </style:style>
    <style:style style:name="T153" style:family="text">
      <style:text-properties fo:language="en" fo:country="US" officeooo:rsid="009ac200"/>
    </style:style>
    <style:style style:name="T154" style:family="text">
      <style:text-properties fo:language="en" fo:country="US" officeooo:rsid="009b3a98"/>
    </style:style>
    <style:style style:name="T155" style:family="text">
      <style:text-properties fo:language="en" fo:country="US" officeooo:rsid="00a03e06"/>
    </style:style>
    <style:style style:name="T156" style:family="text">
      <style:text-properties fo:language="en" fo:country="US" officeooo:rsid="00a4dd90"/>
    </style:style>
    <style:style style:name="T157" style:family="text">
      <style:text-properties fo:language="en" fo:country="US" officeooo:rsid="00a60f77"/>
    </style:style>
    <style:style style:name="T158" style:family="text">
      <style:text-properties fo:language="en" fo:country="US" style:text-underline-style="solid" style:text-underline-width="auto" style:text-underline-color="font-color" officeooo:rsid="00a4dd90"/>
    </style:style>
    <style:style style:name="T159" style:family="text">
      <style:text-properties fo:language="en" fo:country="US" style:text-underline-style="solid" style:text-underline-width="auto" style:text-underline-color="font-color" officeooo:rsid="00a8e4b5"/>
    </style:style>
    <style:style style:name="T160" style:family="text">
      <style:text-properties fo:language="en" fo:country="US" style:text-underline-style="solid" style:text-underline-width="auto" style:text-underline-color="font-color" officeooo:rsid="00aac3a4"/>
    </style:style>
    <style:style style:name="T161" style:family="text">
      <style:text-properties fo:language="en" fo:country="US" officeooo:rsid="00aac3a4"/>
    </style:style>
    <style:style style:name="T162" style:family="text">
      <style:text-properties fo:language="en" fo:country="US" style:text-underline-style="none" officeooo:rsid="00a8e4b5"/>
    </style:style>
    <style:style style:name="T163" style:family="text">
      <style:text-properties fo:language="en" fo:country="US" style:text-underline-style="none" officeooo:rsid="00cda25b"/>
    </style:style>
    <style:style style:name="T164" style:family="text">
      <style:text-properties fo:language="en" fo:country="US" style:text-underline-style="none" fo:font-weight="bold" officeooo:rsid="00cda25b" style:font-weight-asian="bold" style:font-weight-complex="bold"/>
    </style:style>
    <style:style style:name="T165" style:family="text">
      <style:text-properties fo:language="en" fo:country="US" style:text-underline-style="none" officeooo:rsid="00e1ee9e"/>
    </style:style>
    <style:style style:name="T166" style:family="text">
      <style:text-properties fo:language="en" fo:country="US" style:text-underline-style="none" officeooo:rsid="01212e44"/>
    </style:style>
    <style:style style:name="T167" style:family="text">
      <style:text-properties fo:language="en" fo:country="US" officeooo:rsid="00b64d4d"/>
    </style:style>
    <style:style style:name="T168" style:family="text">
      <style:text-properties fo:language="en" fo:country="US" officeooo:rsid="00b7b72c"/>
    </style:style>
    <style:style style:name="T169" style:family="text">
      <style:text-properties fo:language="en" fo:country="US" officeooo:rsid="00bf3feb"/>
    </style:style>
    <style:style style:name="T170" style:family="text">
      <style:text-properties fo:language="en" fo:country="US" officeooo:rsid="00b3076f"/>
    </style:style>
    <style:style style:name="T171" style:family="text">
      <style:text-properties fo:language="en" fo:country="US" officeooo:rsid="00c213f4"/>
    </style:style>
    <style:style style:name="T172" style:family="text">
      <style:text-properties fo:language="en" fo:country="US" officeooo:rsid="00c8fe6b"/>
    </style:style>
    <style:style style:name="T173" style:family="text">
      <style:text-properties fo:language="en" fo:country="US" officeooo:rsid="00c95e5a"/>
    </style:style>
    <style:style style:name="T174" style:family="text">
      <style:text-properties fo:language="en" fo:country="US" officeooo:rsid="00cd91c2"/>
    </style:style>
    <style:style style:name="T175" style:family="text">
      <style:text-properties fo:language="en" fo:country="US" officeooo:rsid="00d16803"/>
    </style:style>
    <style:style style:name="T176" style:family="text">
      <style:text-properties fo:language="en" fo:country="US" officeooo:rsid="00d331a4"/>
    </style:style>
    <style:style style:name="T177" style:family="text">
      <style:text-properties fo:language="en" fo:country="US" officeooo:rsid="00f02df8"/>
    </style:style>
    <style:style style:name="T178" style:family="text">
      <style:text-properties fo:language="en" fo:country="US" officeooo:rsid="00fda127"/>
    </style:style>
    <style:style style:name="T179" style:family="text">
      <style:text-properties fo:language="en" fo:country="US" officeooo:rsid="00ff8c69"/>
    </style:style>
    <style:style style:name="T180" style:family="text">
      <style:text-properties fo:language="en" fo:country="US" officeooo:rsid="0100e617"/>
    </style:style>
    <style:style style:name="T181" style:family="text">
      <style:text-properties fo:language="en" fo:country="US" officeooo:rsid="010169d0"/>
    </style:style>
    <style:style style:name="T182" style:family="text">
      <style:text-properties fo:language="en" fo:country="US" officeooo:rsid="006c792d"/>
    </style:style>
    <style:style style:name="T183" style:family="text">
      <style:text-properties fo:language="en" fo:country="US" officeooo:rsid="0106ad07"/>
    </style:style>
    <style:style style:name="T184" style:family="text">
      <style:text-properties fo:language="en" fo:country="US" officeooo:rsid="013b9837"/>
    </style:style>
    <style:style style:name="T185" style:family="text">
      <style:text-properties fo:language="en" fo:country="US" officeooo:rsid="013d7189"/>
    </style:style>
    <style:style style:name="T186" style:family="text">
      <style:text-properties fo:language="en" fo:country="US" officeooo:rsid="013f1ff9"/>
    </style:style>
    <style:style style:name="T187" style:family="text">
      <style:text-properties fo:language="en" fo:country="US" officeooo:rsid="01407a72"/>
    </style:style>
    <style:style style:name="T188" style:family="text">
      <style:text-properties fo:language="en" fo:country="US" officeooo:rsid="0142657d"/>
    </style:style>
    <style:style style:name="T189" style:family="text">
      <style:text-properties fo:language="en" fo:country="US" officeooo:rsid="01474437"/>
    </style:style>
    <style:style style:name="T190" style:family="text">
      <style:text-properties fo:language="en" fo:country="US" officeooo:rsid="01477b1c"/>
    </style:style>
    <style:style style:name="T191" style:family="text">
      <style:text-properties fo:language="en" fo:country="US" officeooo:rsid="014d0e8a"/>
    </style:style>
    <style:style style:name="T192" style:family="text">
      <style:text-properties fo:language="en" fo:country="US" officeooo:rsid="0150decf"/>
    </style:style>
    <style:style style:name="T193" style:family="text">
      <style:text-properties fo:font-weight="bold" style:font-weight-asian="bold" style:font-weight-complex="bold"/>
    </style:style>
    <style:style style:name="T194" style:family="text">
      <style:text-properties fo:font-weight="bold" officeooo:rsid="001394c2" style:font-weight-asian="bold" style:font-weight-complex="bold"/>
    </style:style>
    <style:style style:name="T195" style:family="text">
      <style:text-properties fo:font-weight="bold" officeooo:rsid="00382de1" style:font-weight-asian="bold" style:font-weight-complex="bold"/>
    </style:style>
    <style:style style:name="T196" style:family="text">
      <style:text-properties fo:font-weight="bold" officeooo:rsid="006559b5" style:font-weight-asian="bold" style:font-weight-complex="bold"/>
    </style:style>
    <style:style style:name="T197" style:family="text">
      <style:text-properties fo:font-weight="bold" officeooo:rsid="007760e8" style:font-weight-asian="bold" style:font-weight-complex="bold"/>
    </style:style>
    <style:style style:name="T198" style:family="text">
      <style:text-properties fo:font-weight="bold" officeooo:rsid="00816d8f" style:font-weight-asian="bold" style:font-weight-complex="bold"/>
    </style:style>
    <style:style style:name="T199" style:family="text">
      <style:text-properties fo:font-weight="bold" officeooo:rsid="004ea822" style:font-weight-asian="bold" style:font-weight-complex="bold"/>
    </style:style>
    <style:style style:name="T200" style:family="text">
      <style:text-properties fo:font-weight="bold" officeooo:rsid="0013a08b" style:font-weight-asian="bold" style:font-weight-complex="bold"/>
    </style:style>
    <style:style style:name="T201" style:family="text">
      <style:text-properties fo:font-weight="bold" officeooo:rsid="00b7b72c" style:font-weight-asian="bold" style:font-weight-complex="bold"/>
    </style:style>
    <style:style style:name="T202" style:family="text">
      <style:text-properties fo:font-weight="bold" officeooo:rsid="00b45335" style:font-weight-asian="bold" style:font-weight-complex="bold"/>
    </style:style>
    <style:style style:name="T203" style:family="text">
      <style:text-properties fo:font-weight="bold" officeooo:rsid="00c44074" style:font-weight-asian="bold" style:font-weight-complex="bold"/>
    </style:style>
    <style:style style:name="T204" style:family="text">
      <style:text-properties fo:font-weight="bold" officeooo:rsid="00ca1909" style:font-weight-asian="bold" style:font-weight-complex="bold"/>
    </style:style>
    <style:style style:name="T205" style:family="text">
      <style:text-properties fo:font-weight="bold" officeooo:rsid="00dcad83" style:font-weight-asian="bold" style:font-weight-complex="bold"/>
    </style:style>
    <style:style style:name="T206" style:family="text">
      <style:text-properties fo:font-weight="bold" officeooo:rsid="0106ad07" style:font-weight-asian="bold" style:font-weight-complex="bold"/>
    </style:style>
    <style:style style:name="T207" style:family="text">
      <style:text-properties fo:font-weight="bold" officeooo:rsid="013b9837" style:font-weight-asian="bold" style:font-weight-complex="bold"/>
    </style:style>
    <style:style style:name="T208" style:family="text">
      <style:text-properties fo:font-weight="bold" fo:background-color="transparent" loext:char-shading-value="0" style:font-weight-asian="bold" style:font-weight-complex="bold"/>
    </style:style>
    <style:style style:name="T209" style:family="text">
      <style:text-properties fo:font-weight="bold" officeooo:rsid="008d95d9" fo:background-color="transparent" loext:char-shading-value="0" style:font-weight-asian="bold" style:font-weight-complex="bold"/>
    </style:style>
    <style:style style:name="T210" style:family="text">
      <style:text-properties fo:font-weight="bold" officeooo:rsid="00c213f4" fo:background-color="transparent" loext:char-shading-value="0" style:font-weight-asian="bold" style:font-weight-complex="bold"/>
    </style:style>
    <style:style style:name="T211" style:family="text">
      <style:text-properties fo:font-weight="bold" officeooo:rsid="00dcad83" fo:background-color="transparent" loext:char-shading-value="0" style:font-weight-asian="bold" style:font-weight-complex="bold"/>
    </style:style>
    <style:style style:name="T212" style:family="text">
      <style:text-properties fo:font-weight="bold" officeooo:rsid="0136e716" fo:background-color="transparent" loext:char-shading-value="0" style:font-weight-asian="bold" style:font-weight-complex="bold"/>
    </style:style>
    <style:style style:name="T213" style:family="text">
      <style:text-properties officeooo:rsid="00174aac"/>
    </style:style>
    <style:style style:name="T214" style:family="text">
      <style:text-properties officeooo:rsid="002338e3"/>
    </style:style>
    <style:style style:name="T215" style:family="text">
      <style:text-properties officeooo:rsid="00253694"/>
    </style:style>
    <style:style style:name="T216" style:family="text">
      <style:text-properties officeooo:rsid="002dd9e5"/>
    </style:style>
    <style:style style:name="T217" style:family="text">
      <style:text-properties officeooo:rsid="0032bb6d"/>
    </style:style>
    <style:style style:name="T218" style:family="text">
      <style:text-properties officeooo:rsid="00337fc2"/>
    </style:style>
    <style:style style:name="T219" style:family="text">
      <style:text-properties officeooo:rsid="00340445"/>
    </style:style>
    <style:style style:name="T220" style:family="text">
      <style:text-properties officeooo:rsid="00382de1"/>
    </style:style>
    <style:style style:name="T221" style:family="text">
      <style:text-properties officeooo:rsid="003ecf3f"/>
    </style:style>
    <style:style style:name="T222" style:family="text">
      <style:text-properties officeooo:rsid="0041c694"/>
    </style:style>
    <style:style style:name="T223" style:family="text">
      <style:text-properties officeooo:rsid="00456eef"/>
    </style:style>
    <style:style style:name="T224" style:family="text">
      <style:text-properties officeooo:rsid="001cdfb9"/>
    </style:style>
    <style:style style:name="T225" style:family="text">
      <style:text-properties officeooo:rsid="00466159"/>
    </style:style>
    <style:style style:name="T226" style:family="text">
      <style:text-properties officeooo:rsid="0046f948"/>
    </style:style>
    <style:style style:name="T227" style:family="text">
      <style:text-properties fo:font-style="italic" style:font-style-asian="italic" style:font-style-complex="italic"/>
    </style:style>
    <style:style style:name="T228" style:family="text">
      <style:text-properties fo:font-style="italic" officeooo:rsid="004ea822" style:font-style-asian="italic" style:font-style-complex="italic"/>
    </style:style>
    <style:style style:name="T229" style:family="text">
      <style:text-properties fo:font-style="italic" officeooo:rsid="009f3f90" style:font-style-asian="italic" style:font-style-complex="italic"/>
    </style:style>
    <style:style style:name="T230" style:family="text">
      <style:text-properties fo:font-style="italic" officeooo:rsid="0012eef3" style:font-style-asian="italic" style:font-style-complex="italic"/>
    </style:style>
    <style:style style:name="T231" style:family="text">
      <style:text-properties fo:font-style="italic" officeooo:rsid="001394c2" style:font-style-asian="italic" style:font-style-complex="italic"/>
    </style:style>
    <style:style style:name="T232" style:family="text">
      <style:text-properties fo:font-style="italic" officeooo:rsid="001cdfb9" style:font-style-asian="italic" style:font-style-complex="italic"/>
    </style:style>
    <style:style style:name="T233" style:family="text">
      <style:text-properties fo:font-style="italic" officeooo:rsid="00a4dd90" style:font-style-asian="italic" style:font-style-complex="italic"/>
    </style:style>
    <style:style style:name="T234" style:family="text">
      <style:text-properties fo:font-style="italic" officeooo:rsid="00f1a489" style:font-style-asian="italic" style:font-style-complex="italic"/>
    </style:style>
    <style:style style:name="T235" style:family="text">
      <style:text-properties fo:font-style="italic" officeooo:rsid="00f7e06d" style:font-style-asian="italic" style:font-style-complex="italic"/>
    </style:style>
    <style:style style:name="T236" style:family="text">
      <style:text-properties fo:font-style="italic" officeooo:rsid="01229b9e" style:font-style-asian="italic" style:font-style-complex="italic"/>
    </style:style>
    <style:style style:name="T237" style:family="text">
      <style:text-properties fo:font-style="italic" officeooo:rsid="0102eae5" style:font-style-asian="italic" style:font-style-complex="italic"/>
    </style:style>
    <style:style style:name="T238" style:family="text">
      <style:text-properties fo:font-style="italic" officeooo:rsid="0125dab5" style:font-style-asian="italic" style:font-style-complex="italic"/>
    </style:style>
    <style:style style:name="T239" style:family="text">
      <style:text-properties fo:font-style="italic" officeooo:rsid="01237743" style:font-style-asian="italic" style:font-style-complex="italic"/>
    </style:style>
    <style:style style:name="T240" style:family="text">
      <style:text-properties fo:font-style="italic" officeooo:rsid="01266782" style:font-style-asian="italic" style:font-style-complex="italic"/>
    </style:style>
    <style:style style:name="T241" style:family="text">
      <style:text-properties fo:font-style="italic" officeooo:rsid="012be666" style:font-style-asian="italic" style:font-style-complex="italic"/>
    </style:style>
    <style:style style:name="T242" style:family="text">
      <style:text-properties officeooo:rsid="004ea822"/>
    </style:style>
    <style:style style:name="T243" style:family="text">
      <style:text-properties officeooo:rsid="00504991"/>
    </style:style>
    <style:style style:name="T244" style:family="text">
      <style:text-properties officeooo:rsid="00522c17"/>
    </style:style>
    <style:style style:name="T245" style:family="text">
      <style:text-properties fo:font-style="normal" style:font-style-asian="normal" style:font-style-complex="normal"/>
    </style:style>
    <style:style style:name="T246" style:family="text">
      <style:text-properties fo:font-style="normal" officeooo:rsid="00f22a3b" style:font-style-asian="normal" style:font-style-complex="normal"/>
    </style:style>
    <style:style style:name="T247" style:family="text">
      <style:text-properties fo:font-style="normal" officeooo:rsid="00f1a489" style:font-style-asian="normal" style:font-style-complex="normal"/>
    </style:style>
    <style:style style:name="T248" style:family="text">
      <style:text-properties fo:font-style="normal" officeooo:rsid="00f8fcf0" style:font-style-asian="normal" style:font-style-complex="normal"/>
    </style:style>
    <style:style style:name="T249" style:family="text">
      <style:text-properties fo:font-style="normal" officeooo:rsid="00dcad83" style:font-style-asian="normal" style:font-style-complex="normal"/>
    </style:style>
    <style:style style:name="T250" style:family="text">
      <style:text-properties fo:font-style="normal" officeooo:rsid="0102eae5" style:font-style-asian="normal" style:font-style-complex="normal"/>
    </style:style>
    <style:style style:name="T251" style:family="text">
      <style:text-properties fo:font-style="normal" officeooo:rsid="0107796e" style:font-style-asian="normal" style:font-style-complex="normal"/>
    </style:style>
    <style:style style:name="T252" style:family="text">
      <style:text-properties fo:font-style="normal" officeooo:rsid="010c0e2e" style:font-style-asian="normal" style:font-style-complex="normal"/>
    </style:style>
    <style:style style:name="T253" style:family="text">
      <style:text-properties fo:font-style="normal" officeooo:rsid="010edb2c" style:font-style-asian="normal" style:font-style-complex="normal"/>
    </style:style>
    <style:style style:name="T254" style:family="text">
      <style:text-properties fo:font-style="normal" officeooo:rsid="00f7e06d" style:font-style-asian="normal" style:font-style-complex="normal"/>
    </style:style>
    <style:style style:name="T255" style:family="text">
      <style:text-properties fo:font-style="normal" officeooo:rsid="01494d93" style:font-style-asian="normal" style:font-style-complex="normal"/>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officeooo:rsid="0057b0a6"/>
    </style:style>
    <style:style style:name="T258" style:family="text">
      <style:text-properties officeooo:rsid="00598608"/>
    </style:style>
    <style:style style:name="T259" style:family="text">
      <style:text-properties officeooo:rsid="005cd549"/>
    </style:style>
    <style:style style:name="T260" style:family="text">
      <style:text-properties fo:font-weight="normal" style:font-weight-asian="normal" style:font-weight-complex="normal"/>
    </style:style>
    <style:style style:name="T261" style:family="text">
      <style:text-properties fo:font-weight="normal" officeooo:rsid="00a9ba1e" style:font-weight-asian="normal" style:font-weight-complex="normal"/>
    </style:style>
    <style:style style:name="T262" style:family="text">
      <style:text-properties fo:font-weight="normal" officeooo:rsid="00cf617f" style:font-weight-asian="normal" style:font-weight-complex="normal"/>
    </style:style>
    <style:style style:name="T263" style:family="text">
      <style:text-properties fo:font-weight="normal" officeooo:rsid="00a7831e" style:font-weight-asian="normal" style:font-weight-complex="normal"/>
    </style:style>
    <style:style style:name="T264" style:family="text">
      <style:text-properties fo:font-weight="normal" officeooo:rsid="00d05c6d" style:font-weight-asian="normal" style:font-weight-complex="normal"/>
    </style:style>
    <style:style style:name="T265" style:family="text">
      <style:text-properties fo:font-weight="normal" officeooo:rsid="00d477f1" style:font-weight-asian="normal" style:font-weight-complex="normal"/>
    </style:style>
    <style:style style:name="T266" style:family="text">
      <style:text-properties fo:font-weight="normal" officeooo:rsid="00f407b3" style:font-weight-asian="normal" style:font-weight-complex="normal"/>
    </style:style>
    <style:style style:name="T267" style:family="text">
      <style:text-properties fo:font-weight="normal" officeooo:rsid="00ff8c69" style:font-weight-asian="normal" style:font-weight-complex="normal"/>
    </style:style>
    <style:style style:name="T268" style:family="text">
      <style:text-properties fo:font-weight="normal" officeooo:rsid="0106ad07" style:font-weight-asian="normal" style:font-weight-complex="normal"/>
    </style:style>
    <style:style style:name="T269" style:family="text">
      <style:text-properties fo:font-weight="normal" officeooo:rsid="013b9837" style:font-weight-asian="normal" style:font-weight-complex="normal"/>
    </style:style>
    <style:style style:name="T270" style:family="text">
      <style:text-properties fo:font-weight="normal" officeooo:rsid="013f1ff9" style:font-weight-asian="normal" style:font-weight-complex="normal"/>
    </style:style>
    <style:style style:name="T271" style:family="text">
      <style:text-properties fo:font-weight="normal" officeooo:rsid="01474437" style:font-weight-asian="normal" style:font-weight-complex="normal"/>
    </style:style>
    <style:style style:name="T272" style:family="text">
      <style:text-properties fo:font-weight="normal" officeooo:rsid="014c534d" style:font-weight-asian="normal" style:font-weight-complex="normal"/>
    </style:style>
    <style:style style:name="T273" style:family="text">
      <style:text-properties fo:font-weight="normal" officeooo:rsid="01453617" style:font-weight-asian="normal" style:font-weight-complex="normal"/>
    </style:style>
    <style:style style:name="T274" style:family="text">
      <style:text-properties fo:font-weight="normal" officeooo:rsid="014d0e8a" style:font-weight-asian="normal" style:font-weight-complex="normal"/>
    </style:style>
    <style:style style:name="T275" style:family="text">
      <style:text-properties fo:font-weight="normal" fo:background-color="transparent" loext:char-shading-value="0" style:font-weight-asian="normal" style:font-weight-complex="normal"/>
    </style:style>
    <style:style style:name="T276" style:family="text">
      <style:text-properties fo:font-weight="normal" officeooo:rsid="008d95d9" fo:background-color="transparent" loext:char-shading-value="0" style:font-weight-asian="normal" style:font-weight-complex="normal"/>
    </style:style>
    <style:style style:name="T277" style:family="text">
      <style:text-properties fo:font-weight="normal" officeooo:rsid="00825abd" fo:background-color="transparent" loext:char-shading-value="0" style:font-weight-asian="normal" style:font-weight-complex="normal"/>
    </style:style>
    <style:style style:name="T278" style:family="text">
      <style:text-properties fo:font-weight="normal" officeooo:rsid="00875cfe" fo:background-color="transparent" loext:char-shading-value="0" style:font-weight-asian="normal" style:font-weight-complex="normal"/>
    </style:style>
    <style:style style:name="T279" style:family="text">
      <style:text-properties fo:font-weight="normal" officeooo:rsid="008afde0" fo:background-color="transparent" loext:char-shading-value="0" style:font-weight-asian="normal" style:font-weight-complex="normal"/>
    </style:style>
    <style:style style:name="T280" style:family="text">
      <style:text-properties fo:font-weight="normal" officeooo:rsid="008b9192" fo:background-color="transparent" loext:char-shading-value="0" style:font-weight-asian="normal" style:font-weight-complex="normal"/>
    </style:style>
    <style:style style:name="T281" style:family="text">
      <style:text-properties fo:font-weight="normal" officeooo:rsid="008f4dfa" fo:background-color="transparent" loext:char-shading-value="0" style:font-weight-asian="normal" style:font-weight-complex="normal"/>
    </style:style>
    <style:style style:name="T282" style:family="text">
      <style:text-properties fo:font-weight="normal" officeooo:rsid="00c213f4" fo:background-color="transparent" loext:char-shading-value="0" style:font-weight-asian="normal" style:font-weight-complex="normal"/>
    </style:style>
    <style:style style:name="T283" style:family="text">
      <style:text-properties officeooo:rsid="006175db"/>
    </style:style>
    <style:style style:name="T284" style:family="text">
      <style:text-properties officeooo:rsid="00632518"/>
    </style:style>
    <style:style style:name="T285" style:family="text">
      <style:text-properties officeooo:rsid="006583e3"/>
    </style:style>
    <style:style style:name="T286" style:family="text">
      <style:text-properties officeooo:rsid="00670449"/>
    </style:style>
    <style:style style:name="T287" style:family="text">
      <style:text-properties officeooo:rsid="006c149a"/>
    </style:style>
    <style:style style:name="T288" style:family="text">
      <style:text-properties officeooo:rsid="006c792d"/>
    </style:style>
    <style:style style:name="T289" style:family="text">
      <style:text-properties officeooo:rsid="006e1c2c"/>
    </style:style>
    <style:style style:name="T290" style:family="text">
      <style:text-properties officeooo:rsid="006fcf64"/>
    </style:style>
    <style:style style:name="T291" style:family="text">
      <style:text-properties officeooo:rsid="0073033b"/>
    </style:style>
    <style:style style:name="T292" style:family="text">
      <style:text-properties officeooo:rsid="0073269f"/>
    </style:style>
    <style:style style:name="T293" style:family="text">
      <style:text-properties officeooo:rsid="00755b55"/>
    </style:style>
    <style:style style:name="T294" style:family="text">
      <style:text-properties officeooo:rsid="007760e8"/>
    </style:style>
    <style:style style:name="T295" style:family="text">
      <style:text-properties officeooo:rsid="0079353b"/>
    </style:style>
    <style:style style:name="T296" style:family="text">
      <style:text-properties officeooo:rsid="007d003a"/>
    </style:style>
    <style:style style:name="T297" style:family="text">
      <style:text-properties officeooo:rsid="007e87bf"/>
    </style:style>
    <style:style style:name="T298" style:family="text">
      <style:text-properties officeooo:rsid="00816d8f"/>
    </style:style>
    <style:style style:name="T299" style:family="text">
      <style:text-properties officeooo:rsid="00825abd"/>
    </style:style>
    <style:style style:name="T300" style:family="text">
      <style:text-properties officeooo:rsid="00872218"/>
    </style:style>
    <style:style style:name="T301" style:family="text">
      <style:text-properties officeooo:rsid="00890c04"/>
    </style:style>
    <style:style style:name="T302" style:family="text">
      <style:text-properties officeooo:rsid="008c89cb"/>
    </style:style>
    <style:style style:name="T303" style:family="text">
      <style:text-properties officeooo:rsid="00936adc"/>
    </style:style>
    <style:style style:name="T304" style:family="text">
      <style:text-properties officeooo:rsid="009a06da"/>
    </style:style>
    <style:style style:name="T305" style:family="text">
      <style:text-properties officeooo:rsid="006559b5"/>
    </style:style>
    <style:style style:name="T306" style:family="text">
      <style:text-properties officeooo:rsid="009ac200"/>
    </style:style>
    <style:style style:name="T307" style:family="text">
      <style:text-properties officeooo:rsid="009db598"/>
    </style:style>
    <style:style style:name="T308" style:family="text">
      <style:text-properties officeooo:rsid="009f3f90"/>
    </style:style>
    <style:style style:name="T309" style:family="text">
      <style:text-properties officeooo:rsid="00a83449"/>
    </style:style>
    <style:style style:name="T310" style:family="text">
      <style:text-properties officeooo:rsid="0013a08b"/>
    </style:style>
    <style:style style:name="T311" style:family="text">
      <style:text-properties officeooo:rsid="001394c2"/>
    </style:style>
    <style:style style:name="T312" style:family="text">
      <style:text-properties officeooo:rsid="0010fab0"/>
    </style:style>
    <style:style style:name="T313" style:family="text">
      <style:text-properties officeooo:rsid="00b3076f"/>
    </style:style>
    <style:style style:name="T314" style:family="text">
      <style:text-properties officeooo:rsid="00a4dd90"/>
    </style:style>
    <style:style style:name="T315" style:family="text">
      <style:text-properties officeooo:rsid="00b45335"/>
    </style:style>
    <style:style style:name="T316" style:family="text">
      <style:text-properties officeooo:rsid="00b7f41f"/>
    </style:style>
    <style:style style:name="T317" style:family="text">
      <style:text-properties officeooo:rsid="00c44074"/>
    </style:style>
    <style:style style:name="T318" style:family="text">
      <style:text-properties officeooo:rsid="00c109ca"/>
    </style:style>
    <style:style style:name="T319" style:family="text">
      <style:text-properties officeooo:rsid="00c95e5a"/>
    </style:style>
    <style:style style:name="T320" style:family="text">
      <style:text-properties officeooo:rsid="00cda25b"/>
    </style:style>
    <style:style style:name="T321" style:family="text">
      <style:text-properties officeooo:rsid="00cf617f"/>
    </style:style>
    <style:style style:name="T322" style:family="text">
      <style:text-properties officeooo:rsid="00d05c6d"/>
    </style:style>
    <style:style style:name="T323" style:family="text">
      <style:text-properties officeooo:rsid="00d82dcb"/>
    </style:style>
    <style:style style:name="T324" style:family="text">
      <style:text-properties officeooo:rsid="00da9808"/>
    </style:style>
    <style:style style:name="T325" style:family="text">
      <style:text-properties officeooo:rsid="00dad154"/>
    </style:style>
    <style:style style:name="T326" style:family="text">
      <style:text-properties officeooo:rsid="00de662a"/>
    </style:style>
    <style:style style:name="T327" style:family="text">
      <style:text-properties officeooo:rsid="00e114d3"/>
    </style:style>
    <style:style style:name="T328" style:family="text">
      <style:text-properties officeooo:rsid="00e26bd3"/>
    </style:style>
    <style:style style:name="T329" style:family="text">
      <style:text-properties officeooo:rsid="00e6e96a"/>
    </style:style>
    <style:style style:name="T330" style:family="text">
      <style:text-properties officeooo:rsid="00d96141"/>
    </style:style>
    <style:style style:name="T331" style:family="text">
      <style:text-properties officeooo:rsid="00e751ad"/>
    </style:style>
    <style:style style:name="T332" style:family="text">
      <style:text-properties officeooo:rsid="00e8ecfa"/>
    </style:style>
    <style:style style:name="T333" style:family="text">
      <style:text-properties officeooo:rsid="00eb5561"/>
    </style:style>
    <style:style style:name="T334" style:family="text">
      <style:text-properties officeooo:rsid="00f1a489"/>
    </style:style>
    <style:style style:name="T335" style:family="text">
      <style:text-properties officeooo:rsid="00f22a3b"/>
    </style:style>
    <style:style style:name="T336" style:family="text">
      <style:text-properties officeooo:rsid="00f407b3"/>
    </style:style>
    <style:style style:name="T337" style:family="text">
      <style:text-properties officeooo:rsid="00fe0bfe"/>
    </style:style>
    <style:style style:name="T338" style:family="text">
      <style:text-properties officeooo:rsid="00ff8c69"/>
    </style:style>
    <style:style style:name="T339" style:family="text">
      <style:text-properties officeooo:rsid="010169d0"/>
    </style:style>
    <style:style style:name="T340" style:family="text">
      <style:text-properties officeooo:rsid="0102eae5"/>
    </style:style>
    <style:style style:name="T341" style:family="text">
      <style:text-properties officeooo:rsid="0106ad07"/>
    </style:style>
    <style:style style:name="T342" style:family="text">
      <style:text-properties officeooo:rsid="0107796e"/>
    </style:style>
    <style:style style:name="T343" style:family="text">
      <style:text-properties officeooo:rsid="00b7b72c"/>
    </style:style>
    <style:style style:name="T344" style:family="text">
      <style:text-properties officeooo:rsid="010ccc10"/>
    </style:style>
    <style:style style:name="T345" style:family="text">
      <style:text-properties officeooo:rsid="0111f0b7"/>
    </style:style>
    <style:style style:name="T346" style:family="text">
      <style:text-properties officeooo:rsid="01156c77"/>
    </style:style>
    <style:style style:name="T347" style:family="text">
      <style:text-properties style:font-name="Liberation Mono" fo:font-size="10pt" fo:language="en" fo:country="US" fo:font-weight="normal" officeooo:rsid="01156c77" style:font-size-asian="10pt" style:font-weight-asian="normal" style:font-size-complex="10pt" style:font-weight-complex="normal"/>
    </style:style>
    <style:style style:name="T348" style:family="text">
      <style:text-properties style:font-name="Liberation Mono" fo:font-size="10pt" fo:language="en" fo:country="US" fo:font-weight="normal" officeooo:rsid="01093358" style:font-size-asian="10pt" style:font-weight-asian="normal" style:font-size-complex="10pt" style:font-weight-complex="normal"/>
    </style:style>
    <style:style style:name="T349" style:family="text">
      <style:text-properties style:font-name="Liberation Mono" fo:font-size="10pt" fo:language="en" fo:country="US" style:font-size-asian="10pt" style:font-size-complex="10pt"/>
    </style:style>
    <style:style style:name="T350" style:family="text">
      <style:text-properties style:font-name="Liberation Mono" fo:font-size="10pt" fo:language="en" fo:country="US" officeooo:rsid="0010fab0" style:font-size-asian="10pt" style:font-size-complex="10pt"/>
    </style:style>
    <style:style style:name="T351" style:family="text">
      <style:text-properties style:font-name="Liberation Mono" fo:font-size="10pt" style:font-size-asian="10pt" style:font-size-complex="10pt"/>
    </style:style>
    <style:style style:name="T352" style:family="text">
      <style:text-properties style:font-name="Liberation Mono" fo:font-size="10pt" officeooo:rsid="0053ab1a" style:font-size-asian="10pt" style:font-size-complex="10pt"/>
    </style:style>
    <style:style style:name="T353" style:family="text">
      <style:text-properties style:font-name="Liberation Mono" fo:font-size="10pt" officeooo:rsid="0030c5fd" style:font-size-asian="10pt" style:font-size-complex="10pt"/>
    </style:style>
    <style:style style:name="T354" style:family="text">
      <style:text-properties style:font-name="Liberation Mono" fo:font-size="10pt" officeooo:rsid="0130aca0" style:font-size-asian="10pt" style:font-size-complex="10pt"/>
    </style:style>
    <style:style style:name="T355" style:family="text">
      <style:text-properties style:font-name="Liberation Mono" fo:font-size="10pt" fo:font-style="normal" officeooo:rsid="00f1a489" style:font-size-asian="10pt" style:font-style-asian="normal" style:font-size-complex="10pt" style:font-style-complex="normal"/>
    </style:style>
    <style:style style:name="T356" style:family="text">
      <style:text-properties officeooo:rsid="01174174"/>
    </style:style>
    <style:style style:name="T357" style:family="text">
      <style:text-properties officeooo:rsid="01197359"/>
    </style:style>
    <style:style style:name="T358" style:family="text">
      <style:text-properties officeooo:rsid="0119a6f8"/>
    </style:style>
    <style:style style:name="T359" style:family="text">
      <style:text-properties officeooo:rsid="011be192"/>
    </style:style>
    <style:style style:name="T360" style:family="text">
      <style:text-properties officeooo:rsid="01229b9e"/>
    </style:style>
    <style:style style:name="T361" style:family="text">
      <style:text-properties officeooo:rsid="01237743"/>
    </style:style>
    <style:style style:name="T362" style:family="text">
      <style:text-properties officeooo:rsid="0125dab5"/>
    </style:style>
    <style:style style:name="T363" style:family="text">
      <style:text-properties officeooo:rsid="01266782"/>
    </style:style>
    <style:style style:name="T364" style:family="text">
      <style:text-properties officeooo:rsid="012679c0"/>
    </style:style>
    <style:style style:name="T365" style:family="text">
      <style:text-properties officeooo:rsid="012a21a2"/>
    </style:style>
    <style:style style:name="T366" style:family="text">
      <style:text-properties officeooo:rsid="012be666"/>
    </style:style>
    <style:style style:name="T367" style:family="text">
      <style:text-properties fo:background-color="transparent" loext:char-shading-value="0"/>
    </style:style>
    <style:style style:name="T368" style:family="text">
      <style:text-properties officeooo:rsid="00c213f4" fo:background-color="transparent" loext:char-shading-value="0"/>
    </style:style>
    <style:style style:name="T369" style:family="text">
      <style:text-properties officeooo:rsid="00456eef" fo:background-color="transparent" loext:char-shading-value="0"/>
    </style:style>
    <style:style style:name="T370" style:family="text">
      <style:text-properties officeooo:rsid="0136e716" fo:background-color="transparent" loext:char-shading-value="0"/>
    </style:style>
    <style:style style:name="T371" style:family="text">
      <style:text-properties officeooo:rsid="01599fbb" fo:background-color="transparent" loext:char-shading-value="0"/>
    </style:style>
    <style:style style:name="T372" style:family="text">
      <style:text-properties officeooo:rsid="012ef657"/>
    </style:style>
    <style:style style:name="T373" style:family="text">
      <style:text-properties style:text-line-through-style="none" style:text-line-through-type="none" fo:background-color="transparent" loext:char-shading-value="0"/>
    </style:style>
    <style:style style:name="T374" style:family="text">
      <style:text-properties style:text-line-through-style="none" style:text-line-through-type="none" officeooo:rsid="0136e716" fo:background-color="transparent" loext:char-shading-value="0"/>
    </style:style>
    <style:style style:name="T375" style:family="text">
      <style:text-properties style:text-line-through-style="none" style:text-line-through-type="none" officeooo:rsid="0139a814" fo:background-color="transparent" loext:char-shading-value="0"/>
    </style:style>
    <style:style style:name="T376" style:family="text">
      <style:text-properties style:text-line-through-style="none" style:text-line-through-type="none" officeooo:rsid="013a7d3e" fo:background-color="transparent" loext:char-shading-value="0"/>
    </style:style>
    <style:style style:name="T377" style:family="text">
      <style:text-properties style:text-line-through-style="none" style:text-line-through-type="none" officeooo:rsid="013b63d4" fo:background-color="transparent" loext:char-shading-value="0"/>
    </style:style>
    <style:style style:name="T378" style:family="text">
      <style:text-properties style:text-line-through-style="none" style:text-line-through-type="none" fo:font-weight="bold" fo:background-color="transparent" loext:char-shading-value="0" style:font-weight-asian="bold" style:font-weight-complex="bold"/>
    </style:style>
    <style:style style:name="T379" style:family="text">
      <style:text-properties style:text-line-through-style="none" style:text-line-through-type="none" fo:font-style="italic" fo:background-color="transparent" loext:char-shading-value="0" style:font-style-asian="italic" style:font-style-complex="italic"/>
    </style:style>
    <style:style style:name="T380" style:family="text">
      <style:text-properties style:text-line-through-style="none" style:text-line-through-type="none" fo:font-style="italic" officeooo:rsid="0136e716" fo:background-color="transparent" loext:char-shading-value="0" style:font-style-asian="italic" style:font-style-complex="italic"/>
    </style:style>
    <style:style style:name="T381" style:family="text">
      <style:text-properties officeooo:rsid="0130aca0"/>
    </style:style>
    <style:style style:name="T382" style:family="text">
      <style:text-properties officeooo:rsid="013113d6"/>
    </style:style>
    <style:style style:name="T383" style:family="text">
      <style:text-properties fo:color="#000080" loext:opacity="100%" fo:language="zxx" fo:country="none" fo:font-style="italic" style:text-underline-style="solid" style:text-underline-width="auto" style:text-underline-color="font-color" fo:font-weight="normal" officeooo:rsid="0054893f" style:language-asian="zxx" style:country-asian="none" style:font-style-asian="italic" style:font-weight-asian="normal" style:language-complex="zxx" style:country-complex="none" style:font-style-complex="italic" style:font-weight-complex="normal"/>
    </style:style>
    <style:style style:name="T384" style:family="text">
      <style:text-properties officeooo:rsid="0135d150"/>
    </style:style>
    <style:style style:name="T385" style:family="text">
      <style:text-properties officeooo:rsid="0138177e"/>
    </style:style>
    <style:style style:name="T386" style:family="text">
      <style:text-properties officeooo:rsid="013b9837"/>
    </style:style>
    <style:style style:name="T387" style:family="text">
      <style:text-properties officeooo:rsid="014481a4"/>
    </style:style>
    <style:style style:name="T388" style:family="text">
      <style:text-properties officeooo:rsid="01453617"/>
    </style:style>
    <style:style style:name="T389" style:family="text">
      <style:text-properties style:text-position="super 58%"/>
    </style:style>
    <style:style style:name="T390" style:family="text">
      <style:text-properties officeooo:rsid="01460fac"/>
    </style:style>
    <style:style style:name="T391" style:family="text">
      <style:text-properties officeooo:rsid="01474437"/>
    </style:style>
    <style:style style:name="T392" style:family="text">
      <style:text-properties officeooo:rsid="01477b1c"/>
    </style:style>
    <style:style style:name="T393" style:family="text">
      <style:text-properties officeooo:rsid="01494d93"/>
    </style:style>
    <style:style style:name="T394" style:family="text">
      <style:text-properties officeooo:rsid="014a4ae8"/>
    </style:style>
    <style:style style:name="T395" style:family="text">
      <style:text-properties officeooo:rsid="014b42e8"/>
    </style:style>
    <style:style style:name="T396" style:family="text">
      <style:text-properties officeooo:rsid="014b5791"/>
    </style:style>
    <style:style style:name="T397" style:family="text">
      <style:text-properties officeooo:rsid="014df5d4"/>
    </style:style>
    <style:style style:name="T398" style:family="text">
      <style:text-properties officeooo:rsid="014f0b6e"/>
    </style:style>
    <style:style style:name="T399" style:family="text">
      <style:text-properties officeooo:rsid="0150b2da"/>
    </style:style>
    <style:style style:name="T400" style:family="text">
      <style:text-properties officeooo:rsid="01569387"/>
    </style:style>
    <style:style style:name="T401" style:family="text">
      <style:text-properties officeooo:rsid="01588fc1"/>
    </style:style>
    <style:style style:name="T402" style:family="text">
      <style:text-properties officeooo:rsid="015a1a0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text:span text:style-name="T285">REPORT ON</text:span> USING GNATCOLL-DB WITH POSTGRESQL</text:p>
      <text:p text:style-name="P8"/>
      <text:p text:style-name="P8"/>
      <text:p text:style-name="P8"/>
      <text:p text:style-name="P8"/>
      <text:p text:style-name="P8"/>
      <text:p text:style-name="Subtitle">Prepared by</text:p>
      <text:p text:style-name="Subtitle">Juan L. Freniche</text:p>
      <text:p text:style-name="Subtitle"><text:a xlink:type="simple" xlink:href="mailto:fdesp87@gmail.com" text:style-name="Internet_20_link" text:visited-style-name="Visited_20_Internet_20_Link">fdesp87@gmail.com</text:a></text:p>
      <text:p text:style-name="P23">Updated 2022-1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0"><text:a xlink:type="simple" xlink:href="#__RefHeading___Toc2432_3817796211" text:style-name="Index_20_Link" text:visited-style-name="Index_20_Link">1 Scope<text:tab/>3</text:a></text:p>
          <text:p text:style-name="P21"><text:a xlink:type="simple" xlink:href="#__RefHeading___Toc2434_3817796211" text:style-name="Index_20_Link" text:visited-style-name="Index_20_Link">1.1 Identification<text:tab/>3</text:a></text:p>
          <text:p text:style-name="P21"><text:a xlink:type="simple" xlink:href="#__RefHeading___Toc2436_3817796211" text:style-name="Index_20_Link" text:visited-style-name="Index_20_Link">1.2 Purpose<text:tab/>3</text:a></text:p>
          <text:p text:style-name="P21"><text:a xlink:type="simple" xlink:href="#__RefHeading___Toc2438_3817796211" text:style-name="Index_20_Link" text:visited-style-name="Index_20_Link">1.3 Introduction<text:tab/>3</text:a></text:p>
          <text:p text:style-name="P20"><text:a xlink:type="simple" xlink:href="#__RefHeading___Toc2427_4137669857" text:style-name="Index_20_Link" text:visited-style-name="Index_20_Link">2 References<text:tab/>4</text:a></text:p>
          <text:p text:style-name="P20"><text:a xlink:type="simple" xlink:href="#__RefHeading___Toc2414_3817796211" text:style-name="Index_20_Link" text:visited-style-name="Index_20_Link">3 Description of the Modifications<text:tab/>5</text:a></text:p>
          <text:p text:style-name="P21"><text:a xlink:type="simple" xlink:href="#__RefHeading___Toc2416_3817796211" text:style-name="Index_20_Link" text:visited-style-name="Index_20_Link">3.1 Environment<text:tab/>5</text:a></text:p>
          <text:p text:style-name="P21"><text:a xlink:type="simple" xlink:href="#__RefHeading___Toc2418_3817796211" text:style-name="Index_20_Link" text:visited-style-name="Index_20_Link">3.2 Building and installing Gnatcoll-db<text:tab/>5</text:a></text:p>
          <text:p text:style-name="P21"><text:a xlink:type="simple" xlink:href="#__RefHeading___Toc2420_3817796211" text:style-name="Index_20_Link" text:visited-style-name="Index_20_Link">3.3 Using gnatcoll_all2ada and Some Terminology<text:tab/>6</text:a></text:p>
          <text:p text:style-name="P21"><text:a xlink:type="simple" xlink:href="#__RefHeading___Toc2422_3817796211" text:style-name="Index_20_Link" text:visited-style-name="Index_20_Link">3.4 Recommendations:<text:tab/>6</text:a></text:p>
          <text:p text:style-name="P21"><text:a xlink:type="simple" xlink:href="#__RefHeading___Toc2424_3817796211" text:style-name="Index_20_Link" text:visited-style-name="Index_20_Link">3.5 Pretty-Print the generated schema<text:tab/>6</text:a></text:p>
          <text:p text:style-name="P21"><text:a xlink:type="simple" xlink:href="#__RefHeading___Toc2426_3817796211" text:style-name="Index_20_Link" text:visited-style-name="Index_20_Link">3.6 New Supported Types<text:tab/>7</text:a></text:p>
          <text:p text:style-name="P21"><text:a xlink:type="simple" xlink:href="#__RefHeading___Toc1833_2944155460" text:style-name="Index_20_Link" text:visited-style-name="Index_20_Link">3.7 Observations when generating the schema<text:tab/>7</text:a></text:p>
          <text:p text:style-name="P21"><text:a xlink:type="simple" xlink:href="#__RefHeading___Toc2604_2944155460" text:style-name="Index_20_Link" text:visited-style-name="Index_20_Link">3.8 Observations when generating Ada or in the generated Ada code<text:tab/>8</text:a></text:p>
          <text:p text:style-name="P21"><text:a xlink:type="simple" xlink:href="#__RefHeading___Toc2037_4039281013" text:style-name="Index_20_Link" text:visited-style-name="Index_20_Link">3.9 Special Section on AutoIncrement Fields<text:tab/>9</text:a></text:p>
          <text:p text:style-name="P21"><text:a xlink:type="simple" xlink:href="#__RefHeading___Toc1750_2837530449" text:style-name="Index_20_Link" text:visited-style-name="Index_20_Link">3.10 Supporting Multiple Fks<text:tab/>10</text:a></text:p>
          <text:p text:style-name="P21"><text:a xlink:type="simple" xlink:href="#__RefHeading___Toc1412_1305376038" text:style-name="Index_20_Link" text:visited-style-name="Index_20_Link">3.11 Replacing dborm.py by a new package in Ada<text:tab/>11</text:a></text:p>
          <text:p text:style-name="P21"><text:a xlink:type="simple" xlink:href="#__RefHeading___Toc1755_2837530449" text:style-name="Index_20_Link" text:visited-style-name="Index_20_Link">3.12 Improvements to gnatcoll-sql-inspect<text:tab/>12</text:a></text:p>
          <text:p text:style-name="P21"><text:a xlink:type="simple" xlink:href="#__RefHeading___Toc2428_3817796211" text:style-name="Index_20_Link" text:visited-style-name="Index_20_Link">3.13 Recommendations about the Documentation<text:tab/>12</text:a></text:p>
          <text:p text:style-name="P20"><text:a xlink:type="simple" xlink:href="#__RefHeading___Toc2430_3817796211" text:style-name="Index_20_Link" text:visited-style-name="Index_20_Link">4 Testing<text:tab/>13</text:a></text:p>
          <text:p text:style-name="P21"><text:a xlink:type="simple" xlink:href="#__RefHeading___Toc2863_4277800663" text:style-name="Index_20_Link" text:visited-style-name="Index_20_Link">4.1 Objectives<text:tab/>13</text:a></text:p>
          <text:p text:style-name="P21"><text:a xlink:type="simple" xlink:href="#__RefHeading___Toc3139_4277800663" text:style-name="Index_20_Link" text:visited-style-name="Index_20_Link">4.2 Test Methods<text:tab/>13</text:a></text:p>
          <text:p text:style-name="P21"><text:a xlink:type="simple" xlink:href="#__RefHeading___Toc2865_4277800663" text:style-name="Index_20_Link" text:visited-style-name="Index_20_Link">4.3 Test Results<text:tab/>13</text:a></text:p>
          <text:p text:style-name="P20"><text:a xlink:type="simple" xlink:href="#__RefHeading___Toc2429_4137669857" text:style-name="Index_20_Link" text:visited-style-name="Index_20_Link">5 Delivery and Installation<text:tab/>14</text:a></text:p>
          <text:p text:style-name="P20"><text:a xlink:type="simple" xlink:href="#__RefHeading___Toc2867_4277800663" text:style-name="Index_20_Link" text:visited-style-name="Index_20_Link">6 Annexes<text:tab/>15</text:a></text:p>
          <text:p text:style-name="P21"><text:a xlink:type="simple" xlink:href="#__RefHeading___Toc2869_4277800663" text:style-name="Index_20_Link" text:visited-style-name="Index_20_Link">6.1 Used Acronyms<text:tab/>15</text:a></text:p>
        </text:index-body>
      </text:table-of-content>
      <text:p text:style-name="P8"/>
      <text:h text:style-name="P25" text:outline-level="1"><text:bookmark-start text:name="__RefHeading___Toc2432_3817796211"/>Scope<text:bookmark-end text:name="__RefHeading___Toc2432_3817796211"/></text:h>
      <text:h text:style-name="Heading_20_2" text:outline-level="2"><text:bookmark-start text:name="__RefHeading___Toc2434_3817796211"/>Identification<text:bookmark-end text:name="__RefHeading___Toc2434_3817796211"/></text:h>
      <text:p text:style-name="P11">This document describes the modifications to ACT’s gnatcoll-db tool that were implemented to remove some limitations and expand some other aspects.</text:p>
      <text:p text:style-name="P24">This version 6 corresponds to ACT gnatcoll-db version 23.</text:p>
      <text:h text:style-name="Heading_20_2" text:outline-level="2"><text:bookmark-start text:name="__RefHeading___Toc2436_3817796211"/>Purpose<text:bookmark-end text:name="__RefHeading___Toc2436_3817796211"/></text:h>
      <text:p text:style-name="P11">ACT’s gnatcoll-db is a tool used to interface Ada to some databases (currently Postgresql and sqlite). It consist of several Ada packages distributed in the following parts:</text:p>
      <text:list xml:id="list1583263769" text:style-name="L1">
        <text:list-item>
          <text:p text:style-name="P116">sql: this part is in charge of interfacing Ada with SQL.</text:p>
        </text:list-item>
        <text:list-item>
          <text:p text:style-name="P116">postgres: this part is in charge of interfacing Ada with Postgresql database management system.</text:p>
        </text:list-item>
        <text:list-item>
          <text:p text:style-name="P116">sqlite: this part in in charge of interfacing Ada with sqlite database management system.</text:p>
        </text:list-item>
        <text:list-item>
          <text:p text:style-name="P116">gnatcoll_db2ada: this part is in charge of generating Ada packages implementing the cited interfaces. <text:span text:style-name="T391">If dealing with more than one database management system it is named as gnatcoll_all2ada.</text:span></text:p>
        </text:list-item>
      </text:list>
      <text:p text:style-name="P11">Although very promising, the complete package exhibit some limitations in its intended use as well it can be extended to support more completely the facilities provided by the databases management system.</text:p>
      <text:p text:style-name="P11">Therefore it has been modified in these lines, widening its benefits.</text:p>
      <text:h text:style-name="P28" text:outline-level="2"><text:bookmark-start text:name="__RefHeading___Toc2438_3817796211"/>Introduction<text:bookmark-end text:name="__RefHeading___Toc2438_3817796211"/></text:h>
      <text:p text:style-name="P14">Traditionally there has been a difficulty in using Ada for database applications. Gnatcoll-db came to resolve such difficulty, at two levels:</text:p>
      <text:list xml:id="list2819040399" text:style-name="L2">
        <text:list-item>
          <text:p text:style-name="P117">Interfacing Ada to the database management system through the use of SQL.</text:p>
        </text:list-item>
        <text:list-item>
          <text:p text:style-name="P117">Interfacing Ada on top of the previous level using an ORM approach.</text:p>
        </text:list-item>
      </text:list>
      <text:p text:style-name="P14">However when using seriously gnatcoll-db with medium to large databases, it arose severe limitations in the implemented part as well lack of features that render gnatcoll-db only valid for limited databases applications. The modifications here described are an attempt to expand the use of gnatcoll-db by solving these issues.</text:p>
      <text:p text:style-name="P13"><text:span text:style-name="T397">I</text:span>n spite of the required or proposed improvements, the facility gnatcoll-db is a great idea <text:span text:style-name="T340">which allows to access </text:span><text:span text:style-name="T386">R</text:span><text:span text:style-name="T340">DBMS in the programming language Ada, using object oriented features </text:span><text:span text:style-name="T384">or Object Relational Mapping (ORM)</text:span><text:span text:style-name="T340">. </text:span><text:span text:style-name="T384">In definitive it is an e</text:span><text:span text:style-name="T340">xcellent work.</text:span></text:p>
      <text:p text:style-name="P13"/>
      <text:p text:style-name="P11">This document is composed by the following sections:</text:p>
      <text:p text:style-name="P11">Section 1 is the scope. Section 2 contains the necessary references. Section 3 describes the modifications. Section 4 describes the tests, both objectives, methods and results. <text:span text:style-name="T395">Finally section 5 specifies the delivery method. </text:span>The document ends with an appendix <text:span text:style-name="T395">with used</text:span> acronyms.</text:p>
      <text:h text:style-name="P25" text:outline-level="1"><text:bookmark-start text:name="__RefHeading___Toc2427_4137669857"/>References<text:bookmark-end text:name="__RefHeading___Toc2427_4137669857"/></text:h>
      <text:list xml:id="list3939299741" text:style-name="L3">
        <text:list-item>
          <text:p text:style-name="P120">Ada 2012 <text:span text:style-name="T387">Language Reference Manual, ISO/IEC 8652:2012(E). </text:span><text:span text:style-name="T394">Available online at</text:span><text:span text:style-name="T387"> </text:span><text:a xlink:type="simple" xlink:href="http://www.ada-auth.org/" text:style-name="Internet_20_link" text:visited-style-name="Visited_20_Internet_20_Link"><text:span text:style-name="T387">http://www.ada-auth.org</text:span></text:a></text:p>
        </text:list-item>
        <text:list-item>
          <text:p text:style-name="P118"><text:span text:style-name="T388">Structured Query Language (SQL)</text:span><text:span text:style-name="T386">, </text:span><text:span text:style-name="T388">ISO/IEC 9075:2016</text:span></text:p>
        </text:list-item>
        <text:list-item>
          <text:p text:style-name="P120">Postgres<text:span text:style-name="T390">ql</text:span> documentation, <text:span text:style-name="T388">available online at </text:span><text:span text:style-name="Internet_20_link"><text:span text:style-name="T388">https://www.postgresql.org/</text:span></text:span></text:p>
        </text:list-item>
        <text:list-item>
          <text:p text:style-name="P120">sqlite documentation, <text:span text:style-name="T388">available online at </text:span><text:span text:style-name="Internet_20_link"><text:span text:style-name="T388">https://www.sqlite.org/</text:span></text:span></text:p>
        </text:list-item>
        <text:list-item>
          <text:p text:style-name="P120">gnatcoll-db documentation, <text:span text:style-name="T388">available online at </text:span><text:a xlink:type="simple" xlink:href="https://docs.adacore.com/live/wave/gnatcoll-db/html/gnatcoll-db_ug/index.html" text:style-name="Internet_20_link" text:visited-style-name="Visited_20_Internet_20_Link"><text:span text:style-name="T388">https://docs.adacore.com/live/wave/gnatcoll-db/html/gnatcoll-db_ug/index.html</text:span></text:a></text:p>
        </text:list-item>
        <text:list-item>
          <text:p text:style-name="P121">R. Elmasri, S. B. Navathe:<text:span text:style-name="T227"> Fundamentals of Database Systems</text:span>, 6<text:span text:style-name="T389">th</text:span> ed., 2011, Addison-Wesley. <text:span text:style-name="T393">In particular Part 3, Conceptual Modeling and Database Design and Part 4, Object, Object-Relational and XML: Concepts, Models, Language and Standards.</text:span></text:p>
        </text:list-item>
        <text:list-item>
          <text:p text:style-name="P119"><text:span text:style-name="T260">IEEE Standard for Floating-Point Arithmetic, </text:span><text:span text:style-name="T273">IEEE 754-20</text:span><text:span text:style-name="T274">19</text:span><text:span text:style-name="T273">, </text:span><text:span text:style-name="T274">available at the IEEE.</text:span></text:p>
        </text:list-item>
      </text:list>
      <text:h text:style-name="Heading_20_1" text:outline-level="1"><text:bookmark-start text:name="__RefHeading___Toc2414_3817796211"/>Description of the Modifications<text:bookmark-end text:name="__RefHeading___Toc2414_3817796211"/></text:h>
      <text:h text:style-name="Heading_20_2" text:outline-level="2"><text:bookmark-start text:name="__RefHeading___Toc2416_3817796211"/>Environment<text:bookmark-end text:name="__RefHeading___Toc2416_3817796211"/></text:h>
      <text:list xml:id="list1496354267" text:style-name="L4">
        <text:list-item>
          <text:p text:style-name="P30">Linux Xubuntu <text:span text:style-name="T283">2</text:span><text:span text:style-name="T356">2</text:span><text:span text:style-name="T283">.</text:span><text:span text:style-name="T356">04 “jammy”</text:span></text:p>
        </text:list-item>
        <text:list-item>
          <text:p text:style-name="P31">Meld (visual comparison tool) 3.20.4</text:p>
        </text:list-item>
        <text:list-item>
          <text:p text:style-name="P30">GNAT Community 2021</text:p>
        </text:list-item>
        <text:list-item>
          <text:p text:style-name="P66"><text:span text:style-name="T88">Posgresql </text:span><text:span text:style-name="T89">13.6</text:span></text:p>
        </text:list-item>
        <text:list-item>
          <text:p text:style-name="P32">pgAdmin4 <text:span text:style-name="T283">6.8</text:span></text:p>
        </text:list-item>
        <text:list-item>
          <text:p text:style-name="P30">Gnatcoll-db <text:span text:style-name="T400">version 23</text:span> from <text:a xlink:type="simple" xlink:href="https://github.com/AdaCore/gnatcoll-db.git" text:style-name="Internet_20_link" text:visited-style-name="Visited_20_Internet_20_Link"><text:span text:style-name="T227">https://github.com/AdaCore/gnatcoll-db.git</text:span></text:a></text:p>
        </text:list-item>
      </text:list>
      <text:h text:style-name="Heading_20_2" text:outline-level="2"><text:bookmark-start text:name="__RefHeading___Toc2418_3817796211"/>Building and installing Gnatcoll-db<text:bookmark-end text:name="__RefHeading___Toc2418_3817796211"/></text:h>
      <text:list xml:id="list3493505769" text:style-name="L5">
        <text:list-item>
          <text:p text:style-name="P33">sql: <text:span text:style-name="T257">using the makefile.setup produced by make setup (i.e., ENABLE_SHARED=yes and BUILD=PROD, there is the following error:<text:line-break/></text:span></text:p>
          <text:p text:style-name="P68">gprbuild -p -m --target=x86_64-linux <text:s/>-j2 -XGNATCOLL_VERSION=0.0 -XBUILD=PROD <text:s/>-XLIBRARY_TYPE=relocatable -XXMLADA_BUILD=relocatable -XGPR_BUILD=relocatable \</text:p>
          <text:p text:style-name="P69">gnatcoll_sql.gpr</text:p>
          <text:p text:style-name="P69">gnatcoll.gpr:12:04: value "relocatable" is illegal for typed string "build"</text:p>
          <text:p text:style-name="P69">gprbuild: "gnatcoll_sql.gpr" processing failed</text:p>
          <text:p text:style-name="P34"/>
          <text:p text:style-name="P122">This is traced to an installation of gnatcoll-core with no relocatable library. Just recompile and reinstall gnatcoll-co<text:span text:style-name="T400">r</text:span>e with relocatable libraries.<text:span text:style-name="T257"><text:line-break/></text:span></text:p>
        </text:list-item>
        <text:list-item>
          <text:p text:style-name="P67"><text:span text:style-name="T121">Postgres: w</text:span><text:span text:style-name="T120">hen trying to build the relocatable library:<text:line-break/></text:span><text:span text:style-name="T347">…</text:span></text:p>
          <text:p text:style-name="P70">…</text:p>
          <text:p text:style-name="P70"><text:s text:c="3"/>[Ada] <text:s text:c="9"/>gnatcoll-sql-postgres-gnade.adb</text:p>
          <text:p text:style-name="P70">Build Libraries</text:p>
          <text:p text:style-name="P70"><text:s text:c="3"/>[gprlib] <text:s text:c="6"/>gnatcoll_postgres.lexch</text:p>
          <text:p text:style-name="P70"><text:s text:c="3"/>[bind SAL] <text:s text:c="4"/>gnatcoll_postgres</text:p>
          <text:p text:style-name="P35"/>
          <text:p text:style-name="P70">raised STORAGE_ERROR : stack overflow or erroneous memory access</text:p>
          <text:p text:style-name="P36"/>
          <text:p text:style-name="P122"><text:span text:style-name="T357">Modifying </text:span><text:span text:style-name="T358">by an </text:span><text:span text:style-name="T357">exaggerated degree the </text:span><text:span text:style-name="T402">Unix </text:span><text:span text:style-name="T357">process stack size produces the same result.<text:line-break/></text:span>It was not the objective to <text:span text:style-name="T357">resolve </text:span>th<text:span text:style-name="T346">is</text:span><text:span text:style-name="T286"> issue</text:span>, so <text:span text:style-name="T259">all </text:span>makefile.setup w<text:span text:style-name="T259">ere</text:span> change<text:span text:style-name="T286">d</text:span> to ENABLE_SHARED=no. <text:span text:style-name="T402">Then only the static library is obtained.</text:span></text:p>
        </text:list-item>
        <text:list-item>
          <text:p text:style-name="P67"><text:span text:style-name="T120">sqlite: s</text:span><text:span text:style-name="T122">ame</text:span><text:span text:style-name="T120"> issue </text:span><text:span text:style-name="T123">with relocatable. Only the static library was obtained.</text:span></text:p>
        </text:list-item>
        <text:list-item>
          <text:p text:style-name="P67"><text:span text:style-name="T123">gnatcoll_2db2ada: </text:span><text:span text:style-name="T124">here DB_BACKEND=all </text:span><text:span text:style-name="T125">to support Postgresql. </text:span><text:span text:style-name="T130">Then the generat</text:span><text:span text:style-name="T141">or</text:span><text:span text:style-name="T130"> program is named gnatcoll_all2ada.</text:span></text:p>
        </text:list-item>
      </text:list>
      <text:h text:style-name="Heading_20_2" text:outline-level="2"><text:bookmark-start text:name="__RefHeading___Toc2420_3817796211"/>Using gnatcoll_<text:span text:style-name="T391">all</text:span>2ada <text:span text:style-name="T321">and </text:span><text:span text:style-name="T391">Some </text:span>Terminology<text:bookmark-end text:name="__RefHeading___Toc2420_3817796211"/></text:h>
      <text:p text:style-name="Text_20_body"><text:span text:style-name="T386">R</text:span>DBMS is the acronym for <text:span text:style-name="T207">R</text:span><text:span text:style-name="T386">elational </text:span><text:span text:style-name="T193">D</text:span>ata <text:span text:style-name="T193">B</text:span>ase <text:span text:style-name="T193">M</text:span>anagement <text:span text:style-name="T193">S</text:span>ystem, referring to the software that manipulates the data. In our case, it is <text:span text:style-name="T110">Postgresql, whilst sqlite will be considered in a few cases in this report.</text:span></text:p>
      <text:p text:style-name="Text_20_body"><text:soft-page-break/><text:span text:style-name="T260">The SQL D</text:span><text:span text:style-name="T264">DL</text:span><text:span text:style-name="T260"> </text:span><text:span text:style-name="T264">(</text:span><text:span text:style-name="T322">D</text:span><text:span text:style-name="T264">ata </text:span><text:span text:style-name="T322">D</text:span><text:span text:style-name="T264">efinition </text:span><text:span text:style-name="T322">L</text:span><text:span text:style-name="T264">anguage) </text:span><text:span text:style-name="T260">is the script used to generate the database, which normally can also be obtained later </text:span><text:span text:style-name="T261">using</text:span><text:span text:style-name="T260"> the </text:span><text:span text:style-name="T269">R</text:span><text:span text:style-name="T260">DBMS. </text:span><text:span text:style-name="T262">By convention, this file is ended in “.sql”.</text:span></text:p>
      <text:p text:style-name="Text_20_body"><text:span text:style-name="T260">gnatcoll_all2ada can connect to the </text:span><text:span text:style-name="T269">R</text:span><text:span text:style-name="T260">DBMS (Postgresql or sqlite) and build an </text:span><text:span text:style-name="T272">internal </text:span><text:span text:style-name="T260">Ada structure call</text:span><text:span text:style-name="T264">ed the</text:span><text:span text:style-name="T260"> DB_Schema. To do that, <text:s/></text:span><text:span text:style-name="T263">us</text:span><text:span text:style-name="T260">e </text:span><text:span text:style-name="T263">gnatcoll_</text:span><text:span text:style-name="T271">all</text:span><text:span text:style-name="T263">2ada with the option -text </text:span><text:span text:style-name="T260">and all necessary </text:span><text:span text:style-name="T269">R</text:span><text:span text:style-name="T260">DBMS parameters (database name, host, port, user, password).</text:span></text:p>
      <text:p text:style-name="Text_20_body">In addition, using <text:span text:style-name="T338">such</text:span> option -text also produces a file containing a reduced database schema. We will call it the “generated schema”. By convention , these files will end in “.orm”.</text:p>
      <text:p text:style-name="Text_20_body"><text:span text:style-name="T260">Using </text:span><text:span text:style-name="T270">again</text:span><text:span text:style-name="T267"> </text:span><text:span text:style-name="T260">gnatcoll_</text:span><text:span text:style-name="T262">all</text:span><text:span text:style-name="T260">2ada with -api -orm, </text:span><text:span text:style-name="T264">this program will generate the ORM Ada code using </text:span><text:span text:style-name="T260">the </text:span><text:span text:style-name="T261">previously </text:span><text:span text:style-name="T260">generated schema</text:span><text:span text:style-name="T262">. </text:span><text:span text:style-name="T265">This last part is obtained <text:s/>by internally calling a python module called dborm.py </text:span><text:span text:style-name="T267">(which as will be replaced </text:span><text:span text:style-name="T272">by an Ada module, see section </text:span><text:span text:style-name="T272"><text:bookmark-ref text:reference-format="number" text:ref-name="__RefHeading___Toc1412_1305376038">3.11</text:bookmark-ref></text:span><text:span text:style-name="T267">).</text:span></text:p>
      <text:h text:style-name="Heading_20_2" text:outline-level="2"><text:bookmark-start text:name="__RefHeading___Toc2422_3817796211"/>Recommendations:<text:bookmark-end text:name="__RefHeading___Toc2422_3817796211"/></text:h>
      <text:list xml:id="list2844930059" text:style-name="L6">
        <text:list-item>
          <text:p text:style-name="P59"><text:span text:style-name="T338">I</text:span>f the Postgresql database has a sql schema <text:span text:style-name="T321">(see SQL documentation </text:span><text:span text:style-name="T322">for this concept</text:span><text:span text:style-name="T321">)</text:span>:</text:p>
          <text:list>
            <text:list-item>
              <text:p text:style-name="P71"><text:span text:style-name="T4">When calling gnatcoll_all2ada, the option -omit-schema &lt;</text:span><text:span text:style-name="T44">the_sql_schema</text:span><text:span text:style-name="T4">&gt; shall be included, otherwise lots of <text:line-break/></text:span><text:span text:style-name="T349"> <text:tab/>tmp_orm:5047:14: error: child unit allowed only at library leve</text:span><text:span text:style-name="T350">l <text:line-break/> <text:tab/></text:span><text:span text:style-name="T349">tmp_orm:5440:16: error: missing "is" </text:span><text:span text:style-name="T4"><text:line-break/>are issued by gnatchop.</text:span></text:p>
            </text:list-item>
            <text:list-item>
              <text:p text:style-name="P60">On the oth<text:span text:style-name="T218">e</text:span>r hand, <text:span text:style-name="T322">if such option is included when calling gnatcoll_all2ada</text:span>, all emitted sql statements are rejected because the sql schema is not in the search path of the sql statements. Solution:<text:line-break/><text:span text:style-name="T244">I</text:span>nsert in your program a SQL statement=&gt; set schema '&lt;the sql-xchema&gt;;' such <text:span text:style-name="T359">as </text:span>this one:<text:line-break/> <text:span text:style-name="T351">Execute (Connection =&gt; DB (Session),<text:line-break/> <text:s text:c="8"/>Query =&gt; "set schema '&lt;the sql-schema&gt;';");</text:span><text:line-break/><text:span text:style-name="T300">However that should be solved in the generated code.</text:span></text:p>
            </text:list-item>
          </text:list>
        </text:list-item>
        <text:list-item>
          <text:p text:style-name="P72"><text:span text:style-name="T47">gnatcoll-db maps </text:span><text:span text:style-name="T7">V</text:span><text:span text:style-name="T5">archar</text:span><text:span text:style-name="T41">(n)</text:span><text:span text:style-name="T5"> to text (unbounded string) </text:span><text:span text:style-name="T6">loosing the limit. This is a </text:span><text:span text:style-name="T179">sensible </text:span><text:span text:style-name="T6">design decision </text:span><text:span text:style-name="T36">but the length of the string is lost. </text:span><text:span text:style-name="T179">Longer strings will be reported by the </text:span><text:span text:style-name="T184">R</text:span><text:span text:style-name="T179">DBMS as runtime errors.</text:span></text:p>
        </text:list-item>
      </text:list>
      <text:h text:style-name="Heading_20_2" text:outline-level="2"><text:bookmark-start text:name="__RefHeading___Toc2424_3817796211"/>Pretty-Print the <text:span text:style-name="T306">genera</text:span>ted schema<text:bookmark-end text:name="__RefHeading___Toc2424_3817796211"/></text:h>
      <text:list xml:id="list785255733" text:style-name="L7">
        <text:list-item>
          <text:p text:style-name="P73"><text:span text:style-name="T8">A new option was included in gnatcoll_</text:span><text:span text:style-name="T189">all</text:span><text:span text:style-name="T8">2ada: “-</text:span><text:span text:style-name="T31">no</text:span><text:span text:style-name="T8">auto</text:span><text:span text:style-name="T176">data</text:span><text:span text:style-name="T29">”</text:span><text:span text:style-name="T8">. </text:span><text:span text:style-name="T30">Default </text:span><text:span text:style-name="T31">false</text:span><text:span text:style-name="T30">.</text:span><text:span text:style-name="T8"> </text:span><text:span text:style-name="T34">If not given (i.e., noauto</text:span><text:span text:style-name="T176">data</text:span><text:span text:style-name="T34"> is false so </text:span><text:span text:style-name="T176">you are requesting </text:span><text:span text:style-name="T34">auto</text:span><text:span text:style-name="T176">matic data generation</text:span><text:span text:style-name="T34">), then </text:span><text:span text:style-name="T175">in the generated schema:</text:span></text:p>
          <text:list>
            <text:list-item>
              <text:p text:style-name="P73"><text:span text:style-name="T187">if in the sql schema the table or view description starts by “(&lt;some_name&gt;) etc.”, </text:span><text:span text:style-name="T34">t</text:span><text:span text:style-name="T4">he 3rd column for tables is automatically </text:span><text:span text:style-name="T153">generated</text:span><text:span text:style-name="T4"> </text:span><text:span text:style-name="T187">as &lt;some_name&gt;. Note that the “)” shall be followed by a space. Same for views. </text:span><text:span text:style-name="T11">Implemented.</text:span></text:p>
            </text:list-item>
            <text:list-item>
              <text:p text:style-name="P74"><text:span text:style-name="T187">In other case, if </text:span><text:span text:style-name="T4">the table name end</text:span><text:span text:style-name="T5">s</text:span><text:span text:style-name="T4"> in "s", </text:span><text:span text:style-name="T34">t</text:span><text:span text:style-name="T4">he 3rd column for tables is automatically </text:span><text:span text:style-name="T153">generated</text:span><text:span text:style-name="T4"> by removing the "s". Same for views in case the view name ends in "s_view". </text:span><text:span text:style-name="T11">Implemented. <text:line-break/></text:span><text:span text:style-name="T27">Warning: </text:span><text:span text:style-name="T129">n</text:span><text:span text:style-name="T127">ote</text:span><text:span text:style-name="T42"> that this approach may produce </text:span><text:span text:style-name="T188">i</text:span><text:span text:style-name="T42">ncorrect words </text:span><text:span text:style-name="T43">(for example, “currencies” is translated to “currencie”</text:span><text:span text:style-name="T185">).</text:span><text:span text:style-name="T43"> <text:s/></text:span><text:span text:style-name="T188">Also </text:span><text:span text:style-name="T126">N</text:span><text:span text:style-name="T139">ame conflicts </text:span><text:span text:style-name="T140">may arise </text:span><text:span text:style-name="T139">if the generate table’s row_name is identical to some field in some table. Therefore </text:span><text:span text:style-name="T128">manual intervention may be required</text:span><text:span text:style-name="T126">.</text:span></text:p>
            </text:list-item>
          </text:list>
        </text:list-item>
        <text:list-item>
          <text:p text:style-name="P75"><text:span text:style-name="T177">See below for automatic r</text:span><text:span text:style-name="T176">everse relations </text:span><text:span text:style-name="T178">(section </text:span><text:span text:style-name="T178"><text:bookmark-ref text:reference-format="number" text:ref-name="__RefHeading___Toc1833_2944155460">3.7</text:bookmark-ref></text:span><text:span text:style-name="T178"><text:s/>point </text:span><text:span text:style-name="T178"><text:bookmark-ref text:reference-format="number" text:ref-name="__RefNumPara__1614_544439435">14</text:bookmark-ref></text:span><text:span text:style-name="T178">)</text:span><text:span text:style-name="T42">. </text:span><text:span text:style-name="T11">Implemented.</text:span></text:p>
        </text:list-item>
        <text:list-item>
          <text:p text:style-name="P76"><text:span text:style-name="T28">T</text:span><text:span text:style-name="T4">wo new options have been p</text:span><text:span text:style-name="T191">laced</text:span><text:span text:style-name="T4"> under user control (they were already implemented): </text:span></text:p>
          <text:p text:style-name="P76"><text:soft-page-break/><text:span text:style-name="T4">“-</text:span><text:span text:style-name="T31">no</text:span><text:span text:style-name="T4">showcomments” and “-</text:span><text:span text:style-name="T31">no</text:span><text:span text:style-name="T4">aligncolumns”. Default </text:span><text:span text:style-name="T31">false</text:span><text:span text:style-name="T4">. </text:span><text:span text:style-name="T11">Implemented.</text:span></text:p>
        </text:list-item>
        <text:list-item>
          <text:p text:style-name="P77"><text:span text:style-name="T28">A</text:span><text:span text:style-name="T4">ligning columns is now global for all tables. </text:span><text:span text:style-name="T11">Implemented.</text:span></text:p>
        </text:list-item>
      </text:list>
      <text:h text:style-name="Heading_20_2" text:outline-level="2"><text:bookmark-start text:name="__RefHeading___Toc2426_3817796211"/><text:span text:style-name="T12">N</text:span><text:span text:style-name="T9">ew Supported Types</text:span><text:bookmark-end text:name="__RefHeading___Toc2426_3817796211"/></text:h>
      <text:list xml:id="list3360477670" text:style-name="L8">
        <text:list-item>
          <text:p text:style-name="P86"><text:span text:style-name="T5">The </text:span><text:span text:style-name="T4">function "-" (T : T_Money) return T_Money renames SQL_Impl."-"; </text:span><text:span text:style-name="T180">was</text:span><text:span text:style-name="T4"> missing. </text:span><text:span text:style-name="T10">Implemented.</text:span></text:p>
        </text:list-item>
        <text:list-item>
          <text:p text:style-name="P61"><text:span text:style-name="T227">Money</text:span> is numeric(16,2). This is normally insufficient, so <text:span text:style-name="T227">numeric(24,8)</text:span> and <text:span text:style-name="T227">numeric(8,4)</text:span> were <text:span text:style-name="T216">included</text:span> similarly to <text:span text:style-name="T227">Money</text:span>. <text:span text:style-name="T194">Implemented.</text:span></text:p>
        </text:list-item>
        <text:list-item>
          <text:p text:style-name="P37"><text:span text:style-name="T310">Note that in gnatcoll-sql-inspect.ads, the overriding function</text:span><text:span text:style-name="T242">s</text:span><text:span text:style-name="T310"> Type_To_SQL for these new types </text:span><text:span text:style-name="T242">are</text:span><text:span text:style-name="T213"> </text:span><text:span text:style-name="T310">in the body.</text:span><text:span text:style-name="T200"> </text:span><text:span text:style-name="T194">Implemented.</text:span></text:p>
        </text:list-item>
        <text:list-item>
          <text:p text:style-name="P86"><text:span text:style-name="T64">S</text:span><text:span text:style-name="T62">mallint</text:span><text:span text:style-name="T4">: </text:span><text:span text:style-name="T47">gnatcoll db</text:span><text:span text:style-name="T146">2ada</text:span><text:span text:style-name="T4"> translate</text:span><text:span text:style-name="T47">s it</text:span><text:span text:style-name="T4"> to </text:span><text:span text:style-name="T155">I</text:span><text:span text:style-name="T4">nteger instead of </text:span><text:span text:style-name="T155">S</text:span><text:span text:style-name="T4">hort_</text:span><text:span text:style-name="T155">I</text:span><text:span text:style-name="T4">nteger.</text:span><text:span text:style-name="T37"> </text:span><text:span text:style-name="T18">Correcte</text:span><text:span text:style-name="T13">d.</text:span></text:p>
        </text:list-item>
        <text:list-item>
          <text:p text:style-name="P86"><text:span text:style-name="T64">R</text:span><text:span text:style-name="T62">eal</text:span><text:span text:style-name="T4"> is unknown </text:span><text:span text:style-name="T47">to gnatcoll_</text:span><text:span text:style-name="T189">all2ada</text:span><text:span text:style-name="T4">. </text:span><text:span text:style-name="T38">Postgresql</text:span><text:span text:style-name="T37"> </text:span><text:span text:style-name="T72">Real</text:span><text:span text:style-name="T38"> type is </text:span><text:span text:style-name="T56">IEEE </text:span><text:span text:style-name="T58">754 </text:span><text:span text:style-name="T56">Binary32 </text:span><text:span text:style-name="T61">with a pr</text:span><text:span text:style-name="T37">ecision of at least 6 decimal</text:span><text:span text:style-name="T38">, which is equivalent to Ada Float </text:span><text:span text:style-name="T56">(</text:span><text:span text:style-name="T61">also </text:span><text:span text:style-name="T56">IEEE </text:span><text:span text:style-name="T58">754 </text:span><text:span text:style-name="T56">Binary32)</text:span><text:span text:style-name="T38">. </text:span><text:span text:style-name="T15">Implemented.</text:span></text:p>
        </text:list-item>
        <text:list-item>
          <text:p text:style-name="P86"><text:span text:style-name="T35">Unsupported SQL type: </text:span><text:span text:style-name="T71">double precision</text:span><text:span text:style-name="T35">. </text:span><text:span text:style-name="T167">It should be </text:span><text:span text:style-name="T56">mapp</text:span><text:span text:style-name="T168">ed</text:span><text:span text:style-name="T56"> it to Long_Float (</text:span>IEEE <text:span text:style-name="T226">754 </text:span>Binary<text:span text:style-name="T225">64)</text:span><text:span text:style-name="T57">. </text:span><text:span text:style-name="T14">Implemented.</text:span></text:p>
        </text:list-item>
        <text:list-item>
          <text:p text:style-name="P37"><text:span text:style-name="T230">I</text:span><text:span text:style-name="T231">nterval</text:span><text:span text:style-name="T311">: </text:span><text:span text:style-name="T242">In Postgresql, interval is a duration but with larger range than Ada Duration. </text:span><text:span text:style-name="T223">gnatcoll_</text:span><text:span text:style-name="T372">all2ada</text:span><text:span text:style-name="T311"> produces unknown field type </text:span><text:span text:style-name="T231">interval</text:span><text:span text:style-name="T311">. </text:span><text:span text:style-name="T242">A new routine to parse Postgresql Duration (ISO8601, <text:s/>Sql_Standard, normal Progresql stype and Postgresql verbose) has been included in gnatcoll-sql-exec_private.adb. </text:span><text:span text:style-name="T199">Implemented.</text:span></text:p>
        </text:list-item>
      </text:list>
      <text:h text:style-name="Heading_20_2" text:outline-level="2"><text:bookmark-start text:name="__RefHeading___Toc1833_2944155460"/><text:span text:style-name="T309">Observations </text:span>when <text:span text:style-name="T305">generat</text:span><text:span text:style-name="T304">ing</text:span> the schema<text:bookmark-end text:name="__RefHeading___Toc1833_2944155460"/></text:h>
      <text:list xml:id="list4146601245" text:style-name="L9">
        <text:list-item>
          <text:p text:style-name="P87"><text:span text:style-name="T7">D</text:span><text:span text:style-name="T4">efault negative numbers such as -5.0 are </text:span><text:span text:style-name="T46">returned by Postgresql</text:span><text:span text:style-name="T4"> </text:span><text:span text:style-name="T46">as</text:span><text:span text:style-name="T4"> strings instead of numbers. </text:span><text:span text:style-name="T46">H</text:span><text:span text:style-name="T4">owever gnatcoll_</text:span><text:span text:style-name="T189">all2ada</text:span><text:span text:style-name="T4"> do not honor </text:span><text:span text:style-name="T181">in all cases </text:span><text:span text:style-name="T4">the "</text:span><text:span text:style-name="T62">::numeric</text:span><text:span text:style-name="T4">" qualifier </text:span><text:span text:style-name="T5">nor the “</text:span><text:span text:style-name="T63">::integer</text:span><text:span text:style-name="T5">”, etc.</text:span><text:span text:style-name="T4"> </text:span><text:span text:style-name="T16">Correc</text:span><text:span text:style-name="T12">ted</text:span><text:span text:style-name="T32">.</text:span></text:p>
        </text:list-item>
        <text:list-item>
          <text:p text:style-name="P91"><text:span text:style-name="T32">R</text:span><text:span text:style-name="T4">emove the writing of type cast for default values in the generated schema. </text:span><text:span text:style-name="T9">Implemented.</text:span></text:p>
        </text:list-item>
        <text:list-item>
          <text:p text:style-name="P88"><text:span text:style-name="T64">M</text:span><text:span text:style-name="T62">oney with default </text:span><text:span text:style-name="T65">value</text:span><text:span text:style-name="T33"> </text:span><text:span text:style-name="T4">produces a constraint error in gnatcoll-sql-inspect.ads:199:15. </text:span><text:span text:style-name="T36">The solution is to move Type_To_SQL to the body. </text:span><text:span text:style-name="T16">Correc</text:span><text:span text:style-name="T12">ted.</text:span></text:p>
        </text:list-item>
        <text:list-item>
          <text:p text:style-name="P88"><text:span text:style-name="T64">T</text:span><text:span text:style-name="T62">imestamp without time zone</text:span><text:span text:style-name="T4"> is translated </text:span><text:span text:style-name="T47">by gnatcoll_</text:span><text:span text:style-name="T189">all</text:span><text:span text:style-name="T146">2ada</text:span><text:span text:style-name="T47"> </text:span><text:span text:style-name="T4">to </text:span><text:span text:style-name="T62">timestamp with time zone</text:span><text:span text:style-name="T4">. </text:span></text:p>
        </text:list-item>
        <text:list-item>
          <text:p text:style-name="P62"><text:span text:style-name="T227">Timestamp</text:span> <text:span text:style-name="T243">alone </text:span>should be translated to <text:span text:style-name="T227">timestamp without time zone</text:span>, required by SQL, but it is translated <text:span text:style-name="T224"><text:s/></text:span><text:span text:style-name="T223">by gnatcoll db</text:span><text:span text:style-name="T289">2ada</text:span><text:span text:style-name="T223"> </text:span>to <text:span text:style-name="T227">timestamp with time zone</text:span>.</text:p>
        </text:list-item>
        <text:list-item>
          <text:p text:style-name="P89"><text:span text:style-name="T64">T</text:span><text:span text:style-name="T62">ime without time zone</text:span><text:span text:style-name="T4">:</text:span><text:span text:style-name="T45"> </text:span><text:span text:style-name="T47">gnatcoll db</text:span><text:span text:style-name="T146">2ada</text:span><text:span text:style-name="T4"> produces unknown field type </text:span><text:span text:style-name="T62">time without time zone</text:span><text:span text:style-name="T4">.</text:span></text:p>
        </text:list-item>
        <text:list-item>
          <text:p text:style-name="P89"><text:span text:style-name="T64">T</text:span><text:span text:style-name="T62">ime with time zone</text:span><text:span text:style-name="T4">: </text:span><text:span text:style-name="T47">gnatcoll db</text:span><text:span text:style-name="T146">2ada</text:span><text:span text:style-name="T4"> produces unknown field type </text:span><text:span text:style-name="T62">time without time zone</text:span><text:span text:style-name="T4">.</text:span></text:p>
        </text:list-item>
        <text:list-item>
          <text:p text:style-name="P78"><text:span text:style-name="T64">T</text:span><text:span text:style-name="T69">ime</text:span><text:span text:style-name="T32">: </text:span><text:span text:style-name="T47">gnatcoll db</text:span><text:span text:style-name="T146">2ada</text:span><text:span text:style-name="T32"> produces unknown field type </text:span><text:span text:style-name="T69">time without time zone</text:span><text:span text:style-name="T32">.</text:span></text:p>
        </text:list-item>
        <text:list-item>
          <text:p text:style-name="P78"><text:span text:style-name="T64">Timestamp</text:span><text:span text:style-name="T7">, </text:span><text:span text:style-name="T64">Time</text:span><text:span text:style-name="T7"> and </text:span><text:span text:style-name="T64">Interval</text:span><text:span text:style-name="T7"> with a precision: </text:span><text:span text:style-name="T47">gnatcoll db</text:span><text:span text:style-name="T146">2ada</text:span><text:span text:style-name="T7"> </text:span><text:span text:style-name="T47">reports </text:span><text:span text:style-name="T49">unknown field type</text:span><text:span text:style-name="T36">.</text:span></text:p>
        </text:list-item>
        <text:list-item>
          <text:p text:style-name="P79"><text:span text:style-name="T32">N</text:span><text:span text:style-name="T4">ote that index information, even if </text:span><text:span text:style-name="T146">it is </text:span><text:span text:style-name="T4">in the Postgres</text:span><text:span text:style-name="T161">ql</text:span><text:span text:style-name="T4"> database, is no included in the generated schema </text:span><text:span text:style-name="T181">because it is not extracted from the </text:span><text:span text:style-name="T184">R</text:span><text:span text:style-name="T181">DBMS.</text:span></text:p>
        </text:list-item>
        <text:list-item>
          <text:p text:style-name="P80"><text:span text:style-name="T149">F</text:span><text:span text:style-name="T4">ields in the </text:span><text:span text:style-name="T152">generated</text:span><text:span text:style-name="T4"> schema are alphabetically classified, not respecting the order of the fields in the database </text:span><text:span text:style-name="T150">(assuming this order was defined by the database designe</text:span><text:span text:style-name="T186">r</text:span><text:span text:style-name="T150"> by some reason”</text:span><text:span text:style-name="T4">. </text:span><text:span text:style-name="T150">It is in gnatcoll-sql-postgres-builde</text:span><text:span text:style-name="T181">r</text:span><text:span text:style-name="T150">.adb procedure For_Each_Field having the clause “ ORDER BY pg_attribute.attname”. </text:span><text:span text:style-name="T19">Corrected.</text:span></text:p>
        </text:list-item>
        <text:list-item>
          <text:p text:style-name="P90"><text:span text:style-name="T90">T</text:span><text:span text:style-name="T91">rivial: some fields are generated with upper case initial (Integer, Float, Money, Text, Character), others are generated with lower case initial (</text:span><text:span text:style-name="T92">smallint, </text:span><text:span text:style-name="T91">bigint, double precision, real, numeric, timestamp </text:span><text:span text:style-name="T93">with time zone</text:span><text:span text:style-name="T91">, date, interval, boolean).</text:span></text:p>
        </text:list-item>
        <text:list-item>
          <text:p text:style-name="P92"><text:bookmark-start text:name="__RefNumPara__1704_920596839"/><text:span text:style-name="T91">I</text:span><text:span text:style-name="T87">f the SQL s</text:span><text:span text:style-name="T138">cript</text:span><text:span text:style-name="T87"> contains a foreign relation name, such name is taken as the reverse relation name when generating the schema. </text:span><text:span text:style-name="T9">Implemented.</text:span><text:bookmark-end text:name="__RefNumPara__1704_920596839"/></text:p>
        </text:list-item>
        <text:list-item>
          <text:p text:style-name="P93"><text:bookmark-start text:name="__RefNumPara__1614_544439435"/><text:soft-page-break/><text:span text:style-name="T91">A</text:span><text:span text:style-name="T87">utomatic Reverse Relation when generating the schema from a database: if -noautodata is false and the comment in a FK field in the database is “(some_name) etc. etc.” then some_name is automatically taken as reverse relation </text:span><text:span text:style-name="T113">name</text:span><text:span text:style-name="T87">. </text:span><text:span text:style-name="T113">This takes preference over previous point </text:span><text:span text:style-name="T113"><text:bookmark-ref text:reference-format="number" text:ref-name="__RefNumPara__1704_920596839">13</text:bookmark-ref></text:span><text:span text:style-name="T113">. </text:span><text:span text:style-name="T25">Implemented.</text:span><text:bookmark-end text:name="__RefNumPara__1614_544439435"/></text:p>
        </text:list-item>
      </text:list>
      <text:h text:style-name="Heading_20_2" text:outline-level="2"><text:bookmark-start text:name="__RefHeading___Toc2604_2944155460"/><text:span text:style-name="T148">Observ</text:span><text:span text:style-name="T147">ations </text:span><text:span text:style-name="T4">when </text:span><text:span text:style-name="T84">generat</text:span><text:span text:style-name="T4">ing Ada </text:span><text:span text:style-name="T142">or in the generated Ada code</text:span><text:bookmark-end text:name="__RefHeading___Toc2604_2944155460"/></text:h>
      <text:list xml:id="list264144089" text:style-name="L10">
        <text:list-item>
          <text:p text:style-name="P63">Having <text:span text:style-name="T284">compound </text:span>foreign key is not <text:span text:style-name="T290">fully processed</text:span><text:span text:style-name="T284"> </text:span>by <text:span text:style-name="T288">File_IO.Read_Schema in gnatcoll-sql-inspect.adb</text:span>, producing multiple messages such as<text:line-break/><text:span text:style-name="T351">Invalid foreign key: </text:span><text:span text:style-name="T352">some_</text:span><text:span text:style-name="T351">table.</text:span><text:span text:style-name="T352">some_</text:span><text:span text:style-name="T351">f</text:span><text:span text:style-name="T353">ield</text:span><text:span text:style-name="T351"> references an invalid table or field</text:span><text:line-break/><text:span text:style-name="T206">Corrected.</text:span><text:span text:style-name="T268"> See also section </text:span><text:span text:style-name="T268"><text:bookmark-ref text:reference-format="number" text:ref-name="__RefHeading___Toc1750_2837530449">3.10</text:bookmark-ref></text:span><text:span text:style-name="T268">.</text:span></text:p>
        </text:list-item>
        <text:list-item>
          <text:p text:style-name="P94"><text:span text:style-name="T64">T</text:span><text:span text:style-name="T70">imestamp without time zone, Timestamp with time zone </text:span><text:span text:style-name="T50">and </text:span><text:span text:style-name="T70">Timestamp</text:span><text:span text:style-name="T50"> are mapped to Ada Time which in GNAT</text:span><text:span text:style-name="T86"> is obtained from the Operating System that already includes the time zone. The generated code does not deal with the time zones. </text:span><text:span text:style-name="T145">Also note that the SQL ranges are larger than GNAT Time range.</text:span></text:p>
        </text:list-item>
        <text:list-item>
          <text:p text:style-name="P81"><text:span text:style-name="T143">Generated ORM: compiling error: Long_Float_Value. </text:span><text:span text:style-name="T144">Long_Long_Float has been replaced by Long_Float. </text:span><text:span text:style-name="T19">Corrected.</text:span></text:p>
        </text:list-item>
        <text:list-item>
          <text:p text:style-name="P38"><text:span text:style-name="T215">I</text:span>n dborm.py, all numeric types (except autoincrement) are <text:span text:style-name="T316">now </text:span>initialized to ‘First <text:span text:style-name="T316">instead to -1. </text:span><text:span text:style-name="T201">Corrected.</text:span></text:p>
        </text:list-item>
        <text:list-item>
          <text:p text:style-name="P39">In ORM: values of type <text:span text:style-name="T227">Money</text:span> are returned by Postgresql as “35,6 €” <text:span text:style-name="T219">or “$ 35,6” f</text:span>or example. That produces a con<text:span text:style-name="T219">s</text:span>traint error in programs using the generated ORM. <text:span text:style-name="T217">The solution is to clean such value converting it to T_Money. </text:span><text:span text:style-name="T220">Corrected for $ and € in gnatcoll-sql-exec_private.adb routine Money_Value. </text:span><text:span text:style-name="T201">Corrected </text:span><text:span text:style-name="T196">(only for $ and €)</text:span><text:span text:style-name="T195">.</text:span></text:p>
        </text:list-item>
        <text:list-item>
          <text:p text:style-name="P40">Views cannot have primary keys, an error should be reported. <text:span text:style-name="T193">Implemented.</text:span></text:p>
        </text:list-item>
        <text:list-item>
          <text:p text:style-name="P41"><text:bookmark-start text:name="__RefNumPara__1410_1305376038"/>In the generated ORM: to get a new object, say for example Ship, the function New_Ship is generated, without parameters, returning a new Ship with all fields initialized <text:span text:style-name="T297">to default values </text:span>. <text:span text:style-name="T291">Then every field can be updated using Ship.Set_</text:span><text:span text:style-name="T292">Some</text:span><text:span text:style-name="T291">_Field (some value), field by field. </text:span><text:span text:style-name="T293">It would be convenient a </text:span><text:span text:style-name="T291">procedure to update all fields in one </text:span><text:span text:style-name="T401">Ada </text:span><text:span text:style-name="T291">statement.</text:span><text:bookmark-end text:name="__RefNumPara__1410_1305376038"/></text:p>
        </text:list-item>
        <text:list-item>
          <text:p text:style-name="P58"><text:span text:style-name="T297">As i</text:span>n the previous example: <text:span text:style-name="T293">There is no routine to set</text:span> <text:span text:style-name="T307">the value of </text:span><text:span text:style-name="T294">a field that is also a</text:span> primary key. <text:span text:style-name="T294">The </text:span><text:span text:style-name="T295">function</text:span><text:span text:style-name="T294"> New_Ship may obtain automatically a new primary key o</text:span><text:span text:style-name="T298">nly </text:span><text:span text:style-name="T294">for the case of using autoincrement primary keys, not this case </text:span><text:span text:style-name="T298">where the primary key is the IMO (International Maritime Organization) ship identification</text:span><text:span text:style-name="T294">.<text:line-break/></text:span><text:span text:style-name="T197">This is an important point</text:span><text:span text:style-name="T294">. The function New_”object” must include the primary key fields as parameters. dborm.py </text:span><text:span text:style-name="T296">must be modified </text:span><text:span text:style-name="T299">(by the way, in python. </text:span><text:span text:style-name="T302">Why not in Ada?</text:span><text:span text:style-name="T299">)</text:span><text:span text:style-name="T294">. </text:span><text:span text:style-name="T298">Until a solution </text:span><text:span text:style-name="T299">is available</text:span><text:span text:style-name="T298">, </text:span><text:span text:style-name="T198">the generated ORM Ada code </text:span><text:span text:style-name="T205">can</text:span><text:span text:style-name="T198"> be modified by hand </text:span><text:span text:style-name="T3">(all New_”object” have to include as parameters the primary key fields and in the body, they must </text:span><text:span text:style-name="T307">be </text:span><text:span text:style-name="T3">set as </text:span><text:span text:style-name="T301">modified)</text:span><text:span text:style-name="T298">. </text:span><text:span text:style-name="T203">I</text:span><text:span text:style-name="T202">mplemented</text:span><text:span text:style-name="T315"> in a new module in </text:span><text:span text:style-name="T223">gnatcoll_</text:span><text:span text:style-name="T372">all2ada</text:span><text:span text:style-name="T315"> but the definitive solution shall go in dborm.py </text:span><text:span text:style-name="T317">or </text:span><text:span text:style-name="T401">better, </text:span><text:span text:style-name="T317">get rid of dborm.py and recode it in Ada </text:span><text:span text:style-name="T325">(see section </text:span><text:span text:style-name="T325"><text:bookmark-ref text:reference-format="number" text:ref-name="__RefHeading___Toc1412_1305376038">3.11</text:bookmark-ref></text:span><text:span text:style-name="T325">).</text:span></text:p>
        </text:list-item>
        <text:list-item>
          <text:p text:style-name="P64"><text:span text:style-name="T275">As in the previous example: gnatcoll-db documentation indicates that it is highly recommended to set a primary key on all tables. Then, it is recommended using integers for the primary keys for efficiency reasons (i.e., autoincrement). This is not </text:span><text:span text:style-name="T276">an</text:span><text:span text:style-name="T275"> </text:span><text:span text:style-name="T277">accurate</text:span><text:span text:style-name="T275"> description: it must say that tables with non-autoincrement primary keys cannot be expanded with new rows as the generated SQL insert statements do not include the primary key field. Until a solution </text:span><text:span text:style-name="T277">is available</text:span><text:span text:style-name="T275">, </text:span><text:span text:style-name="T208">the generated ORM Ada code </text:span><text:span text:style-name="T211">can</text:span><text:span text:style-name="T208"> be modified by hand </text:span><text:span text:style-name="T278">(all </text:span><text:span text:style-name="T279">procedures Insert_Or_Update have to included a section for handling the primary key </text:span><text:span text:style-name="T280">and the check for insert or update must be “if </text:span><text:span text:style-name="T281">M</text:span><text:span text:style-name="T280">issing_</text:span><text:span text:style-name="T281">PK</text:span><text:span text:style-name="T280"> OR Mask (number of the primary key</text:span><text:span text:style-name="T279">)”. </text:span><text:span text:style-name="T209">Also an </text:span><text:soft-page-break/><text:span text:style-name="T209">important point. </text:span><text:span text:style-name="T282">The solution is to partially replace dborm.py (the part that generates ORM) by an Ada package generated the same files but with solving the previous issues. </text:span><text:span text:style-name="T210">Implemented.</text:span></text:p>
        </text:list-item>
        <text:list-item>
          <text:p text:style-name="P42"><text:span text:style-name="T368">V</text:span><text:span text:style-name="T367">iews: although views with Pks are marked correctly as an error, views with F</text:span><text:span text:style-name="T370">K</text:span><text:span text:style-name="T367">s </text:span><text:span text:style-name="T370">are accepted in error.</text:span><text:span text:style-name="T367"> </text:span><text:span text:style-name="T212">Corrected.</text:span></text:p>
        </text:list-item>
        <text:list-item>
          <text:p text:style-name="P43"><text:span text:style-name="T367">Originally, </text:span><text:span text:style-name="T371">SQL</text:span><text:span text:style-name="T367"> views were intended to be read-only combination of tables, however some DMBSs support updating views under limiting conditions (by automatically defining triggers to update the involved tables). That is beyond </text:span><text:span text:style-name="T369">gnatcoll_</text:span><text:span text:style-name="T367">all2ada, therefore a new option has been defined for </text:span><text:span text:style-name="T369">gnatcoll_</text:span><text:span text:style-name="T367">all2ada: -updatable-views</text:span><text:span text:style-name="T373">, default false. In this case, no routines to update</text:span><text:span text:style-name="T374">s</text:span><text:span text:style-name="T373"> are generated for </text:span><text:span text:style-name="T376">views in the</text:span><text:span text:style-name="T373"> ORM code. </text:span><text:span text:style-name="T378">Implemented</text:span><text:span text:style-name="T373"> in the new replacement for dborm.py (see section </text:span><text:span text:style-name="T373"><text:bookmark-ref text:reference-format="number" text:ref-name="__RefHeading___Toc1412_1305376038">3.11</text:bookmark-ref></text:span><text:span text:style-name="T373">). </text:span><text:span text:style-name="T375">S</text:span><text:span text:style-name="T374">pecifically: </text:span></text:p>
          <text:list>
            <text:list-item>
              <text:p text:style-name="P43"><text:span text:style-name="T379">insert_or_update</text:span><text:span text:style-name="T373">: </text:span><text:span text:style-name="T377">in the spec it will declared with null body.</text:span></text:p>
            </text:list-item>
            <text:list-item>
              <text:p text:style-name="P43"><text:span text:style-name="T380">internal_delete</text:span><text:span text:style-name="T374">: </text:span><text:span text:style-name="T375">already covered by a test on having PKs.</text:span></text:p>
            </text:list-item>
            <text:list-item>
              <text:p text:style-name="P44"><text:span text:style-name="T379">key</text:span><text:span text:style-name="T373">: already covered by a test on having PKs.</text:span></text:p>
            </text:list-item>
            <text:list-item>
              <text:p text:style-name="P43"><text:span text:style-name="T380">on_persist</text:span><text:span text:style-name="T374">: </text:span><text:span text:style-name="T375">omitted in spec and body.</text:span></text:p>
            </text:list-item>
            <text:list-item>
              <text:p text:style-name="P43"><text:span text:style-name="T379">set</text:span><text:span text:style-name="T373">: </text:span><text:span text:style-name="T375">omitted in spec and body.</text:span></text:p>
            </text:list-item>
          </text:list>
        </text:list-item>
      </text:list>
      <text:h text:style-name="Heading_20_2" text:outline-level="2"><text:bookmark-start text:name="__RefHeading___Toc2037_4039281013"/><text:span text:style-name="T170">Special </text:span><text:span text:style-name="T4">Section</text:span><text:span text:style-name="T170"> on AutoIncrement Fields</text:span><text:bookmark-end text:name="__RefHeading___Toc2037_4039281013"/></text:h>
      <text:list xml:id="list4182108386" text:style-name="L11">
        <text:list-item>
          <text:p text:style-name="P82"><text:bookmark-start text:name="__RefNumPara__3979_2944155460"/><text:span text:style-name="T75">A</text:span><text:span text:style-name="T62">utoincrement</text:span><text:span text:style-name="T4"> fields (in Postgresql </text:span><text:span text:style-name="T161">terminology </text:span><text:span text:style-name="T62">smallserial, serial or bigserial</text:span><text:span text:style-name="T4">) </text:span><text:span text:style-name="T153">are </text:span><text:span text:style-name="T157">generated in the schema </text:span><text:span text:style-name="T153">correctly to </text:span><text:span text:style-name="T74">smallint, integer and bigint</text:span><text:span text:style-name="T153">. If some of these fields is primary key, </text:span><text:span text:style-name="T154">it is </text:span><text:span text:style-name="T156">also </text:span><text:span text:style-name="T154">correctly marked. </text:span><text:span text:style-name="T156">But when extracting the information from the Postgresql database, </text:span><text:span text:style-name="T158">the autoincrement property is not marked </text:span><text:span text:style-name="T159">at all </text:span><text:span text:style-name="T160">in the generated schema</text:span><text:span text:style-name="T159">.</text:span><text:span text:style-name="T162"> </text:span><text:span text:style-name="T163">The correction has been to include a new property of field (named Serial) and then set it depending upon the information returned by Postgresql. Obviously the function </text:span><text:span text:style-name="T77">is_</text:span><text:span text:style-name="T78">a</text:span><text:span text:style-name="T77">utoincrement</text:span><text:span text:style-name="T163"> has been also modified. </text:span><text:span text:style-name="T165">The p</text:span><text:span text:style-name="T166">y</text:span><text:span text:style-name="T165">thon module dborm.py has been modified </text:span><text:span text:style-name="T166">too</text:span><text:span text:style-name="T165">, admitting now in the third column the key “PK,SERIAL” for </text:span><text:span text:style-name="T76">smallint, integer and bigint.</text:span><text:span text:style-name="T51"> </text:span><text:span text:style-name="T52">Note that the key must be exactly “PK,SERIAL”, no blanks, etc..</text:span><text:span text:style-name="T163"> </text:span><text:span text:style-name="T164">Implemented.</text:span><text:bookmark-end text:name="__RefNumPara__3979_2944155460"/></text:p>
        </text:list-item>
        <text:list-item>
          <text:p text:style-name="P95"><text:bookmark-start text:name="__RefNumPara__1823_2944155460"/><text:span text:style-name="T99">Case of sqlite: o</text:span><text:span text:style-name="T131">n the other hand, </text:span><text:span text:style-name="T80">A</text:span><text:span text:style-name="T81">utoincrement</text:span><text:span text:style-name="T132"> fields in sqlite are implemented as 64-bit signed integer </text:span><text:span text:style-name="T133">(see </text:span><text:span text:style-name="T383">https://www.sqlite.org/autoinc.html</text:span><text:span text:style-name="T4">)</text:span><text:span text:style-name="T133"> </text:span><text:span text:style-name="T132">and automatically are primary keys (different from Postgresql where autoincrement fields are not automatically primary key). </text:span><text:span text:style-name="T131">They are generated in the schema as Integer Autoincrement Primary Key </text:span><text:span text:style-name="T134">(see gnatcoll-sql-sqlite-builder.adb around line 1155)</text:span><text:span text:style-name="T131">, which is correct. </text:span><text:span text:style-name="T96">However they are mapped </text:span><text:span text:style-name="T135">later </text:span><text:span text:style-name="T96">to Ada Integer instead of Ada </text:span><text:span text:style-name="T99">Long_</text:span><text:span text:style-name="T96">Long_Integer</text:span><text:span text:style-name="T136">. </text:span><text:span text:style-name="T137">Also in gantcoll-sql-inspec.ads it has been changed <text:s/>its Field_Mapping</text:span><text:span text:style-name="T136"> </text:span><text:span text:style-name="T137">to SQL_Field_Bigint. </text:span><text:span text:style-name="T23">Both C</text:span><text:span text:style-name="T17">orrected.</text:span><text:bookmark-end text:name="__RefNumPara__1823_2944155460"/></text:p>
        </text:list-item>
        <text:list-item>
          <text:p text:style-name="P45"><text:span text:style-name="T313">Case of Postgresql: i</text:span><text:span text:style-name="T314">f the </text:span><text:span text:style-name="T307">generated </text:span><text:span text:style-name="T314">schema is modified </text:span><text:span text:style-name="T308">by hand </text:span><text:span text:style-name="T314">and a field is set as </text:span><text:span text:style-name="T339">AUTOINCREMENT</text:span><text:span text:style-name="T314">, it is always mapped to Ada </text:span><text:span text:style-name="T308">I</text:span><text:span text:style-name="T314">nteger. But the Postgresql database may have this field as </text:span><text:span text:style-name="T229">smallserial, serial</text:span><text:span text:style-name="T308"> or </text:span><text:span text:style-name="T229">bigserial</text:span><text:span text:style-name="T233">, </text:span><text:span text:style-name="T313">so the mapping to Ada should be Short_Integer, Integer and Long_Long_Integer. </text:span><text:span text:style-name="T320">So don’t do that.</text:span></text:p>
        </text:list-item>
        <text:list-item>
          <text:p text:style-name="P96"><text:span text:style-name="T94">Case of Postgresql: </text:span><text:span text:style-name="T95">i</text:span><text:span text:style-name="T96">f the </text:span><text:span text:style-name="T97">generated </text:span><text:span text:style-name="T96">schema is modified </text:span><text:span text:style-name="T98">by hand </text:span><text:span text:style-name="T96">and a field is set as </text:span><text:span text:style-name="T112">AUTOINCREMENT</text:span><text:span text:style-name="T96">, </text:span><text:span text:style-name="T94">it is considered a Primary Key. </text:span><text:span text:style-name="T22">But in Postgresql, Primary Keys and AutoIncrement are ortogonal properties</text:span><text:span text:style-name="T94">, </text:span><text:span text:style-name="T99">there may exist autoincrement fields </text:span><text:span text:style-name="T108">that are </text:span><text:span text:style-name="T99">no primary keys. </text:span><text:span text:style-name="T109">So don’t do that.</text:span></text:p>
        </text:list-item>
        <text:list-item>
          <text:p text:style-name="P98"><text:span text:style-name="T109">D</text:span><text:span text:style-name="T87">borm.py generates a routine “</text:span><text:span text:style-name="T79">from_cache</text:span><text:span text:style-name="T87">” only for table</text:span><text:span text:style-name="T112">s</text:span><text:span text:style-name="T87"> with just one PK and integer. This has been modified to contemplate the case of just one PK but now smallint, integer, bigint. </text:span><text:span text:style-name="T111">Other similar tests in dborm.py have been modified too.</text:span><text:span text:style-name="T87"> </text:span><text:span text:style-name="T24">Implemented.</text:span></text:p>
        </text:list-item>
        <text:list-item>
          <text:p text:style-name="P99"><text:bookmark-start text:name="__RefNumPara__2961_4277800663"/>The above modification also impacts in g<text:span text:style-name="T360">nat</text:span>coll-sql-sessions, in particular the cache part (lines 407 and so on in the spec). As mentioned, even sqlite autoincrement are Pks with 64 bits, so this <text:soft-page-break/>is an error. This part of code is based on having just one PK and integer. <text:span text:style-name="T360">The solution has been to change in gnatcoll-sql-sessions </text:span><text:span text:style-name="T363">and others</text:span><text:span text:style-name="T360"> the supported key from </text:span><text:span text:style-name="T239">I</text:span><text:span text:style-name="T236">nteger</text:span><text:span text:style-name="T360"> to </text:span><text:span text:style-name="T236">Long_Long_Integer</text:span><text:span text:style-name="T360">. </text:span><text:span text:style-name="T24">Implemented.</text:span><text:span text:style-name="T360"><text:line-break/></text:span><text:span text:style-name="T361">The impact is: </text:span><text:bookmark-end text:name="__RefNumPara__2961_4277800663"/></text:p>
        </text:list-item>
      </text:list>
      <text:list xml:id="list3119752930" text:style-name="Numbering_20_abc">
        <text:list-item>
          <text:list>
            <text:list-item>
              <text:p text:style-name="P100"><text:span text:style-name="T361">dborm.pry, routine </text:span><text:span text:style-name="T360"><text:s/></text:span><text:span text:style-name="T236">“from_cache_hash”</text:span><text:span text:style-name="T360">, </text:span><text:span text:style-name="T361">to generate </text:span><text:span text:style-name="T239">Long_Long_Integer</text:span><text:span text:style-name="T361"> for the parameter. That forces that the generated routine “</text:span><text:span text:style-name="T239">From_Cache</text:span><text:span text:style-name="T361">” include this conversion (from </text:span><text:span text:style-name="T239">Short_Integer</text:span><text:span text:style-name="T361">, </text:span><text:span text:style-name="T239">Integer</text:span><text:span text:style-name="T361"> and </text:span><text:span text:style-name="T239">Long_Long_Integer</text:span><text:span text:style-name="T361"> to </text:span><text:span text:style-name="T239">Long_Long_Integer</text:span><text:span text:style-name="T361">; this last case could be saved).</text:span></text:p>
            </text:list-item>
            <text:list-item>
              <text:p text:style-name="P101">Gnatcoll-sql-exec_privade.ads: repeat <text:span text:style-name="T366"><text:s/>function </text:span><text:span text:style-name="T241">Last_Id</text:span><text:span text:style-name="T366"> now with parameters SQL_Field_Smallint and SQL_Field_Bigint.</text:span></text:p>
            </text:list-item>
            <text:list-item>
              <text:p text:style-name="P102">Gnatcoll-sql-exec-tasking: same.</text:p>
            </text:list-item>
            <text:list-item>
              <text:p text:style-name="P103">Gnatcoll-sql-exec: repeat function <text:span text:style-name="T227">Last_Id</text:span> now with parameters SQL_Field_Smallint and SQL_Field_Bigint.</text:p>
            </text:list-item>
            <text:list-item>
              <text:p text:style-name="P104">Gnatco<text:span text:style-name="T362">ll</text:span>-sql-sessions: change <text:span text:style-name="T238">E</text:span><text:span text:style-name="T227">lement_</text:span><text:span text:style-name="T238">K</text:span><text:span text:style-name="T227">ey</text:span> to <text:span text:style-name="T227">Long_Long_Integer</text:span>, <text:span text:style-name="T362">change body of function </text:span><text:span text:style-name="T238">Image (Element_Key)</text:span><text:span text:style-name="T362"> <text:s/>to use a new copy of the function </text:span><text:span text:style-name="T238">Image</text:span><text:span text:style-name="T362"> </text:span><text:span text:style-name="T363">of</text:span><text:span text:style-name="T362"> gnatcoll-utils valid for </text:span><text:span text:style-name="T238">Long_Long_Integer</text:span><text:span text:style-name="T362"> and in the body of function </text:span><text:span text:style-name="T240">H</text:span><text:span text:style-name="T238">ash</text:span><text:span text:style-name="T362"> introduce a type cast to Key.Table.</text:span></text:p>
            </text:list-item>
            <text:list-item>
              <text:p text:style-name="P105">Gnatcoll-sql-exec, function Last_ID, <text:span text:style-name="T364">repeat these functions for smallint and bigint.</text:span></text:p>
            </text:list-item>
            <text:list-item>
              <text:p text:style-name="P106">Gnatcoll-sql-postgres-builder <text:span text:style-name="T385">and gnatcoll-sql-builder</text:span>: <text:span text:style-name="T365">there is an overriding function Last_Id in the generic package Postgresql_Cursors; insert then two new overriding functions for Last_Id with smallint and bigint. Also copy and modify the bodies.</text:span></text:p>
            </text:list-item>
          </text:list>
        </text:list-item>
      </text:list>
      <text:list xml:id="list134625482109130" text:continue-list="list4182108386" text:style-name="L11">
        <text:list-item>
          <text:p text:style-name="P97">Note that gnatcoll-db2ada can generate the SQL schema from a previously obtained schema described in the gnatcoll-db documentation. Even if we are not interested in this facility, only comment<text:span text:style-name="T317">ing</text:span>: <text:span text:style-name="T100">even if the generate schema is modified by hand inserting or modifying an autoincrement field, it is mapped </text:span><text:span text:style-name="T102">in the generated SQL schema </text:span><text:span text:style-name="T100">to SERIAL PRIMARY KEY, </text:span><text:span text:style-name="T101">which may be incorrect as Postgresql supports smallserial, serial and bigserial.</text:span></text:p>
        </text:list-item>
      </text:list>
      <text:h text:style-name="Heading_20_2" text:outline-level="2"><text:bookmark-start text:name="__RefHeading___Toc1750_2837530449"/>Supporting Multiple Fks<text:bookmark-end text:name="__RefHeading___Toc1750_2837530449"/></text:h>
      <text:p text:style-name="Text_20_body">Even if the documentation contains information on the “FK:” lines for multiple foreign keys <text:span text:style-name="T341">(implying tables with multiple PKs)</text:span>, both <text:s/><text:span text:style-name="T182">gnatcoll-sql-inspect.adb </text:span><text:span text:style-name="T4">and dborm.py fails in some way in these cases.</text:span></text:p>
      <text:list xml:id="list1658944097" text:style-name="L12">
        <text:list-item>
          <text:p text:style-name="P107"><text:span text:style-name="T182">gnatcoll-sql-inspect.ad</text:span><text:span text:style-name="T183">b reads from the SQL database and correctly builds the internal schema. But the final step is to check orphan FKs, test that fails because the use of the function Get_PK for a table with multiple Pks returns No_Fields (see point </text:span><text:span text:style-name="T183"><text:bookmark-ref text:reference-format="number" text:ref-name="__RefNumPara__1753_2837530449">6</text:bookmark-ref></text:span><text:span text:style-name="T183"><text:s/>of section </text:span><text:span text:style-name="T183"><text:bookmark-ref text:reference-format="number" text:ref-name="__RefHeading___Toc1755_2837530449">3.12</text:bookmark-ref></text:span><text:span text:style-name="T183">). The solution is to purge such orphan FKDs (partially done, left to ACT the final deletion). </text:span><text:span text:style-name="T26">Corrected.</text:span></text:p>
        </text:list-item>
        <text:list-item>
          <text:p text:style-name="P83"><text:span text:style-name="T183">T</text:span><text:span text:style-name="T4">he reverse relation is not translated from the individual Fks to the multiple “FK:”. </text:span><text:span text:style-name="T9">Corrected.</text:span></text:p>
        </text:list-item>
        <text:list-item>
          <text:p text:style-name="P83"><text:span text:style-name="T192">d</text:span><text:span text:style-name="T4">borm.py generates procedures for the reverse relation. In case of multiple Fks, there is a name conflict as the reverse relation name is the same for all Fks. The solution has been to postfix these routines with the individual FK name. </text:span><text:span text:style-name="T9">Implemented</text:span><text:span text:style-name="T4"> in the new Ada package.</text:span></text:p>
        </text:list-item>
        <text:list-item>
          <text:p text:style-name="P108"><text:span text:style-name="T114">In some obscure cases it seems that dborm.py assumes tables with just one PK. A comprehensive review is recommended. </text:span><text:span text:style-name="T119">Or better, replace it. </text:span><text:span text:style-name="T115">For example, dborm.py still complains on multiple Fks, cannot see the effect. The message “</text:span><text:span text:style-name="T348">Error…</text:span><text:span text:style-name="T115">” has been changed to “</text:span><text:span text:style-name="T348">Warning:…</text:span><text:span text:style-name="T115">”. </text:span><text:span text:style-name="T116">In other cases there is a mismatch between parameters (see the generated code for functions of reverse relations in case of multiple Fks). </text:span><text:span text:style-name="T117">In other cases, dborm.py changes second, etc. PK to the first PK (because it assumes it is the only one PK). </text:span><text:span text:style-name="T119">I</text:span><text:span text:style-name="T118">t has been </text:span><text:span text:style-name="T119">also </text:span><text:span text:style-name="T118">detected that even it changes the data type of some FK. </text:span></text:p>
        </text:list-item>
        <text:list-item>
          <text:p text:style-name="P109"><text:soft-page-break/><text:span text:style-name="T87">dborm.py generates procedures named </text:span><text:span text:style-name="T79">Set_&lt;Pointed_Table_Name&gt;</text:span><text:span text:style-name="T87"> to modify the FK(s) of a detached object using the values of a pointed detached object or table. Once the values are recorded, it generates also </text:span><text:span text:style-name="T79">Self.Set_Modified (n)</text:span><text:span text:style-name="T87"> to know later (if the modification is committed) which field was modified, using n as the field order. But in the case of multiple Fks, only the last field number in the multiple FK is issued, missing the others. </text:span><text:span text:style-name="T9">Corrected.</text:span></text:p>
        </text:list-item>
      </text:list>
      <text:h text:style-name="Heading_20_2" text:outline-level="2"><text:bookmark-start text:name="__RefHeading___Toc1412_1305376038"/>Replacing dborm.py by a new package in Ada<text:bookmark-end text:name="__RefHeading___Toc1412_1305376038"/></text:h>
      <text:p text:style-name="P15">Given that <text:span text:style-name="T323">dborm.py is a module written in python, and then maintainable only by python experts, a </text:span><text:span text:style-name="T393">new</text:span><text:span text:style-name="T323"> Ada module with the same functions and increased with some points</text:span><text:span text:style-name="T393"> </text:span><text:span text:style-name="T323">as indicated in this report </text:span><text:span text:style-name="T393">has been included</text:span><text:span text:style-name="T323">. </text:span><text:span text:style-name="T393">For the moment on, it is running after dborm.py to facilitate testing and comparisons.</text:span></text:p>
      <text:p text:style-name="P16">Features of this new Ada module are:</text:p>
      <text:p text:style-name="Text_20_body">For the specs:</text:p>
      <text:list xml:id="list3472938684" text:style-name="L13">
        <text:list-item>
          <text:p text:style-name="P123">Generation of <text:span text:style-name="T227">procedure Set_&lt;primary_key&gt;</text:span> for non-autoincrement or <text:span text:style-name="T335">non-</text:span>serial primary keys. <text:span text:style-name="T266">By contrast, dborm.py emits such functions for serial fields, which is an error. </text:span></text:p>
        </text:list-item>
        <text:list-item>
          <text:p text:style-name="P123">Generation of <text:span text:style-name="T227">function New_&lt;Table&gt;(&lt;primary_keys&gt;) </text:span><text:span text:style-name="T245">for non-autoincrement or </text:span><text:span text:style-name="T246">non-</text:span><text:span text:style-name="T245">serial primary keys.</text:span></text:p>
        </text:list-item>
      </text:list>
      <text:p text:style-name="Text_20_body">For the bodies:</text:p>
      <text:list xml:id="list3315382604" text:style-name="L14">
        <text:list-item>
          <text:p text:style-name="P124"><text:span text:style-name="T334">Generation of </text:span><text:span text:style-name="T234">procedure Set_&lt;primary_key&gt;</text:span><text:span text:style-name="T334"> for non-autoincrement or </text:span><text:span text:style-name="T335">non-</text:span><text:span text:style-name="T334">serial primary keys. </text:span><text:span text:style-name="T336">By contrast, dborm.py emits such functions for serial fields, which is an error.</text:span></text:p>
        </text:list-item>
        <text:list-item>
          <text:p text:style-name="P124"><text:span text:style-name="T247">Generation of </text:span><text:span text:style-name="T234">function New_&lt;Table&gt;(&lt;primary_keys&gt;) </text:span><text:span text:style-name="T247">for non-autoincrement or </text:span><text:span text:style-name="T246">non-</text:span><text:span text:style-name="T247">serial primary keys. </text:span><text:span text:style-name="T245">Their bodies have a call to the corresponding </text:span><text:span text:style-name="T227">Set_&lt;primary_key&gt;</text:span><text:span text:style-name="T245"> with the value specified.</text:span></text:p>
        </text:list-item>
        <text:list-item>
          <text:p text:style-name="P124"><text:span text:style-name="T245">The procedures I</text:span><text:span text:style-name="T227">nsert_Or_Update</text:span><text:span text:style-name="T245"> now include testing the masks for all fields, including primary keys. </text:span><text:span text:style-name="T250">Masks for primary keys are used too to decide between insert or update. </text:span></text:p>
        </text:list-item>
        <text:list-item>
          <text:p text:style-name="P124"><text:span text:style-name="T250">Generation of bodies for function</text:span><text:span text:style-name="T245">s</text:span><text:span text:style-name="T250"> </text:span><text:span text:style-name="T237">From_Cache</text:span><text:span text:style-name="T250">, </text:span><text:span text:style-name="T237">Key</text:span><text:span text:style-name="T250"> and </text:span><text:span text:style-name="T237">Insert_or_Update</text:span><text:span text:style-name="T250"> with the improvements of point </text:span><text:span text:style-name="T250"><text:bookmark-ref text:reference-format="number" text:ref-name="__RefNumPara__2961_4277800663">6</text:bookmark-ref></text:span><text:span text:style-name="T250"><text:s/>of section </text:span><text:span text:style-name="T250"><text:bookmark-ref text:reference-format="number" text:ref-name="__RefHeading___Toc2037_4039281013">3.9</text:bookmark-ref></text:span><text:span text:style-name="T250">.</text:span></text:p>
        </text:list-item>
      </text:list>
      <text:p text:style-name="P7"/>
      <text:p text:style-name="Text_20_body">Differences pending of solution are:</text:p>
      <text:list xml:id="list2702815140" text:style-name="L15">
        <text:list-item>
          <text:p text:style-name="P125"><text:span text:style-name="T245">The constant Upto_</text:span><text:span text:style-name="T235">&lt;Table&gt;_&lt;</text:span><text:span text:style-name="T227">num&gt; </text:span><text:span text:style-name="T245">for the last multiple-FK (if there are more than one multiple FK).</text:span></text:p>
        </text:list-item>
        <text:list-item>
          <text:p text:style-name="P125"><text:span text:style-name="T253">T</text:span><text:span text:style-name="T254">he constant </text:span><text:span text:style-name="T235">Alias_&lt;Table&gt;</text:span><text:span text:style-name="T254"> </text:span><text:span text:style-name="T250">as</text:span><text:span text:style-name="T254"> the algorithm could not be understood.</text:span></text:p>
        </text:list-item>
      </text:list>
      <text:p text:style-name="Text_20_body"><text:span text:style-name="T254">The workaround</text:span><text:span text:style-name="T253">s</text:span><text:span text:style-name="T254"> </text:span><text:span text:style-name="T253">are</text:span><text:span text:style-name="T254"> to copy such constant</text:span><text:span text:style-name="T253">s</text:span><text:span text:style-name="T254"> from the file (ORM body) produced by dborm.py. </text:span><text:span text:style-name="T250">H</text:span><text:span text:style-name="T252">o</text:span><text:span text:style-name="T250">pe ACT can </text:span><text:span text:style-name="T252">solve </text:span><text:span text:style-name="T253">these differences.</text:span></text:p>
      <text:p text:style-name="Text_20_body"><text:span text:style-name="T248">Finally, the new</text:span><text:span text:style-name="T255">ly generated</text:span><text:span text:style-name="T248"> Ada files </text:span><text:span text:style-name="T249">support all new field types and the corrections to other fields.</text:span></text:p>
      <text:h text:style-name="Heading_20_2" text:outline-level="2"><text:bookmark-start text:name="__RefHeading___Toc1755_2837530449"/>Improvements to gnatcoll-sql-inspect<text:bookmark-end text:name="__RefHeading___Toc1755_2837530449"/></text:h>
      <text:list xml:id="list2603339915" text:style-name="L16">
        <text:list-item>
          <text:p text:style-name="P110"><text:span text:style-name="T106">T</text:span><text:span text:style-name="T103">here should </text:span><text:span text:style-name="T107">exist</text:span><text:span text:style-name="T103"> a function returning if a field is Autoincrement or not. </text:span><text:span text:style-name="T20">Implemented.</text:span></text:p>
        </text:list-item>
        <text:list-item>
          <text:p text:style-name="P111"><text:span text:style-name="T106">T</text:span><text:span text:style-name="T104">here should be a function returning the reverse relation (if applicable, otherwise return </text:span><text:span text:style-name="T105">the empty string</text:span><text:span text:style-name="T104">). </text:span><text:span text:style-name="T21">Implemented.</text:span></text:p>
        </text:list-item>
        <text:list-item>
          <text:p text:style-name="P84"><text:soft-page-break/><text:span text:style-name="T173">T</text:span><text:span text:style-name="T4">here should exist a boolean function returning is a field is a foreign key (now there exists a function returning the referenced field or no_field). </text:span><text:span text:style-name="T9">Implemented.</text:span></text:p>
        </text:list-item>
        <text:list-item>
          <text:p text:style-name="P85"><text:span text:style-name="T171">F</text:span><text:span text:style-name="T4">or_Each_Table has a parameter to select alphabetic or as </text:span><text:span text:style-name="T174">the order </text:span><text:span text:style-name="T4">reported by </text:span><text:span text:style-name="T174">the corresponding </text:span><text:span text:style-name="T4">schema. However this f</text:span><text:span text:style-name="T172">eature</text:span><text:span text:style-name="T4"> </text:span><text:span text:style-name="T172">is not</text:span><text:span text:style-name="T4"> available for </text:span><text:span text:style-name="T172">the procedure </text:span><text:span text:style-name="T4">For_Each_Field.</text:span></text:p>
        </text:list-item>
        <text:list-item>
          <text:p text:style-name="P46">There should exist a procedure similar to For_Each_FK but for primary keys of a table. <text:span text:style-name="T204">Implemented.</text:span></text:p>
        </text:list-item>
        <text:list-item>
          <text:p text:style-name="P47"><text:bookmark-start text:name="__RefNumPara__1753_2837530449"/>Using &lt;table&gt;.Get_PK is misleading as there is not difference between no PK and several Pks <text:span text:style-name="T337">and also if the table inherits of a</text:span><text:span text:style-name="T340">n</text:span><text:span text:style-name="T337"> abstract table and the PK belongs to it, No_Field is returned too in this case. <text:s/>See the alternative solution in the Ada package replacing dborm.py (section </text:span><text:span text:style-name="T337"><text:bookmark-ref text:reference-format="number" text:ref-name="__RefHeading___Toc1412_1305376038">3.11</text:bookmark-ref></text:span><text:span text:style-name="T337">).</text:span><text:bookmark-end text:name="__RefNumPara__1753_2837530449"/></text:p>
        </text:list-item>
        <text:list-item>
          <text:p text:style-name="P48">Using &lt;field&gt;.Id is also misleading. The comment indicates that it is a unique number within a table, however if the table inherits of an abstract table, numbers will repeat. See the alternative solution in the Ada package replacing dborm.py (section <text:bookmark-ref text:reference-format="number" text:ref-name="__RefHeading___Toc1412_1305376038">3.11</text:bookmark-ref>).</text:p>
        </text:list-item>
        <text:list-item>
          <text:p text:style-name="P49">Gnatcoll-sql-inspect always initializes table.row_<text:span text:style-name="T308">name</text:span> to table.name, even if table.row_<text:span text:style-name="T308">name</text:span> was <text:span text:style-name="T308">given </text:span>the <text:span text:style-name="T308">generated </text:span>schema. <text:span text:style-name="T303">Modified in Parse_Table around lines 1393</text:span>. <text:span text:style-name="T201">Corrected.</text:span></text:p>
        </text:list-item>
        <text:list-item>
          <text:p text:style-name="P50"><text:span text:style-name="T343">T</text:span>here should be routines to insert synthetic Tables and Fields, marked adequately.</text:p>
        </text:list-item>
      </text:list>
      <text:h text:style-name="Heading_20_2" text:outline-level="2"><text:bookmark-start text:name="__RefHeading___Toc2428_3817796211"/><text:span text:style-name="T195">R</text:span><text:span text:style-name="T193">ecommendations about the Documentation</text:span><text:bookmark-end text:name="__RefHeading___Toc2428_3817796211"/></text:h>
      <text:p text:style-name="P6">No attempt has been made to modify the documentation. There follows some comments:</text:p>
      <text:list xml:id="list4113517725" text:style-name="L17">
        <text:list-item>
          <text:p text:style-name="P51">In general, the documentation should be reviewed by a person not involved in the development of gnatcoll-db, to identify points not totally clear.</text:p>
        </text:list-item>
        <text:list-item>
          <text:p text:style-name="P54">It is indicated that the generated schema contains the information to generate a database in a <text:span text:style-name="T386">R</text:span>DBMS. Too strong statement as some information is not included (for example, how views are defined, length of varying string, possibly more).</text:p>
        </text:list-item>
        <text:list-item>
          <text:p text:style-name="P55"><text:span text:style-name="T318">The documentation shall indicate that </text:span>Table definitions shall be separate<text:span text:style-name="T290">d</text:span> by a blank line at least <text:span text:style-name="T287">(if the schema is modified by hand).</text:span></text:p>
        </text:list-item>
        <text:list-item>
          <text:p text:style-name="P56">The documentation shall indicate that FK statements in the generated schema shall not contain blanks between the foreign table and the optional reverse relation.</text:p>
        </text:list-item>
        <text:list-item>
          <text:p text:style-name="P57">The documentation separates F<text:span text:style-name="T392">K</text:span>s by comma in the case of “FK:” clause, should be separated by spaces.</text:p>
        </text:list-item>
        <text:list-item>
          <text:p text:style-name="P52"><text:span text:style-name="T312">T</text:span>he database should be in 3NF. Otherwise, name conflicts may appear <text:span text:style-name="T312">in the generated code.</text:span></text:p>
        </text:list-item>
        <text:list-item>
          <text:p text:style-name="P52">When modifying the <text:span text:style-name="T286">generated </text:span>schema by hand, avoid to repeat names within a table (2nd and 3rd columns<text:span text:style-name="T312">)</text:span> with fields <text:span text:style-name="T312">in the same table.</text:span></text:p>
        </text:list-item>
        <text:list-item>
          <text:p text:style-name="P112"><text:span text:style-name="T64">F</text:span><text:span text:style-name="T62">loat</text:span><text:span text:style-name="T4"> is </text:span><text:span text:style-name="T46">seen </text:span><text:span text:style-name="T38">by Postgresql </text:span><text:span text:style-name="T83">as</text:span><text:span text:style-name="T4"> </text:span><text:span text:style-name="T62">double precision</text:span><text:span text:style-name="T37">, </text:span><text:span text:style-name="T38">so it is necessary to use </text:span><text:span text:style-name="T66">Float(24)</text:span><text:span text:style-name="T38"> </text:span><text:span text:style-name="T47">in Postgresql </text:span><text:span text:style-name="T39">to obtain the equivalent Ada Float. </text:span><text:span text:style-name="T85">However</text:span><text:span text:style-name="T40"> </text:span><text:span text:style-name="T67">Float(24)</text:span><text:span text:style-name="T40"> is unknown in the translation </text:span><text:span text:style-name="T48">by </text:span><text:span text:style-name="T47">gnatcoll_</text:span><text:span text:style-name="T189">all</text:span><text:span text:style-name="T169">2ada</text:span><text:span text:style-name="T40">. </text:span><text:span text:style-name="T85">Instead of Float, you should </text:span><text:span text:style-name="T60">use</text:span><text:span text:style-name="T47"> </text:span><text:span text:style-name="T85">explicit </text:span><text:span text:style-name="T68">Double Precision</text:span><text:span text:style-name="T47"> in Postgresql </text:span><text:span text:style-name="T151">and use </text:span><text:span text:style-name="T73">Real</text:span><text:span text:style-name="T151"> to obtain the Ada Float type. </text:span><text:span text:style-name="T190">Indicate that in the documentation.</text:span></text:p>
        </text:list-item>
        <text:list-item>
          <text:p text:style-name="P65"><text:span text:style-name="T227">Numeric</text:span> is translated to <text:span text:style-name="T227">Float</text:span> <text:span text:style-name="T223">by gnatcoll_</text:span><text:span text:style-name="T391">all</text:span><text:span text:style-name="T289">2ada </text:span>. <text:span text:style-name="T242">Instead of </text:span><text:span text:style-name="T228">Numeric</text:span><text:span text:style-name="T242">, you should u</text:span><text:span text:style-name="T222">se </text:span><text:span text:style-name="T214">some </text:span><text:span text:style-name="T221">available </text:span><text:span text:style-name="T214">fixed point type </text:span><text:span text:style-name="T222">in the extracted schema</text:span><text:span text:style-name="T214">. </text:span><text:span text:style-name="T392">Indicate that in the documentation.</text:span></text:p>
        </text:list-item>
        <text:list-item>
          <text:p text:style-name="P53"><text:span text:style-name="T232">Decimal</text:span><text:span text:style-name="T224"> is translated to </text:span><text:span text:style-name="T232">Float</text:span><text:span text:style-name="T224"> </text:span><text:span text:style-name="T223">by gnatcoll_</text:span><text:span text:style-name="T391">all</text:span><text:span text:style-name="T289">2ada </text:span><text:span text:style-name="T224">. </text:span><text:span text:style-name="T242">Instead of </text:span><text:span text:style-name="T228">Decimal</text:span><text:span text:style-name="T242">, you should u</text:span><text:span text:style-name="T222">se </text:span><text:span text:style-name="T214">some </text:span><text:span text:style-name="T221">available </text:span><text:span text:style-name="T214">fixed point type </text:span><text:span text:style-name="T222">in the extracted schema</text:span><text:span text:style-name="T214">. </text:span><text:span text:style-name="T392">Indicate that in the documentation.</text:span></text:p>
        </text:list-item>
      </text:list>
      <text:p text:style-name="P2"/>
      <text:h text:style-name="P26" text:outline-level="1"><text:bookmark-start text:name="__RefHeading___Toc2430_3817796211"/>Testing<text:bookmark-end text:name="__RefHeading___Toc2430_3817796211"/></text:h>
      <text:h text:style-name="Heading_20_2" text:outline-level="2"><text:bookmark-start text:name="__RefHeading___Toc2863_4277800663"/>Objectives<text:bookmark-end text:name="__RefHeading___Toc2863_4277800663"/></text:h>
      <text:p text:style-name="P16">Test objective shall be limited to test those parts that were modified or non-modified parts that can be affected by the modifications.</text:p>
      <text:h text:style-name="P29" text:outline-level="2"><text:bookmark-start text:name="__RefHeading___Toc3139_4277800663"/>Test Methods<text:bookmark-end text:name="__RefHeading___Toc3139_4277800663"/></text:h>
      <text:p text:style-name="P12">Two test methods are used:</text:p>
      <text:list xml:id="list3013697479" text:style-name="L18">
        <text:list-item>
          <text:p text:style-name="P126">Comparing the Ada files generated by dborm.py and by the new Ada module, using a visual difference tool (meld in this case).</text:p>
        </text:list-item>
        <text:list-item>
          <text:p text:style-name="P126">Executing some test cases to check correct access to the database management system.</text:p>
        </text:list-item>
      </text:list>
      <text:p text:style-name="P17">Tests <text:span text:style-name="T394">files </text:span><text:span text:style-name="T340">for the new Ada package </text:span>are as follows:</text:p>
      <text:list xml:id="list4036717557" text:style-name="L19">
        <text:list-item>
          <text:p text:style-name="P113">One table with all supported types <text:span text:style-name="T326">and </text:span><text:span text:style-name="T329">no</text:span><text:span text:style-name="T326"> PK, </text:span><text:span text:style-name="T331">accessing to a Postgresql database for reading</text:span><text:span text:style-name="T329">.</text:span></text:p>
        </text:list-item>
        <text:list-item>
          <text:p text:style-name="P114"><text:span text:style-name="T331">A</text:span><text:span text:style-name="T330"> reduced example of a ship/country/skipper database, with PKs, FKs and Views,</text:span><text:span text:style-name="T331"> accessing to a Postgresql database for reading, updating, inserting and deleting.</text:span></text:p>
        </text:list-item>
        <text:list-item>
          <text:p text:style-name="P113">The original example of gnatcoll-db <text:span text:style-name="T328">but autoincrement changed to bigint PK,SERIAL</text:span></text:p>
        </text:list-item>
        <text:list-item>
          <text:p text:style-name="P115">Same as test 1 but this time the table has PK integer.</text:p>
        </text:list-item>
        <text:list-item>
          <text:p text:style-name="P114">Several tables, each on<text:span text:style-name="T332">e</text:span> with one PK respectively: smallint, integer, bigint, text, increment, smallserial, serial and bigserial, float, numeric and time.</text:p>
        </text:list-item>
        <text:list-item>
          <text:p text:style-name="P113">One table with one PK and <text:span text:style-name="T333">several</text:span><text:span text:style-name="T329"> </text:span>serial field<text:span text:style-name="T333">s</text:span> <text:span text:style-name="T329">but no PK.</text:span></text:p>
        </text:list-item>
        <text:list-item>
          <text:p text:style-name="P113">One table with two PKs</text:p>
        </text:list-item>
        <text:list-item>
          <text:p text:style-name="P113">T<text:span text:style-name="T327">hree</text:span> tables with P<text:span text:style-name="T328">K</text:span>s each and one FK <text:span text:style-name="T324">from the first table to the second one </text:span><text:span text:style-name="T327">and another FK from the first table to the third one.</text:span></text:p>
        </text:list-item>
        <text:list-item>
          <text:p text:style-name="P114">One table with two Pks, <text:span text:style-name="T344">another table with three Pks and one </text:span>table with one PK and also with two Fks pointing to the first table <text:span text:style-name="T342">(that is, a case of multiple Pks and multiple Fks) </text:span><text:span text:style-name="T344">and three Fks pointing to the second table</text:span><text:span text:style-name="T342">. </text:span><text:span text:style-name="T345">The corresponding Postgresql database is also used.</text:span></text:p>
        </text:list-item>
        <text:list-item>
          <text:p text:style-name="P115">Four tables with PK and the last table having Fks each one pointing to one of the previous tables.</text:p>
        </text:list-item>
      </text:list>
      <text:h text:style-name="Heading_20_2" text:outline-level="2"><text:bookmark-start text:name="__RefHeading___Toc2865_4277800663"/>Test Results<text:bookmark-end text:name="__RefHeading___Toc2865_4277800663"/></text:h>
      <text:p text:style-name="P15">All tests generate the Ada files with dborm.py and <text:span text:style-name="T328">also </text:span>the new package <text:span text:style-name="T328">generate the same </text:span><text:span text:style-name="T381">two </text:span><text:span text:style-name="T328">files (with </text:span><text:span text:style-name="T381">names post fixed with </text:span><text:span text:style-name="T354">“_new”</text:span><text:span text:style-name="T328">)</text:span>. <text:span text:style-name="T334">To facilitate comparisons, </text:span><text:span text:style-name="T382">all </text:span><text:span text:style-name="T334">Ada files are passed through </text:span><text:span text:style-name="T382">the gnat pretty printer</text:span><text:span text:style-name="T334"> </text:span><text:span text:style-name="T247">“</text:span><text:span text:style-name="T355">gnatpp --no-compact</text:span><text:span text:style-name="T247">” </text:span><text:span text:style-name="T334">. </text:span><text:span text:style-name="T325">The results are, apart of cosmetic differences </text:span><text:span text:style-name="T345">(mainly because different order of code generation) </text:span><text:span text:style-name="T398">were satisfactory.</text:span></text:p>
      <text:p text:style-name="P15"><text:span text:style-name="T245">Testing with Postgresql databases have been carried out for tests 1, 2 </text:span><text:span text:style-name="T251">and 9</text:span><text:span text:style-name="T245">, which include all new </text:span><text:span text:style-name="T256">features</text:span><text:span text:style-name="T55">. </text:span><text:span text:style-name="T54">Test cases for listing, filtering, inserting, updating and deleting were included. </text:span><text:span text:style-name="T53">The results were </text:span><text:span text:style-name="T54">also </text:span><text:span text:style-name="T53">satisfactory.</text:span></text:p>
      <text:h text:style-name="P27" text:outline-level="1"><text:bookmark-start text:name="__RefHeading___Toc2429_4137669857"/>Delivery <text:span text:style-name="T399">and Installation</text:span><text:bookmark-end text:name="__RefHeading___Toc2429_4137669857"/></text:h>
      <text:p text:style-name="Text_20_body">The delivery will be upon request <text:span text:style-name="T384">to the author of this document </text:span>in the form of a zip file including the gnatcoll-db directory tree with all modifications, ready to be compiled.</text:p>
      <text:p text:style-name="P19">The recommended installation is:</text:p>
      <text:list xml:id="list4240709294" text:style-name="L20">
        <text:list-item>
          <text:p text:style-name="P127">Make a local clone of <text:span text:style-name="T88"><text:s/></text:span><text:a xlink:type="simple" xlink:href="https://github.com/AdaCore/gnatcoll-db.git" text:style-name="Internet_20_link" text:visited-style-name="Visited_20_Internet_20_Link">https://github.com/AdaCore/gnatcoll-db.git</text:a><text:span text:style-name="T82"> </text:span></text:p>
        </text:list-item>
        <text:list-item>
          <text:p text:style-name="P128"><text:span text:style-name="T88">U</text:span><text:span text:style-name="T87">nzip the distribution and copy it on top of the cloned directory</text:span></text:p>
        </text:list-item>
        <text:list-item>
          <text:p text:style-name="P129">Review recompile.sh and the several makefile.setup</text:p>
        </text:list-item>
        <text:list-item>
          <text:p text:style-name="P129">Build it</text:p>
        </text:list-item>
        <text:list-item>
          <text:p text:style-name="P129">For the examples:</text:p>
          <text:list>
            <text:list-item>
              <text:p text:style-name="P129">Create the three Postgresql databases using the sql scripts</text:p>
            </text:list-item>
            <text:list-item>
              <text:p text:style-name="P129">use the generateXX.sh scripts to obtain the “*.orm” and all Ada generated modules</text:p>
            </text:list-item>
            <text:list-item>
              <text:p text:style-name="P129">Compile the examples and execute.</text:p>
            </text:list-item>
          </text:list>
        </text:list-item>
      </text:list>
      <text:p text:style-name="P5">Alternatively the complete package can be obtained from <text:a xlink:type="simple" xlink:href="https://github.com/fdesp87/gnatcoll-db" text:style-name="Internet_20_link" text:visited-style-name="Visited_20_Internet_20_Link">https://github.com/fdesp87/gnatcoll-db</text:a> which is a fork of the original ACT package.</text:p>
      <text:h text:style-name="Heading_20_1" text:outline-level="1"><text:bookmark-start text:name="__RefHeading___Toc2867_4277800663"/>Annexes<text:bookmark-end text:name="__RefHeading___Toc2867_4277800663"/></text:h>
      <text:h text:style-name="Heading_20_2" text:outline-level="2"><text:bookmark-start text:name="__RefHeading___Toc2869_4277800663"/><text:span text:style-name="T396">Used </text:span><text:span text:style-name="T386">A</text:span>cronym<text:span text:style-name="T386">s</text:span><text:bookmark-end text:name="__RefHeading___Toc2869_4277800663"/></text:h>
      <text:p text:style-name="P10">ACT<text:tab/><text:tab/><text:span text:style-name="T396">Ada Core Technologies</text:span></text:p>
      <text:p text:style-name="P10">DDL<text:tab/><text:tab/><text:span text:style-name="T396">Data Definition Language</text:span></text:p>
      <text:p text:style-name="P10">FK<text:tab/><text:tab/><text:span text:style-name="T396">Foreign Key</text:span></text:p>
      <text:p text:style-name="P18">IEC<text:tab/><text:tab/>International Electro-technical Commission, Geneva, Switzerland</text:p>
      <text:p text:style-name="P18">IEEE<text:tab/><text:tab/>Institute of Electrical and Electronics Engineers, NJ, USA</text:p>
      <text:p text:style-name="P18">ISO<text:tab/><text:tab/>International Standards Organization, Geneva, Switzerland</text:p>
      <text:p text:style-name="P10">ORM<text:tab/><text:tab/><text:span text:style-name="T396">Object Relational Mapping</text:span></text:p>
      <text:p text:style-name="P10">PK<text:tab/><text:tab/><text:span text:style-name="T396">Primary Key</text:span></text:p>
      <text:p text:style-name="P10">RDBMS<text:tab/><text:span text:style-name="T396">Relational Database Management System</text:span></text:p>
      <text:p text:style-name="P10">SQL<text:tab/><text:tab/><text:span text:style-name="T396">Structured Query Language </text:span></text:p>
      <text:p text:style-name="P3"/>
      <text:p text:style-name="P4">- <text:span text:style-name="T319">o – o – 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7d4a6e"/>
    </style:style>
    <style:style style:name="MT2" style:family="text">
      <style:text-properties officeooo:rsid="0153c91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ersion </text:span><text:span text:style-name="MT2">6</text:span><text:span text:style-name="MT1"><text:tab/><text:tab/></text:span><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6.2$Linux_X86_64 LibreOffice_project/30$Build-2</meta:generator>
    <meta:editing-cycles>0</meta:editing-cycles>
    <meta:editing-duration>P0D</meta:editing-duration>
    <meta:document-statistic meta:table-count="0" meta:image-count="0" meta:object-count="0" meta:page-count="15" meta:paragraph-count="251" meta:word-count="4870" meta:character-count="31390" meta:non-whitespace-character-count="26852"/>
  </office:meta>
</office:document-meta>
</file>